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143.8pt"/>
    </style:style>
    <style:style style:name="co7" style:family="table-column">
      <style:table-column-properties fo:break-before="auto" style:column-width="274.79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03.66pt"/>
    </style:style>
    <style:style style:name="co10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808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background-color="#23ff2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ackground-color="#ff8080"/>
      <style:text-properties style:use-window-font-color="true"/>
    </style:style>
    <style:style style:name="ce19" style:family="table-cell" style:parent-style-name="Default" style:data-style-name="N3"/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3">
      <style:table-cell-properties fo:background-color="#e6e6ff"/>
    </style:style>
  </office:automatic-styles>
  <office:body>
    <office:spreadsheet>
      <table:calculation-settings table:automatic-find-labels="fals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PQC</text:p>
          </table:table-cell>
          <table:table-cell table:number-columns-repeated="27"/>
          <table:table-cell table:style-name="ce4" table:number-columns-repeated="29"/>
          <table:table-cell table:number-columns-repeated="967"/>
        </table:table-row>
        <table:table-row table:style-name="ro1">
          <table:table-cell table:number-columns-repeated="28"/>
          <table:table-cell table:style-name="ce4" table:number-columns-repeated="29"/>
          <table:table-cell table:number-columns-repeated="96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Variant</text:p>
          </table:table-cell>
          <table:table-cell table:style-name="ce9" office:value-type="string" calcext:value-type="string">
            <text:p>Round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EK-TM4C123GXL</text:p>
          </table:table-cell>
          <table:table-cell table:style-name="ce1" office:value-type="string" calcext:value-type="string">
            <text:p>EK-TM4C129EXL</text:p>
          </table:table-cell>
          <table:table-cell table:style-name="ce1" office:value-type="string" calcext:value-type="string">
            <text:p>Questions</text:p>
          </table:table-cell>
          <table:table-cell table:number-columns-repeated="20"/>
          <table:table-cell table:style-name="ce4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BIKE</text:p>
          </table:table-cell>
          <table:table-cell table:style-name="ce2" office:value-type="string" calcext:value-type="string">
            <text:p>confused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ref_ntl</text:p>
          </table:table-cell>
          <table:table-cell table:style-name="ce2" office:value-type="string" calcext:value-type="string">
            <text:p>not round 2 cod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number-columns-repeated="20"/>
          <table:table-cell table:style-name="ce4" table:number-columns-repeated="29"/>
          <table:table-cell table:number-columns-repeated="967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348864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2"/>
          <table:table-cell table:style-name="ce4" table:number-columns-repeated="1016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348864f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2"/>
          <table:table-cell table:style-name="ce4" table:number-columns-repeated="1016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460896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2"/>
          <table:table-cell table:style-name="ce4" table:number-columns-repeated="1016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460896f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6688128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6688128f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lassic McEliece</text:p>
          </table:table-cell>
          <table:table-cell table:style-name="ce4" office:value-type="string" calcext:value-type="string">
            <text:p>mceliece696011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2"/>
          <table:table-cell table:style-name="ce3" table:number-columns-repeated="49"/>
          <table:table-cell table:style-name="ce18" table:number-columns-repeated="967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6960119f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lassic McEliece</text:p>
          </table:table-cell>
          <table:table-cell table:style-name="ce4" office:value-type="string" calcext:value-type="string">
            <text:p>mceliece8192128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2"/>
          <table:table-cell table:style-name="ce3" table:number-columns-repeated="49"/>
          <table:table-cell table:style-name="ce18" table:number-columns-repeated="967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8192128f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3" table:number-columns-repeated="101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1024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 table:number-columns-repeated="2"/>
          <table:table-cell table:style-name="ce3" table:number-columns-repeated="49"/>
          <table:table-cell table:style-name="ce18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90s1024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rash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512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 table:number-columns-repeated="8"/>
          <table:table-cell table:number-columns-repeated="5"/>
          <table:table-cell table:style-name="ce4" table:number-columns-repeated="38"/>
          <table:table-cell table:style-name="ce6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90s51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rash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768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90s768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rash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odo1344</text:p>
          </table:table-cell>
          <table:table-cell table:style-name="ce1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odo1344cshake</text:p>
          </table:table-cell>
          <table:table-cell table:style-name="ce1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rodo1344aes</text:p>
          </table:table-cell>
          <table:table-cell table:style-name="ce12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FrodoKEM</text:p>
          </table:table-cell>
          <table:table-cell table:style-name="ce6" office:value-type="string" calcext:value-type="string">
            <text:p>frodo640aes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 office:value-type="string" calcext:value-type="string">
            <text:p>frodokem? And what about 1344 version</text:p>
          </table:table-cell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FrodoKEM</text:p>
          </table:table-cell>
          <table:table-cell table:style-name="ce6" office:value-type="string" calcext:value-type="string">
            <text:p>frodo640cshake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FrodoKEM</text:p>
          </table:table-cell>
          <table:table-cell table:style-name="ce2" office:value-type="string" calcext:value-type="string">
            <text:p>frodo976aes</text:p>
          </table:table-cell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ot in supercop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FrodoKEM</text:p>
          </table:table-cell>
          <table:table-cell table:style-name="ce2" office:value-type="string" calcext:value-type="string">
            <text:p>frodo976cshake</text:p>
          </table:table-cell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ot in supercop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HQC</text:p>
          </table:table-cell>
          <table:table-cell table:style-name="ce4" office:value-type="string" calcext:value-type="string">
            <text:p>hqc128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HQC</text:p>
          </table:table-cell>
          <table:table-cell table:style-name="ce4" office:value-type="string" calcext:value-type="string">
            <text:p>hqc192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HQC</text:p>
          </table:table-cell>
          <table:table-cell table:style-name="ce4" office:value-type="string" calcext:value-type="string">
            <text:p>hqc192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HQC</text:p>
          </table:table-cell>
          <table:table-cell table:style-name="ce4" office:value-type="string" calcext:value-type="string">
            <text:p>hqc256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HQC</text:p>
          </table:table-cell>
          <table:table-cell table:style-name="ce4" office:value-type="string" calcext:value-type="string">
            <text:p>hqc256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HQC</text:p>
          </table:table-cell>
          <table:table-cell table:style-name="ce4" office:value-type="string" calcext:value-type="string">
            <text:p>hqc256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LAC</text:p>
          </table:table-cell>
          <table:table-cell table:style-name="ce2" office:value-type="string" calcext:value-type="string">
            <text:p>lac128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pqm4v2ref</text:p>
          </table:table-cell>
          <table:table-cell table:style-name="ce2" office:value-type="string" calcext:value-type="string">
            <text:p>not round 2 cod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LAC</text:p>
          </table:table-cell>
          <table:table-cell table:style-name="ce2" office:value-type="string" calcext:value-type="string">
            <text:p>lac192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pqm4v2ref</text:p>
          </table:table-cell>
          <table:table-cell table:style-name="ce2" office:value-type="string" calcext:value-type="string">
            <text:p>not round 2 cod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LAC</text:p>
          </table:table-cell>
          <table:table-cell table:style-name="ce2" office:value-type="string" calcext:value-type="string">
            <text:p>lac256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pqm4v2ref</text:p>
          </table:table-cell>
          <table:table-cell table:style-name="ce2" office:value-type="string" calcext:value-type="string">
            <text:p>not round 2 cod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1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rashes</text:p>
          </table:table-cell>
          <table:table-cell table:style-name="ce4"/>
          <table:table-cell table:style-name="ce17" office:value-type="string" calcext:value-type="string">
            <text:p>portable opt does not compile</text:p>
          </table:table-cell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1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14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3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3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34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5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5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54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lt1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portableopt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lt1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portableopt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lt3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portableopt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lt3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portableopt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lt5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portableopt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LEDAcrypt</text:p>
          </table:table-cell>
          <table:table-cell table:style-name="ce4" office:value-type="string" calcext:value-type="string">
            <text:p>ledakemlt5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portableopt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51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ewHope</text:p>
          </table:table-cell>
          <table:table-cell table:style-name="ce5" office:value-type="string" calcext:value-type="string">
            <text:p>newhope1024cca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ewHope</text:p>
          </table:table-cell>
          <table:table-cell table:style-name="ce5" office:value-type="string" calcext:value-type="string">
            <text:p>newhope1024cpa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ewHope</text:p>
          </table:table-cell>
          <table:table-cell table:style-name="ce5" office:value-type="string" calcext:value-type="string">
            <text:p>newhope512cca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NewHope</text:p>
          </table:table-cell>
          <table:table-cell table:style-name="ce2" office:value-type="string" calcext:value-type="string">
            <text:p>newhope512cpa</text:p>
          </table:table-cell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ot in supercop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</text:p>
          </table:table-cell>
          <table:table-cell table:style-name="ce5" office:value-type="string" calcext:value-type="string">
            <text:p>ntruhps2048509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</text:p>
          </table:table-cell>
          <table:table-cell table:style-name="ce5" office:value-type="string" calcext:value-type="string">
            <text:p>ntruhps2048677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NTRU</text:p>
          </table:table-cell>
          <table:table-cell table:style-name="ce6" office:value-type="string" calcext:value-type="string">
            <text:p>ntruhps4096821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16" office:value-type="string" calcext:value-type="string">
            <text:p>crashes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</text:p>
          </table:table-cell>
          <table:table-cell table:style-name="ce5" office:value-type="string" calcext:value-type="string">
            <text:p>ntruhrss701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Prime</text:p>
          </table:table-cell>
          <table:table-cell table:style-name="ce4" office:value-type="string" calcext:value-type="string">
            <text:p>ntrulpr65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Prime</text:p>
          </table:table-cell>
          <table:table-cell table:style-name="ce4" office:value-type="string" calcext:value-type="string">
            <text:p>ntrulpr76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Prime</text:p>
          </table:table-cell>
          <table:table-cell table:style-name="ce4" office:value-type="string" calcext:value-type="string">
            <text:p>ntrulpr857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Prime</text:p>
          </table:table-cell>
          <table:table-cell table:style-name="ce4" office:value-type="string" calcext:value-type="string">
            <text:p>sntrup65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Prime</text:p>
          </table:table-cell>
          <table:table-cell table:style-name="ce4" office:value-type="string" calcext:value-type="string">
            <text:p>sntrup76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Prime</text:p>
          </table:table-cell>
          <table:table-cell table:style-name="ce4" office:value-type="string" calcext:value-type="string">
            <text:p>sntrup857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NTS-KEM</text:p>
          </table:table-cell>
          <table:table-cell table:style-name="ce2" office:value-type="string" calcext:value-type="string">
            <text:p>ntskem1264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NTS-KEM</text:p>
          </table:table-cell>
          <table:table-cell table:style-name="ce2" office:value-type="string" calcext:value-type="string">
            <text:p>ntskem13136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NTS-KEM</text:p>
          </table:table-cell>
          <table:table-cell table:style-name="ce2" office:value-type="string" calcext:value-type="string">
            <text:p>ntskem1380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ref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128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19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256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i128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i19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i256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ii128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ii19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LLO</text:p>
          </table:table-cell>
          <table:table-cell table:style-name="ce4" office:value-type="string" calcext:value-type="string">
            <text:p>rolloiii256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11kemcca0d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11kemcca0dsneik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13kemcca0d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13kemcca0dsneik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1016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15kemcca0d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1016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15kemcca0dsneik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office:value-type="string" calcext:value-type="string">
            <text:p>parameters too large</text:p>
          </table:table-cell>
          <table:table-cell table:style-name="ce4"/>
          <table:table-cell table:style-name="ce6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1kemcca0d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1kemcca0dsneik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1kemcca5d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1kemcca5dsneik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3kemcca0d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3kemcca0dsneik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3kemcca5d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3kemcca5dsneik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5kemcca0d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5kemcca0dsneik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und5</text:p>
          </table:table-cell>
          <table:table-cell table:style-name="ce5" office:value-type="string" calcext:value-type="string">
            <text:p>r5nd5kemcca5d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Round5</text:p>
          </table:table-cell>
          <table:table-cell table:style-name="ce6" office:value-type="string" calcext:value-type="string">
            <text:p>r5nd5kemcca5dsneik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16" office:value-type="string" calcext:value-type="string">
            <text:p>forgery match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2" table:number-columns-repeated="96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QC</text:p>
          </table:table-cell>
          <table:table-cell table:style-name="ce4" office:value-type="string" calcext:value-type="string">
            <text:p>rqc128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QC</text:p>
          </table:table-cell>
          <table:table-cell table:style-name="ce4" office:value-type="string" calcext:value-type="string">
            <text:p>rqc192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QC</text:p>
          </table:table-cell>
          <table:table-cell table:style-name="ce4" office:value-type="string" calcext:value-type="string">
            <text:p>rqc256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ref</text:p>
          </table:table-cell>
          <table:table-cell table:style-name="ce16" office:value-type="string" calcext:value-type="string">
            <text:p>compile error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SABER</text:p>
          </table:table-cell>
          <table:table-cell table:style-name="ce6" office:value-type="string" calcext:value-type="string">
            <text:p>firesaber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16" office:value-type="string" calcext:value-type="string">
            <text:p>crashes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ABER</text:p>
          </table:table-cell>
          <table:table-cell table:style-name="ce5" office:value-type="string" calcext:value-type="string">
            <text:p>lightsaber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ABER</text:p>
          </table:table-cell>
          <table:table-cell table:style-name="ce5" office:value-type="string" calcext:value-type="string">
            <text:p>saber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m4v2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SIKE</text:p>
          </table:table-cell>
          <table:table-cell table:style-name="ce2" office:value-type="string" calcext:value-type="string">
            <text:p>sikep434</text:p>
          </table:table-cell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ot in supercop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IKE</text:p>
          </table:table-cell>
          <table:table-cell table:style-name="ce5" office:value-type="string" calcext:value-type="string">
            <text:p>sikep503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xbdref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SIKE</text:p>
          </table:table-cell>
          <table:table-cell table:style-name="ce2" office:value-type="string" calcext:value-type="string">
            <text:p>sikep610</text:p>
          </table:table-cell>
          <table:table-cell table:style-name="ce10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ot in supercop</text:p>
          </table:table-cell>
          <table:table-cell table:style-name="ce4"/>
          <table:table-cell table:style-name="ce2" office:value-type="string" calcext:value-type="string">
            <text:p>not in supercop</text:p>
          </table:table-cell>
          <table:table-cell table:style-name="ce4" table:number-columns-repeated="1016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 office:value-type="string" calcext:value-type="string">
            <text:p>SIKE</text:p>
          </table:table-cell>
          <table:table-cell table:style-name="ce6" office:value-type="string" calcext:value-type="string">
            <text:p>sikep751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pqm4ref</text:p>
          </table:table-cell>
          <table:table-cell table:style-name="ce2" office:value-type="string" calcext:value-type="string">
            <text:p>not round 2 code</text:p>
          </table:table-cell>
          <table:table-cell table:style-name="ce4"/>
          <table:table-cell table:style-name="ce2" office:value-type="string" calcext:value-type="string">
            <text:p>not round 2 code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Three Bears</text:p>
          </table:table-cell>
          <table:table-cell table:style-name="ce5" office:value-type="string" calcext:value-type="string">
            <text:p>babybear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xbdref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 office:value-type="string" calcext:value-type="string">
            <text:p>Round 2 code in supercop?, what about the ephem versions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Three Bears</text:p>
          </table:table-cell>
          <table:table-cell table:style-name="ce5" office:value-type="string" calcext:value-type="string">
            <text:p>mamabear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xbdref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 office:value-type="string" calcext:value-type="string">
            <text:p>Round 2 code in supercop?, what about the ephem versions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Three Bears</text:p>
          </table:table-cell>
          <table:table-cell table:style-name="ce5" office:value-type="string" calcext:value-type="string">
            <text:p>papabear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string" calcext:value-type="string">
            <text:p>xbdref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style-name="ce6" office:value-type="string" calcext:value-type="string">
            <text:p>Round 2 code in supercop?, what about the ephem versions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7" office:value-type="string" calcext:value-type="string">
            <text:p>kem</text:p>
          </table:table-cell>
          <table:table-cell table:style-name="ce7"/>
          <table:table-cell table:style-name="ce7" office:value-type="string" calcext:value-type="string">
            <text:p>kindi256342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m4</text:p>
          </table:table-cell>
          <table:table-cell table:style-name="ce7" table:number-columns-repeated="3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7" office:value-type="string" calcext:value-type="string">
            <text:p>kem</text:p>
          </table:table-cell>
          <table:table-cell table:style-name="ce7"/>
          <table:table-cell table:style-name="ce7" office:value-type="string" calcext:value-type="string">
            <text:p>ntrukem443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xbdref</text:p>
          </table:table-cell>
          <table:table-cell table:style-name="ce7" table:number-columns-repeated="3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7" office:value-type="string" calcext:value-type="string">
            <text:p>kem</text:p>
          </table:table-cell>
          <table:table-cell table:style-name="ce7"/>
          <table:table-cell table:style-name="ce7" office:value-type="string" calcext:value-type="string">
            <text:p>ntrukem743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pqm4ref</text:p>
          </table:table-cell>
          <table:table-cell table:style-name="ce7" table:number-columns-repeated="3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7" office:value-type="string" calcext:value-type="string">
            <text:p>kem</text:p>
          </table:table-cell>
          <table:table-cell table:style-name="ce7"/>
          <table:table-cell table:style-name="ce7" office:value-type="string" calcext:value-type="string">
            <text:p>rlizard10241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m4</text:p>
          </table:table-cell>
          <table:table-cell table:style-name="ce7" table:number-columns-repeated="3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7" office:value-type="string" calcext:value-type="string">
            <text:p>kem</text:p>
          </table:table-cell>
          <table:table-cell table:style-name="ce7"/>
          <table:table-cell table:style-name="ce7" office:value-type="string" calcext:value-type="string">
            <text:p>sntrup459176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m4</text:p>
          </table:table-cell>
          <table:table-cell table:style-name="ce7" table:number-columns-repeated="3"/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4" table:number-columns-repeated="3"/>
          <table:table-cell table:style-name="ce12"/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1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not in supercop</text:p>
          </table:table-cell>
          <table:table-cell table:style-name="ce4" table:number-columns-repeated="1016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CRYSTALS-DILITHIUM</text:p>
          </table:table-cell>
          <table:table-cell table:style-name="ce6" office:value-type="string" calcext:value-type="string">
            <text:p>dilithium2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table:number-columns-repeated="2"/>
          <table:table-cell table:style-name="ce6" office:value-type="string" calcext:value-type="string">
            <text:p>what about the AES version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CRYSTALS-DILITHIUM</text:p>
          </table:table-cell>
          <table:table-cell table:style-name="ce6" office:value-type="string" calcext:value-type="string">
            <text:p>dilithium3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table:number-columns-repeated="2"/>
          <table:table-cell table:style-name="ce6" office:value-type="string" calcext:value-type="string">
            <text:p>what about the AES version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CRYSTALS-DILITHIUM</text:p>
          </table:table-cell>
          <table:table-cell table:style-name="ce6" office:value-type="string" calcext:value-type="string">
            <text:p>dilithium4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4v2</text:p>
          </table:table-cell>
          <table:table-cell table:style-name="ce6" table:number-columns-repeated="2"/>
          <table:table-cell table:style-name="ce6" office:value-type="string" calcext:value-type="string">
            <text:p>what about the AES version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1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128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192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1p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256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3f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3p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qtesla3s</text:p>
          </table:table-cell>
          <table:table-cell table:style-name="ce14"/>
          <table:table-cell table:style-name="ce6" office:value-type="string" calcext:value-type="string">
            <text:p>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6" office:value-type="string" calcext:value-type="string">
            <text:p>sign</text:p>
          </table:table-cell>
          <table:table-cell table:style-name="ce6"/>
          <table:table-cell table:style-name="ce6" office:value-type="string" calcext:value-type="string">
            <text:p>sphincss128shake256</text:p>
          </table:table-cell>
          <table:table-cell table:style-name="ce14"/>
          <table:table-cell table:style-name="ce6" office:value-type="string" calcext:value-type="string">
            <text:p>xbdref</text:p>
          </table:table-cell>
          <table:table-cell table:style-name="ce6" table:number-columns-repeated="2"/>
          <table:table-cell table:style-name="ce6" office:value-type="string" calcext:value-type="string">
            <text:p>Round 2 code in supercop? What about the other versions</text:p>
          </table:table-cell>
          <table:table-cell table:style-name="ce4" table:number-columns-repeated="49"/>
          <table:table-cell table:style-name="ce6" table:number-columns-repeated="967"/>
        </table:table-row>
        <table:table-row table:style-name="ro1">
          <table:table-cell table:style-name="ce4" table:number-columns-repeated="3"/>
          <table:table-cell table:style-name="ce12"/>
          <table:table-cell table:style-name="ce4" table:number-columns-repeated="53"/>
          <table:table-cell table:style-name="ce6" table:number-columns-repeated="967"/>
        </table:table-row>
        <table:table-row table:style-name="ro1">
          <table:table-cell table:style-name="ce4" office:value-type="string" calcext:value-type="string">
            <text:p>many many more signature algorithms to add.</text:p>
          </table:table-cell>
          <table:table-cell table:style-name="ce4" table:number-columns-repeated="2"/>
          <table:table-cell table:style-name="ce12"/>
          <table:table-cell table:style-name="ce4" table:number-columns-repeated="53"/>
          <table:table-cell table:style-name="ce6" table:number-columns-repeated="967"/>
        </table:table-row>
        <table:table-row table:style-name="ro1">
          <table:table-cell table:style-name="ce4" table:number-columns-repeated="3"/>
          <table:table-cell table:style-name="ce12"/>
          <table:table-cell table:style-name="ce4" table:number-columns-repeated="53"/>
          <table:table-cell table:style-name="ce6" table:number-columns-repeated="967"/>
        </table:table-row>
        <table:table-row table:style-name="ro1">
          <table:table-cell table:number-columns-repeated="8"/>
          <table:table-cell table:style-name="ce4" table:number-columns-repeated="49"/>
          <table:table-cell table:style-name="ce6" table:number-columns-repeated="96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ref by author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 config.ini</text:p>
          </table:table-cell>
          <table:table-cell table:style-name="ce6"/>
          <table:table-cell table:number-columns-repeated="2"/>
          <table:table-cell office:value-type="string" calcext:value-type="string">
            <text:p>xbdref</text:p>
          </table:table-cell>
          <table:table-cell/>
          <table:table-cell office:value-type="string" calcext:value-type="string">
            <text:p>ref by authors with fixes by u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t in supercop</text:p>
          </table:table-cell>
          <table:table-cell table:style-name="ce2"/>
          <table:table-cell table:number-columns-repeated="2"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pqm4 library for NIST round 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not in round 2</text:p>
          </table:table-cell>
          <table:table-cell table:style-name="ce7"/>
          <table:table-cell table:number-columns-repeated="2"/>
          <table:table-cell office:value-type="string" calcext:value-type="string">
            <text:p>m4v2</text:p>
          </table:table-cell>
          <table:table-cell/>
          <table:table-cell office:value-type="string" calcext:value-type="string">
            <text:p>pqm4 library for NIST round 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qm4ref</text:p>
          </table:table-cell>
          <table:table-cell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qm4v2ref</text:p>
          </table:table-cell>
          <table:table-cell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ize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4" table:default-cell-style-name="ce19"/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Variant</text:p>
          </table:table-cell>
          <table:table-cell/>
          <table:table-cell table:style-name="Default" office:value-type="string" calcext:value-type="string">
            <text:p>Public Key</text:p>
          </table:table-cell>
          <table:table-cell table:style-name="Default" office:value-type="string" calcext:value-type="string">
            <text:p>Secret Key</text:p>
          </table:table-cell>
          <table:table-cell table:style-name="Default" office:value-type="string" calcext:value-type="string">
            <text:p>Ciphertext</text:p>
          </table:table-cell>
          <table:table-cell table:style-name="Default" office:value-type="string" calcext:value-type="string">
            <text:p>Bytes</text:p>
          </table:table-cell>
        </table:table-row>
        <table:table-row table:style-name="ro1">
          <table:table-cell table:formula="of:=[Status.A4]" office:value-type="string" office:string-value="kem" calcext:value-type="string">
            <text:p>kem</text:p>
          </table:table-cell>
          <table:table-cell table:formula="of:=[Status.B4]" office:value-type="string" office:string-value="BIKE" calcext:value-type="string">
            <text:p>BIKE</text:p>
          </table:table-cell>
          <table:table-cell table:formula="of:=[Status.C4]" office:value-type="string" office:string-value="confused" calcext:value-type="string">
            <text:p>confused</text:p>
          </table:table-cell>
          <table:table-cell table:formula="of:=[Status.D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5]" office:value-type="string" office:string-value="kem" calcext:value-type="string">
            <text:p>kem</text:p>
          </table:table-cell>
          <table:table-cell table:formula="of:=[Status.B5]" office:value-type="string" office:string-value="Classic McEliece" calcext:value-type="string">
            <text:p>Classic McEliece</text:p>
          </table:table-cell>
          <table:table-cell table:formula="of:=[Status.C5]" office:value-type="string" office:string-value="mceliece348864" calcext:value-type="string">
            <text:p>mceliece348864</text:p>
          </table:table-cell>
          <table:table-cell table:formula="of:=[Status.D5]" office:value-type="float" office:value="2" calcext:value-type="float">
            <text:p>2</text:p>
          </table:table-cell>
          <table:table-cell office:value-type="float" office:value="261120" calcext:value-type="float">
            <text:p>261,120</text:p>
          </table:table-cell>
          <table:table-cell office:value-type="float" office:value="6452" calcext:value-type="float">
            <text:p>6,45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]" office:value-type="string" office:string-value="kem" calcext:value-type="string">
            <text:p>kem</text:p>
          </table:table-cell>
          <table:table-cell table:formula="of:=[Status.B6]" office:value-type="string" office:string-value="Classic McEliece" calcext:value-type="string">
            <text:p>Classic McEliece</text:p>
          </table:table-cell>
          <table:table-cell table:formula="of:=[Status.C6]" office:value-type="string" office:string-value="mceliece348864f" calcext:value-type="string">
            <text:p>mceliece348864f</text:p>
          </table:table-cell>
          <table:table-cell table:formula="of:=[Status.D6]" office:value-type="float" office:value="2" calcext:value-type="float">
            <text:p>2</text:p>
          </table:table-cell>
          <table:table-cell office:value-type="float" office:value="261120" calcext:value-type="float">
            <text:p>261,120</text:p>
          </table:table-cell>
          <table:table-cell office:value-type="float" office:value="6452" calcext:value-type="float">
            <text:p>6,45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7]" office:value-type="string" office:string-value="kem" calcext:value-type="string">
            <text:p>kem</text:p>
          </table:table-cell>
          <table:table-cell table:formula="of:=[Status.B7]" office:value-type="string" office:string-value="Classic McEliece" calcext:value-type="string">
            <text:p>Classic McEliece</text:p>
          </table:table-cell>
          <table:table-cell table:formula="of:=[Status.C7]" office:value-type="string" office:string-value="mceliece460896" calcext:value-type="string">
            <text:p>mceliece460896</text:p>
          </table:table-cell>
          <table:table-cell table:formula="of:=[Status.D7]" office:value-type="float" office:value="2" calcext:value-type="float">
            <text:p>2</text:p>
          </table:table-cell>
          <table:table-cell office:value-type="float" office:value="524160" calcext:value-type="float">
            <text:p>524,160</text:p>
          </table:table-cell>
          <table:table-cell office:value-type="float" office:value="13568" calcext:value-type="float">
            <text:p>13,568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8]" office:value-type="string" office:string-value="kem" calcext:value-type="string">
            <text:p>kem</text:p>
          </table:table-cell>
          <table:table-cell table:formula="of:=[Status.B8]" office:value-type="string" office:string-value="Classic McEliece" calcext:value-type="string">
            <text:p>Classic McEliece</text:p>
          </table:table-cell>
          <table:table-cell table:formula="of:=[Status.C8]" office:value-type="string" office:string-value="mceliece460896f" calcext:value-type="string">
            <text:p>mceliece460896f</text:p>
          </table:table-cell>
          <table:table-cell table:formula="of:=[Status.D8]" office:value-type="float" office:value="2" calcext:value-type="float">
            <text:p>2</text:p>
          </table:table-cell>
          <table:table-cell office:value-type="float" office:value="524160" calcext:value-type="float">
            <text:p>524,160</text:p>
          </table:table-cell>
          <table:table-cell office:value-type="float" office:value="13568" calcext:value-type="float">
            <text:p>13,568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9]" office:value-type="string" office:string-value="kem" calcext:value-type="string">
            <text:p>kem</text:p>
          </table:table-cell>
          <table:table-cell table:formula="of:=[Status.B9]" office:value-type="string" office:string-value="Classic McEliece" calcext:value-type="string">
            <text:p>Classic McEliece</text:p>
          </table:table-cell>
          <table:table-cell table:formula="of:=[Status.C9]" office:value-type="string" office:string-value="mceliece6688128" calcext:value-type="string">
            <text:p>mceliece6688128</text:p>
          </table:table-cell>
          <table:table-cell table:formula="of:=[Status.D9]" office:value-type="float" office:value="2" calcext:value-type="float">
            <text:p>2</text:p>
          </table:table-cell>
          <table:table-cell office:value-type="float" office:value="1044992" calcext:value-type="float">
            <text:p>1,044,992</text:p>
          </table:table-cell>
          <table:table-cell office:value-type="float" office:value="13892" calcext:value-type="float">
            <text:p>13,892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0]" office:value-type="string" office:string-value="kem" calcext:value-type="string">
            <text:p>kem</text:p>
          </table:table-cell>
          <table:table-cell table:formula="of:=[Status.B10]" office:value-type="string" office:string-value="Classic McEliece" calcext:value-type="string">
            <text:p>Classic McEliece</text:p>
          </table:table-cell>
          <table:table-cell table:formula="of:=[Status.C10]" office:value-type="string" office:string-value="mceliece6688128f" calcext:value-type="string">
            <text:p>mceliece6688128f</text:p>
          </table:table-cell>
          <table:table-cell table:formula="of:=[Status.D10]" office:value-type="float" office:value="2" calcext:value-type="float">
            <text:p>2</text:p>
          </table:table-cell>
          <table:table-cell office:value-type="float" office:value="1044992" calcext:value-type="float">
            <text:p>1,044,992</text:p>
          </table:table-cell>
          <table:table-cell office:value-type="float" office:value="13892" calcext:value-type="float">
            <text:p>13,892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1]" office:value-type="string" office:string-value="kem" calcext:value-type="string">
            <text:p>kem</text:p>
          </table:table-cell>
          <table:table-cell table:formula="of:=[Status.B11]" office:value-type="string" office:string-value="Classic McEliece" calcext:value-type="string">
            <text:p>Classic McEliece</text:p>
          </table:table-cell>
          <table:table-cell table:formula="of:=[Status.C11]" office:value-type="string" office:string-value="mceliece6960119" calcext:value-type="string">
            <text:p>mceliece6960119</text:p>
          </table:table-cell>
          <table:table-cell table:formula="of:=[Status.D11]" office:value-type="float" office:value="2" calcext:value-type="float">
            <text:p>2</text:p>
          </table:table-cell>
          <table:table-cell office:value-type="float" office:value="1047319" calcext:value-type="float">
            <text:p>1,047,319</text:p>
          </table:table-cell>
          <table:table-cell office:value-type="float" office:value="13908" calcext:value-type="float">
            <text:p>13,908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2]" office:value-type="string" office:string-value="kem" calcext:value-type="string">
            <text:p>kem</text:p>
          </table:table-cell>
          <table:table-cell table:formula="of:=[Status.B12]" office:value-type="string" office:string-value="Classic McEliece" calcext:value-type="string">
            <text:p>Classic McEliece</text:p>
          </table:table-cell>
          <table:table-cell table:formula="of:=[Status.C12]" office:value-type="string" office:string-value="mceliece6960119f" calcext:value-type="string">
            <text:p>mceliece6960119f</text:p>
          </table:table-cell>
          <table:table-cell table:formula="of:=[Status.D12]" office:value-type="float" office:value="2" calcext:value-type="float">
            <text:p>2</text:p>
          </table:table-cell>
          <table:table-cell office:value-type="float" office:value="1047319" calcext:value-type="float">
            <text:p>1,047,319</text:p>
          </table:table-cell>
          <table:table-cell office:value-type="float" office:value="13908" calcext:value-type="float">
            <text:p>13,908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3]" office:value-type="string" office:string-value="kem" calcext:value-type="string">
            <text:p>kem</text:p>
          </table:table-cell>
          <table:table-cell table:formula="of:=[Status.B13]" office:value-type="string" office:string-value="Classic McEliece" calcext:value-type="string">
            <text:p>Classic McEliece</text:p>
          </table:table-cell>
          <table:table-cell table:formula="of:=[Status.C13]" office:value-type="string" office:string-value="mceliece8192128" calcext:value-type="string">
            <text:p>mceliece8192128</text:p>
          </table:table-cell>
          <table:table-cell table:formula="of:=[Status.D13]" office:value-type="float" office:value="2" calcext:value-type="float">
            <text:p>2</text:p>
          </table:table-cell>
          <table:table-cell office:value-type="float" office:value="1357824" calcext:value-type="float">
            <text:p>1,357,824</text:p>
          </table:table-cell>
          <table:table-cell office:value-type="float" office:value="14080" calcext:value-type="float">
            <text:p>14,080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4]" office:value-type="string" office:string-value="kem" calcext:value-type="string">
            <text:p>kem</text:p>
          </table:table-cell>
          <table:table-cell table:formula="of:=[Status.B14]" office:value-type="string" office:string-value="Classic McEliece" calcext:value-type="string">
            <text:p>Classic McEliece</text:p>
          </table:table-cell>
          <table:table-cell table:formula="of:=[Status.C14]" office:value-type="string" office:string-value="mceliece8192128f" calcext:value-type="string">
            <text:p>mceliece8192128f</text:p>
          </table:table-cell>
          <table:table-cell table:formula="of:=[Status.D14]" office:value-type="float" office:value="2" calcext:value-type="float">
            <text:p>2</text:p>
          </table:table-cell>
          <table:table-cell office:value-type="float" office:value="1357824" calcext:value-type="float">
            <text:p>1,357,824</text:p>
          </table:table-cell>
          <table:table-cell office:value-type="float" office:value="14080" calcext:value-type="float">
            <text:p>14,080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5]" office:value-type="string" office:string-value="kem" calcext:value-type="string">
            <text:p>kem</text:p>
          </table:table-cell>
          <table:table-cell table:formula="of:=[Status.B15]" office:value-type="string" office:string-value="CRYSTALS-KYBER" calcext:value-type="string">
            <text:p>CRYSTALS-KYBER</text:p>
          </table:table-cell>
          <table:table-cell table:formula="of:=[Status.C15]" office:value-type="string" office:string-value="kyber1024" calcext:value-type="string">
            <text:p>kyber1024</text:p>
          </table:table-cell>
          <table:table-cell table:formula="of:=[Status.D15]" office:value-type="float" office:value="2" calcext:value-type="float">
            <text:p>2</text:p>
          </table:table-cell>
          <table:table-cell office:value-type="float" office:value="1568" calcext:value-type="float">
            <text:p>1,568</text:p>
          </table:table-cell>
          <table:table-cell office:value-type="float" office:value="3168" calcext:value-type="float">
            <text:p>3,168</text:p>
          </table:table-cell>
          <table:table-cell office:value-type="float" office:value="1568" calcext:value-type="float">
            <text:p>1,5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6]" office:value-type="string" office:string-value="kem" calcext:value-type="string">
            <text:p>kem</text:p>
          </table:table-cell>
          <table:table-cell table:formula="of:=[Status.B16]" office:value-type="string" office:string-value="CRYSTALS-KYBER" calcext:value-type="string">
            <text:p>CRYSTALS-KYBER</text:p>
          </table:table-cell>
          <table:table-cell table:formula="of:=[Status.C16]" office:value-type="string" office:string-value="kyber90s1024" calcext:value-type="string">
            <text:p>kyber90s1024</text:p>
          </table:table-cell>
          <table:table-cell table:formula="of:=[Status.D16]" office:value-type="float" office:value="2" calcext:value-type="float">
            <text:p>2</text:p>
          </table:table-cell>
          <table:table-cell office:value-type="float" office:value="1568" calcext:value-type="float">
            <text:p>1,568</text:p>
          </table:table-cell>
          <table:table-cell office:value-type="float" office:value="3168" calcext:value-type="float">
            <text:p>3,168</text:p>
          </table:table-cell>
          <table:table-cell office:value-type="float" office:value="1568" calcext:value-type="float">
            <text:p>1,5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7]" office:value-type="string" office:string-value="kem" calcext:value-type="string">
            <text:p>kem</text:p>
          </table:table-cell>
          <table:table-cell table:formula="of:=[Status.B17]" office:value-type="string" office:string-value="CRYSTALS-KYBER" calcext:value-type="string">
            <text:p>CRYSTALS-KYBER</text:p>
          </table:table-cell>
          <table:table-cell table:formula="of:=[Status.C17]" office:value-type="string" office:string-value="kyber512" calcext:value-type="string">
            <text:p>kyber512</text:p>
          </table:table-cell>
          <table:table-cell table:formula="of:=[Status.D17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632" calcext:value-type="float">
            <text:p>1,632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8]" office:value-type="string" office:string-value="kem" calcext:value-type="string">
            <text:p>kem</text:p>
          </table:table-cell>
          <table:table-cell table:formula="of:=[Status.B18]" office:value-type="string" office:string-value="CRYSTALS-KYBER" calcext:value-type="string">
            <text:p>CRYSTALS-KYBER</text:p>
          </table:table-cell>
          <table:table-cell table:formula="of:=[Status.C18]" office:value-type="string" office:string-value="kyber90s512" calcext:value-type="string">
            <text:p>kyber90s512</text:p>
          </table:table-cell>
          <table:table-cell table:formula="of:=[Status.D18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632" calcext:value-type="float">
            <text:p>1,632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9]" office:value-type="string" office:string-value="kem" calcext:value-type="string">
            <text:p>kem</text:p>
          </table:table-cell>
          <table:table-cell table:formula="of:=[Status.B19]" office:value-type="string" office:string-value="CRYSTALS-KYBER" calcext:value-type="string">
            <text:p>CRYSTALS-KYBER</text:p>
          </table:table-cell>
          <table:table-cell table:formula="of:=[Status.C19]" office:value-type="string" office:string-value="kyber768" calcext:value-type="string">
            <text:p>kyber768</text:p>
          </table:table-cell>
          <table:table-cell table:formula="of:=[Status.D19]" office:value-type="float" office:value="2" calcext:value-type="float">
            <text:p>2</text:p>
          </table:table-cell>
          <table:table-cell office:value-type="float" office:value="1184" calcext:value-type="float">
            <text:p>1,184</text:p>
          </table:table-cell>
          <table:table-cell office:value-type="float" office:value="2400" calcext:value-type="float">
            <text:p>2,400</text:p>
          </table:table-cell>
          <table:table-cell office:value-type="float" office:value="1088" calcext:value-type="float">
            <text:p>1,0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20]" office:value-type="string" office:string-value="kem" calcext:value-type="string">
            <text:p>kem</text:p>
          </table:table-cell>
          <table:table-cell table:formula="of:=[Status.B20]" office:value-type="string" office:string-value="CRYSTALS-KYBER" calcext:value-type="string">
            <text:p>CRYSTALS-KYBER</text:p>
          </table:table-cell>
          <table:table-cell table:formula="of:=[Status.C20]" office:value-type="string" office:string-value="kyber90s768" calcext:value-type="string">
            <text:p>kyber90s768</text:p>
          </table:table-cell>
          <table:table-cell table:formula="of:=[Status.D20]" office:value-type="float" office:value="2" calcext:value-type="float">
            <text:p>2</text:p>
          </table:table-cell>
          <table:table-cell office:value-type="float" office:value="1184" calcext:value-type="float">
            <text:p>1,184</text:p>
          </table:table-cell>
          <table:table-cell office:value-type="float" office:value="2400" calcext:value-type="float">
            <text:p>2,400</text:p>
          </table:table-cell>
          <table:table-cell office:value-type="float" office:value="1088" calcext:value-type="float">
            <text:p>1,0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21]" office:value-type="string" office:string-value="kem" calcext:value-type="string">
            <text:p>kem</text:p>
          </table:table-cell>
          <table:table-cell table:formula="of:=[Status.B21]" office:value-type="string" office:string-value="FrodoKEM" calcext:value-type="string">
            <text:p>FrodoKEM</text:p>
          </table:table-cell>
          <table:table-cell table:formula="of:=[Status.C21]" office:value-type="string" office:string-value="fodo1344" calcext:value-type="string">
            <text:p>fodo1344</text:p>
          </table:table-cell>
          <table:table-cell table:formula="of:=[Status.D2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22]" office:value-type="string" office:string-value="kem" calcext:value-type="string">
            <text:p>kem</text:p>
          </table:table-cell>
          <table:table-cell table:formula="of:=[Status.B22]" office:value-type="string" office:string-value="FrodoKEM" calcext:value-type="string">
            <text:p>FrodoKEM</text:p>
          </table:table-cell>
          <table:table-cell table:formula="of:=[Status.C22]" office:value-type="string" office:string-value="fodo1344cshake" calcext:value-type="string">
            <text:p>fodo1344cshake</text:p>
          </table:table-cell>
          <table:table-cell table:formula="of:=[Status.D2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23]" office:value-type="string" office:string-value="kem" calcext:value-type="string">
            <text:p>kem</text:p>
          </table:table-cell>
          <table:table-cell table:formula="of:=[Status.B23]" office:value-type="string" office:string-value="FrodoKEM" calcext:value-type="string">
            <text:p>FrodoKEM</text:p>
          </table:table-cell>
          <table:table-cell table:formula="of:=[Status.C23]" office:value-type="string" office:string-value="frodo1344aes" calcext:value-type="string">
            <text:p>frodo1344aes</text:p>
          </table:table-cell>
          <table:table-cell table:formula="of:=[Status.D2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24]" office:value-type="string" office:string-value="kem" calcext:value-type="string">
            <text:p>kem</text:p>
          </table:table-cell>
          <table:table-cell table:formula="of:=[Status.B24]" office:value-type="string" office:string-value="FrodoKEM" calcext:value-type="string">
            <text:p>FrodoKEM</text:p>
          </table:table-cell>
          <table:table-cell table:formula="of:=[Status.C24]" office:value-type="string" office:string-value="frodo640aes" calcext:value-type="string">
            <text:p>frodo640aes</text:p>
          </table:table-cell>
          <table:table-cell table:formula="of:=[Status.D24]" office:value-type="float" office:value="2" calcext:value-type="float">
            <text:p>2</text:p>
          </table:table-cell>
          <table:table-cell office:value-type="float" office:value="9616" calcext:value-type="float">
            <text:p>9,616</text:p>
          </table:table-cell>
          <table:table-cell office:value-type="float" office:value="19888" calcext:value-type="float">
            <text:p>19,888</text:p>
          </table:table-cell>
          <table:table-cell office:value-type="float" office:value="9720" calcext:value-type="float">
            <text:p>9,7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25]" office:value-type="string" office:string-value="kem" calcext:value-type="string">
            <text:p>kem</text:p>
          </table:table-cell>
          <table:table-cell table:formula="of:=[Status.B25]" office:value-type="string" office:string-value="FrodoKEM" calcext:value-type="string">
            <text:p>FrodoKEM</text:p>
          </table:table-cell>
          <table:table-cell table:formula="of:=[Status.C25]" office:value-type="string" office:string-value="frodo640cshake" calcext:value-type="string">
            <text:p>frodo640cshake</text:p>
          </table:table-cell>
          <table:table-cell table:formula="of:=[Status.D25]" office:value-type="float" office:value="2" calcext:value-type="float">
            <text:p>2</text:p>
          </table:table-cell>
          <table:table-cell office:value-type="float" office:value="9616" calcext:value-type="float">
            <text:p>9,616</text:p>
          </table:table-cell>
          <table:table-cell office:value-type="float" office:value="19888" calcext:value-type="float">
            <text:p>19,888</text:p>
          </table:table-cell>
          <table:table-cell office:value-type="float" office:value="9720" calcext:value-type="float">
            <text:p>9,7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26]" office:value-type="string" office:string-value="kem" calcext:value-type="string">
            <text:p>kem</text:p>
          </table:table-cell>
          <table:table-cell table:formula="of:=[Status.B26]" office:value-type="string" office:string-value="FrodoKEM" calcext:value-type="string">
            <text:p>FrodoKEM</text:p>
          </table:table-cell>
          <table:table-cell table:formula="of:=[Status.C26]" office:value-type="string" office:string-value="frodo976aes" calcext:value-type="string">
            <text:p>frodo976aes</text:p>
          </table:table-cell>
          <table:table-cell table:formula="of:=[Status.D26]" office:value-type="float" office:value="2" calcext:value-type="float">
            <text:p>2</text:p>
          </table:table-cell>
          <table:table-cell office:value-type="float" office:value="15632" calcext:value-type="float">
            <text:p>15,632</text:p>
          </table:table-cell>
          <table:table-cell office:value-type="float" office:value="31272" calcext:value-type="float">
            <text:p>31,272</text:p>
          </table:table-cell>
          <table:table-cell office:value-type="float" office:value="15768" calcext:value-type="float">
            <text:p>15,7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27]" office:value-type="string" office:string-value="kem" calcext:value-type="string">
            <text:p>kem</text:p>
          </table:table-cell>
          <table:table-cell table:formula="of:=[Status.B27]" office:value-type="string" office:string-value="FrodoKEM" calcext:value-type="string">
            <text:p>FrodoKEM</text:p>
          </table:table-cell>
          <table:table-cell table:formula="of:=[Status.C27]" office:value-type="string" office:string-value="frodo976cshake" calcext:value-type="string">
            <text:p>frodo976cshake</text:p>
          </table:table-cell>
          <table:table-cell table:formula="of:=[Status.D27]" office:value-type="float" office:value="2" calcext:value-type="float">
            <text:p>2</text:p>
          </table:table-cell>
          <table:table-cell office:value-type="float" office:value="15632" calcext:value-type="float">
            <text:p>15,632</text:p>
          </table:table-cell>
          <table:table-cell office:value-type="float" office:value="31272" calcext:value-type="float">
            <text:p>31,272</text:p>
          </table:table-cell>
          <table:table-cell office:value-type="float" office:value="15768" calcext:value-type="float">
            <text:p>15,7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28]" office:value-type="string" office:string-value="kem" calcext:value-type="string">
            <text:p>kem</text:p>
          </table:table-cell>
          <table:table-cell table:formula="of:=[Status.B28]" office:value-type="string" office:string-value="HQC" calcext:value-type="string">
            <text:p>HQC</text:p>
          </table:table-cell>
          <table:table-cell table:formula="of:=[Status.C28]" office:value-type="string" office:string-value="hqc1281" calcext:value-type="string">
            <text:p>hqc1281</text:p>
          </table:table-cell>
          <table:table-cell table:formula="of:=[Status.D28]" office:value-type="float" office:value="2" calcext:value-type="float">
            <text:p>2</text:p>
          </table:table-cell>
          <table:table-cell office:value-type="float" office:value="3125" calcext:value-type="float">
            <text:p>3,125</text:p>
          </table:table-cell>
          <table:table-cell office:value-type="float" office:value="3165" calcext:value-type="float">
            <text:p>3,165</text:p>
          </table:table-cell>
          <table:table-cell office:value-type="float" office:value="6234" calcext:value-type="float">
            <text:p>6,2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29]" office:value-type="string" office:string-value="kem" calcext:value-type="string">
            <text:p>kem</text:p>
          </table:table-cell>
          <table:table-cell table:formula="of:=[Status.B29]" office:value-type="string" office:string-value="HQC" calcext:value-type="string">
            <text:p>HQC</text:p>
          </table:table-cell>
          <table:table-cell table:formula="of:=[Status.C29]" office:value-type="string" office:string-value="hqc1921" calcext:value-type="string">
            <text:p>hqc1921</text:p>
          </table:table-cell>
          <table:table-cell table:formula="of:=[Status.D29]" office:value-type="float" office:value="2" calcext:value-type="float">
            <text:p>2</text:p>
          </table:table-cell>
          <table:table-cell office:value-type="float" office:value="5499" calcext:value-type="float">
            <text:p>5,499</text:p>
          </table:table-cell>
          <table:table-cell office:value-type="float" office:value="5539" calcext:value-type="float">
            <text:p>5,539</text:p>
          </table:table-cell>
          <table:table-cell office:value-type="float" office:value="10981" calcext:value-type="float">
            <text:p>10,98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30]" office:value-type="string" office:string-value="kem" calcext:value-type="string">
            <text:p>kem</text:p>
          </table:table-cell>
          <table:table-cell table:formula="of:=[Status.B30]" office:value-type="string" office:string-value="HQC" calcext:value-type="string">
            <text:p>HQC</text:p>
          </table:table-cell>
          <table:table-cell table:formula="of:=[Status.C30]" office:value-type="string" office:string-value="hqc1922" calcext:value-type="string">
            <text:p>hqc1922</text:p>
          </table:table-cell>
          <table:table-cell table:formula="of:=[Status.D30]" office:value-type="float" office:value="2" calcext:value-type="float">
            <text:p>2</text:p>
          </table:table-cell>
          <table:table-cell office:value-type="float" office:value="5884" calcext:value-type="float">
            <text:p>5,884</text:p>
          </table:table-cell>
          <table:table-cell office:value-type="float" office:value="5924" calcext:value-type="float">
            <text:p>5,924</text:p>
          </table:table-cell>
          <table:table-cell office:value-type="float" office:value="11749" calcext:value-type="float">
            <text:p>11,7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31]" office:value-type="string" office:string-value="kem" calcext:value-type="string">
            <text:p>kem</text:p>
          </table:table-cell>
          <table:table-cell table:formula="of:=[Status.B31]" office:value-type="string" office:string-value="HQC" calcext:value-type="string">
            <text:p>HQC</text:p>
          </table:table-cell>
          <table:table-cell table:formula="of:=[Status.C31]" office:value-type="string" office:string-value="hqc2561" calcext:value-type="string">
            <text:p>hqc2561</text:p>
          </table:table-cell>
          <table:table-cell table:formula="of:=[Status.D31]" office:value-type="float" office:value="2" calcext:value-type="float">
            <text:p>2</text:p>
          </table:table-cell>
          <table:table-cell office:value-type="float" office:value="7989" calcext:value-type="float">
            <text:p>7,989</text:p>
          </table:table-cell>
          <table:table-cell office:value-type="float" office:value="8029" calcext:value-type="float">
            <text:p>8,029</text:p>
          </table:table-cell>
          <table:table-cell office:value-type="float" office:value="15961" calcext:value-type="float">
            <text:p>15,9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32]" office:value-type="string" office:string-value="kem" calcext:value-type="string">
            <text:p>kem</text:p>
          </table:table-cell>
          <table:table-cell table:formula="of:=[Status.B32]" office:value-type="string" office:string-value="HQC" calcext:value-type="string">
            <text:p>HQC</text:p>
          </table:table-cell>
          <table:table-cell table:formula="of:=[Status.C32]" office:value-type="string" office:string-value="hqc2562" calcext:value-type="string">
            <text:p>hqc2562</text:p>
          </table:table-cell>
          <table:table-cell table:formula="of:=[Status.D32]" office:value-type="float" office:value="2" calcext:value-type="float">
            <text:p>2</text:p>
          </table:table-cell>
          <table:table-cell office:value-type="float" office:value="8503" calcext:value-type="float">
            <text:p>8,503</text:p>
          </table:table-cell>
          <table:table-cell office:value-type="float" office:value="8543" calcext:value-type="float">
            <text:p>8,543</text:p>
          </table:table-cell>
          <table:table-cell office:value-type="float" office:value="16985" calcext:value-type="float">
            <text:p>16,9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33]" office:value-type="string" office:string-value="kem" calcext:value-type="string">
            <text:p>kem</text:p>
          </table:table-cell>
          <table:table-cell table:formula="of:=[Status.B33]" office:value-type="string" office:string-value="HQC" calcext:value-type="string">
            <text:p>HQC</text:p>
          </table:table-cell>
          <table:table-cell table:formula="of:=[Status.C33]" office:value-type="string" office:string-value="hqc2563" calcext:value-type="string">
            <text:p>hqc2563</text:p>
          </table:table-cell>
          <table:table-cell table:formula="of:=[Status.D33]" office:value-type="float" office:value="2" calcext:value-type="float">
            <text:p>2</text:p>
          </table:table-cell>
          <table:table-cell office:value-type="float" office:value="8897" calcext:value-type="float">
            <text:p>8,897</text:p>
          </table:table-cell>
          <table:table-cell office:value-type="float" office:value="8937" calcext:value-type="float">
            <text:p>8,937</text:p>
          </table:table-cell>
          <table:table-cell office:value-type="float" office:value="17777" calcext:value-type="float">
            <text:p>17,7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34]" office:value-type="string" office:string-value="kem" calcext:value-type="string">
            <text:p>kem</text:p>
          </table:table-cell>
          <table:table-cell table:formula="of:=[Status.B34]" office:value-type="string" office:string-value="LAC" calcext:value-type="string">
            <text:p>LAC</text:p>
          </table:table-cell>
          <table:table-cell table:formula="of:=[Status.C34]" office:value-type="string" office:string-value="lac128" calcext:value-type="string">
            <text:p>lac128</text:p>
          </table:table-cell>
          <table:table-cell table:formula="of:=[Status.D3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35]" office:value-type="string" office:string-value="kem" calcext:value-type="string">
            <text:p>kem</text:p>
          </table:table-cell>
          <table:table-cell table:formula="of:=[Status.B35]" office:value-type="string" office:string-value="LAC" calcext:value-type="string">
            <text:p>LAC</text:p>
          </table:table-cell>
          <table:table-cell table:formula="of:=[Status.C35]" office:value-type="string" office:string-value="lac192" calcext:value-type="string">
            <text:p>lac192</text:p>
          </table:table-cell>
          <table:table-cell table:formula="of:=[Status.D3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36]" office:value-type="string" office:string-value="kem" calcext:value-type="string">
            <text:p>kem</text:p>
          </table:table-cell>
          <table:table-cell table:formula="of:=[Status.B36]" office:value-type="string" office:string-value="LAC" calcext:value-type="string">
            <text:p>LAC</text:p>
          </table:table-cell>
          <table:table-cell table:formula="of:=[Status.C36]" office:value-type="string" office:string-value="lac256" calcext:value-type="string">
            <text:p>lac256</text:p>
          </table:table-cell>
          <table:table-cell table:formula="of:=[Status.D36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37]" office:value-type="string" office:string-value="kem" calcext:value-type="string">
            <text:p>kem</text:p>
          </table:table-cell>
          <table:table-cell table:formula="of:=[Status.B37]" office:value-type="string" office:string-value="LEDAcrypt" calcext:value-type="string">
            <text:p>LEDAcrypt</text:p>
          </table:table-cell>
          <table:table-cell table:formula="of:=[Status.C37]" office:value-type="string" office:string-value="ledakem12" calcext:value-type="string">
            <text:p>ledakem12</text:p>
          </table:table-cell>
          <table:table-cell table:formula="of:=[Status.D3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38]" office:value-type="string" office:string-value="kem" calcext:value-type="string">
            <text:p>kem</text:p>
          </table:table-cell>
          <table:table-cell table:formula="of:=[Status.B38]" office:value-type="string" office:string-value="LEDAcrypt" calcext:value-type="string">
            <text:p>LEDAcrypt</text:p>
          </table:table-cell>
          <table:table-cell table:formula="of:=[Status.C38]" office:value-type="string" office:string-value="ledakem13" calcext:value-type="string">
            <text:p>ledakem13</text:p>
          </table:table-cell>
          <table:table-cell table:formula="of:=[Status.D3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39]" office:value-type="string" office:string-value="kem" calcext:value-type="string">
            <text:p>kem</text:p>
          </table:table-cell>
          <table:table-cell table:formula="of:=[Status.B39]" office:value-type="string" office:string-value="LEDAcrypt" calcext:value-type="string">
            <text:p>LEDAcrypt</text:p>
          </table:table-cell>
          <table:table-cell table:formula="of:=[Status.C39]" office:value-type="string" office:string-value="ledakem14" calcext:value-type="string">
            <text:p>ledakem14</text:p>
          </table:table-cell>
          <table:table-cell table:formula="of:=[Status.D3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0]" office:value-type="string" office:string-value="kem" calcext:value-type="string">
            <text:p>kem</text:p>
          </table:table-cell>
          <table:table-cell table:formula="of:=[Status.B40]" office:value-type="string" office:string-value="LEDAcrypt" calcext:value-type="string">
            <text:p>LEDAcrypt</text:p>
          </table:table-cell>
          <table:table-cell table:formula="of:=[Status.C40]" office:value-type="string" office:string-value="ledakem32" calcext:value-type="string">
            <text:p>ledakem32</text:p>
          </table:table-cell>
          <table:table-cell table:formula="of:=[Status.D40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1]" office:value-type="string" office:string-value="kem" calcext:value-type="string">
            <text:p>kem</text:p>
          </table:table-cell>
          <table:table-cell table:formula="of:=[Status.B41]" office:value-type="string" office:string-value="LEDAcrypt" calcext:value-type="string">
            <text:p>LEDAcrypt</text:p>
          </table:table-cell>
          <table:table-cell table:formula="of:=[Status.C41]" office:value-type="string" office:string-value="ledakem33" calcext:value-type="string">
            <text:p>ledakem33</text:p>
          </table:table-cell>
          <table:table-cell table:formula="of:=[Status.D4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2]" office:value-type="string" office:string-value="kem" calcext:value-type="string">
            <text:p>kem</text:p>
          </table:table-cell>
          <table:table-cell table:formula="of:=[Status.B42]" office:value-type="string" office:string-value="LEDAcrypt" calcext:value-type="string">
            <text:p>LEDAcrypt</text:p>
          </table:table-cell>
          <table:table-cell table:formula="of:=[Status.C42]" office:value-type="string" office:string-value="ledakem34" calcext:value-type="string">
            <text:p>ledakem34</text:p>
          </table:table-cell>
          <table:table-cell table:formula="of:=[Status.D4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3]" office:value-type="string" office:string-value="kem" calcext:value-type="string">
            <text:p>kem</text:p>
          </table:table-cell>
          <table:table-cell table:formula="of:=[Status.B43]" office:value-type="string" office:string-value="LEDAcrypt" calcext:value-type="string">
            <text:p>LEDAcrypt</text:p>
          </table:table-cell>
          <table:table-cell table:formula="of:=[Status.C43]" office:value-type="string" office:string-value="ledakem52" calcext:value-type="string">
            <text:p>ledakem52</text:p>
          </table:table-cell>
          <table:table-cell table:formula="of:=[Status.D4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4]" office:value-type="string" office:string-value="kem" calcext:value-type="string">
            <text:p>kem</text:p>
          </table:table-cell>
          <table:table-cell table:formula="of:=[Status.B44]" office:value-type="string" office:string-value="LEDAcrypt" calcext:value-type="string">
            <text:p>LEDAcrypt</text:p>
          </table:table-cell>
          <table:table-cell table:formula="of:=[Status.C44]" office:value-type="string" office:string-value="ledakem53" calcext:value-type="string">
            <text:p>ledakem53</text:p>
          </table:table-cell>
          <table:table-cell table:formula="of:=[Status.D4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5]" office:value-type="string" office:string-value="kem" calcext:value-type="string">
            <text:p>kem</text:p>
          </table:table-cell>
          <table:table-cell table:formula="of:=[Status.B45]" office:value-type="string" office:string-value="LEDAcrypt" calcext:value-type="string">
            <text:p>LEDAcrypt</text:p>
          </table:table-cell>
          <table:table-cell table:formula="of:=[Status.C45]" office:value-type="string" office:string-value="ledakem54" calcext:value-type="string">
            <text:p>ledakem54</text:p>
          </table:table-cell>
          <table:table-cell table:formula="of:=[Status.D4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6]" office:value-type="string" office:string-value="kem" calcext:value-type="string">
            <text:p>kem</text:p>
          </table:table-cell>
          <table:table-cell table:formula="of:=[Status.B46]" office:value-type="string" office:string-value="LEDAcrypt" calcext:value-type="string">
            <text:p>LEDAcrypt</text:p>
          </table:table-cell>
          <table:table-cell table:formula="of:=[Status.C46]" office:value-type="string" office:string-value="ledakemlt10" calcext:value-type="string">
            <text:p>ledakemlt10</text:p>
          </table:table-cell>
          <table:table-cell table:formula="of:=[Status.D46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7]" office:value-type="string" office:string-value="kem" calcext:value-type="string">
            <text:p>kem</text:p>
          </table:table-cell>
          <table:table-cell table:formula="of:=[Status.B47]" office:value-type="string" office:string-value="LEDAcrypt" calcext:value-type="string">
            <text:p>LEDAcrypt</text:p>
          </table:table-cell>
          <table:table-cell table:formula="of:=[Status.C47]" office:value-type="string" office:string-value="ledakemlt11" calcext:value-type="string">
            <text:p>ledakemlt11</text:p>
          </table:table-cell>
          <table:table-cell table:formula="of:=[Status.D4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8]" office:value-type="string" office:string-value="kem" calcext:value-type="string">
            <text:p>kem</text:p>
          </table:table-cell>
          <table:table-cell table:formula="of:=[Status.B48]" office:value-type="string" office:string-value="LEDAcrypt" calcext:value-type="string">
            <text:p>LEDAcrypt</text:p>
          </table:table-cell>
          <table:table-cell table:formula="of:=[Status.C48]" office:value-type="string" office:string-value="ledakemlt30" calcext:value-type="string">
            <text:p>ledakemlt30</text:p>
          </table:table-cell>
          <table:table-cell table:formula="of:=[Status.D4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49]" office:value-type="string" office:string-value="kem" calcext:value-type="string">
            <text:p>kem</text:p>
          </table:table-cell>
          <table:table-cell table:formula="of:=[Status.B49]" office:value-type="string" office:string-value="LEDAcrypt" calcext:value-type="string">
            <text:p>LEDAcrypt</text:p>
          </table:table-cell>
          <table:table-cell table:formula="of:=[Status.C49]" office:value-type="string" office:string-value="ledakemlt31" calcext:value-type="string">
            <text:p>ledakemlt31</text:p>
          </table:table-cell>
          <table:table-cell table:formula="of:=[Status.D4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50]" office:value-type="string" office:string-value="kem" calcext:value-type="string">
            <text:p>kem</text:p>
          </table:table-cell>
          <table:table-cell table:formula="of:=[Status.B50]" office:value-type="string" office:string-value="LEDAcrypt" calcext:value-type="string">
            <text:p>LEDAcrypt</text:p>
          </table:table-cell>
          <table:table-cell table:formula="of:=[Status.C50]" office:value-type="string" office:string-value="ledakemlt50" calcext:value-type="string">
            <text:p>ledakemlt50</text:p>
          </table:table-cell>
          <table:table-cell table:formula="of:=[Status.D50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51]" office:value-type="string" office:string-value="kem" calcext:value-type="string">
            <text:p>kem</text:p>
          </table:table-cell>
          <table:table-cell table:formula="of:=[Status.B51]" office:value-type="string" office:string-value="LEDAcrypt" calcext:value-type="string">
            <text:p>LEDAcrypt</text:p>
          </table:table-cell>
          <table:table-cell table:formula="of:=[Status.C51]" office:value-type="string" office:string-value="ledakemlt51" calcext:value-type="string">
            <text:p>ledakemlt51</text:p>
          </table:table-cell>
          <table:table-cell table:formula="of:=[Status.D5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52]" office:value-type="string" office:string-value="kem" calcext:value-type="string">
            <text:p>kem</text:p>
          </table:table-cell>
          <table:table-cell table:formula="of:=[Status.B52]" office:value-type="string" office:string-value="NewHope" calcext:value-type="string">
            <text:p>NewHope</text:p>
          </table:table-cell>
          <table:table-cell table:formula="of:=[Status.C52]" office:value-type="string" office:string-value="newhope1024cca" calcext:value-type="string">
            <text:p>newhope1024cca</text:p>
          </table:table-cell>
          <table:table-cell table:formula="of:=[Status.D52]" office:value-type="float" office:value="2" calcext:value-type="float">
            <text:p>2</text:p>
          </table:table-cell>
          <table:table-cell office:value-type="float" office:value="1824" calcext:value-type="float">
            <text:p>1,824</text:p>
          </table:table-cell>
          <table:table-cell office:value-type="float" office:value="3680" calcext:value-type="float">
            <text:p>3,680</text:p>
          </table:table-cell>
          <table:table-cell office:value-type="float" office:value="2208" calcext:value-type="float">
            <text:p>2,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53]" office:value-type="string" office:string-value="kem" calcext:value-type="string">
            <text:p>kem</text:p>
          </table:table-cell>
          <table:table-cell table:formula="of:=[Status.B53]" office:value-type="string" office:string-value="NewHope" calcext:value-type="string">
            <text:p>NewHope</text:p>
          </table:table-cell>
          <table:table-cell table:formula="of:=[Status.C53]" office:value-type="string" office:string-value="newhope1024cpa" calcext:value-type="string">
            <text:p>newhope1024cpa</text:p>
          </table:table-cell>
          <table:table-cell table:formula="of:=[Status.D53]" office:value-type="float" office:value="2" calcext:value-type="float">
            <text:p>2</text:p>
          </table:table-cell>
          <table:table-cell office:value-type="float" office:value="1824" calcext:value-type="float">
            <text:p>1,824</text:p>
          </table:table-cell>
          <table:table-cell office:value-type="float" office:value="1792" calcext:value-type="float">
            <text:p>1,792</text:p>
          </table:table-cell>
          <table:table-cell office:value-type="float" office:value="2176" calcext:value-type="float">
            <text:p>2,1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54]" office:value-type="string" office:string-value="kem" calcext:value-type="string">
            <text:p>kem</text:p>
          </table:table-cell>
          <table:table-cell table:formula="of:=[Status.B54]" office:value-type="string" office:string-value="NewHope" calcext:value-type="string">
            <text:p>NewHope</text:p>
          </table:table-cell>
          <table:table-cell table:formula="of:=[Status.C54]" office:value-type="string" office:string-value="newhope512cca" calcext:value-type="string">
            <text:p>newhope512cca</text:p>
          </table:table-cell>
          <table:table-cell table:formula="of:=[Status.D54]"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1888" calcext:value-type="float">
            <text:p>1,888</text:p>
          </table:table-cell>
          <table:table-cell office:value-type="float" office:value="1120" calcext:value-type="float">
            <text:p>1,1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55]" office:value-type="string" office:string-value="kem" calcext:value-type="string">
            <text:p>kem</text:p>
          </table:table-cell>
          <table:table-cell table:formula="of:=[Status.B55]" office:value-type="string" office:string-value="NewHope" calcext:value-type="string">
            <text:p>NewHope</text:p>
          </table:table-cell>
          <table:table-cell table:formula="of:=[Status.C55]" office:value-type="string" office:string-value="newhope512cpa" calcext:value-type="string">
            <text:p>newhope512cpa</text:p>
          </table:table-cell>
          <table:table-cell table:formula="of:=[Status.D5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56]" office:value-type="string" office:string-value="kem" calcext:value-type="string">
            <text:p>kem</text:p>
          </table:table-cell>
          <table:table-cell table:formula="of:=[Status.B56]" office:value-type="string" office:string-value="NTRU" calcext:value-type="string">
            <text:p>NTRU</text:p>
          </table:table-cell>
          <table:table-cell table:formula="of:=[Status.C56]" office:value-type="string" office:string-value="ntruhps2048509" calcext:value-type="string">
            <text:p>ntruhps2048509</text:p>
          </table:table-cell>
          <table:table-cell table:formula="of:=[Status.D56]" office:value-type="float" office:value="2" calcext:value-type="float">
            <text:p>2</text:p>
          </table:table-cell>
          <table:table-cell office:value-type="float" office:value="699" calcext:value-type="float">
            <text:p>699</text:p>
          </table:table-cell>
          <table:table-cell office:value-type="float" office:value="935" calcext:value-type="float">
            <text:p>935</text:p>
          </table:table-cell>
          <table:table-cell office:value-type="float" office:value="699" calcext:value-type="float">
            <text:p>6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57]" office:value-type="string" office:string-value="kem" calcext:value-type="string">
            <text:p>kem</text:p>
          </table:table-cell>
          <table:table-cell table:formula="of:=[Status.B57]" office:value-type="string" office:string-value="NTRU" calcext:value-type="string">
            <text:p>NTRU</text:p>
          </table:table-cell>
          <table:table-cell table:formula="of:=[Status.C57]" office:value-type="string" office:string-value="ntruhps2048677" calcext:value-type="string">
            <text:p>ntruhps2048677</text:p>
          </table:table-cell>
          <table:table-cell table:formula="of:=[Status.D57]" office:value-type="float" office:value="2" calcext:value-type="float">
            <text:p>2</text:p>
          </table:table-cell>
          <table:table-cell office:value-type="float" office:value="930" calcext:value-type="float">
            <text:p>930</text:p>
          </table:table-cell>
          <table:table-cell office:value-type="float" office:value="1234" calcext:value-type="float">
            <text:p>1,234</text:p>
          </table:table-cell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58]" office:value-type="string" office:string-value="kem" calcext:value-type="string">
            <text:p>kem</text:p>
          </table:table-cell>
          <table:table-cell table:formula="of:=[Status.B58]" office:value-type="string" office:string-value="NTRU" calcext:value-type="string">
            <text:p>NTRU</text:p>
          </table:table-cell>
          <table:table-cell table:formula="of:=[Status.C58]" office:value-type="string" office:string-value="ntruhps4096821" calcext:value-type="string">
            <text:p>ntruhps4096821</text:p>
          </table:table-cell>
          <table:table-cell table:formula="of:=[Status.D58]" office:value-type="float" office:value="2" calcext:value-type="float">
            <text:p>2</text:p>
          </table:table-cell>
          <table:table-cell office:value-type="float" office:value="1230" calcext:value-type="float">
            <text:p>1,230</text:p>
          </table:table-cell>
          <table:table-cell office:value-type="float" office:value="1590" calcext:value-type="float">
            <text:p>1,590</text:p>
          </table:table-cell>
          <table:table-cell office:value-type="float" office:value="1230" calcext:value-type="float">
            <text:p>1,2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59]" office:value-type="string" office:string-value="kem" calcext:value-type="string">
            <text:p>kem</text:p>
          </table:table-cell>
          <table:table-cell table:formula="of:=[Status.B59]" office:value-type="string" office:string-value="NTRU" calcext:value-type="string">
            <text:p>NTRU</text:p>
          </table:table-cell>
          <table:table-cell table:formula="of:=[Status.C59]" office:value-type="string" office:string-value="ntruhrss701" calcext:value-type="string">
            <text:p>ntruhrss701</text:p>
          </table:table-cell>
          <table:table-cell table:formula="of:=[Status.D59]" office:value-type="float" office:value="2" calcext:value-type="float">
            <text:p>2</text:p>
          </table:table-cell>
          <table:table-cell office:value-type="float" office:value="1138" calcext:value-type="float">
            <text:p>1,138</text:p>
          </table:table-cell>
          <table:table-cell office:value-type="float" office:value="1418" calcext:value-type="float">
            <text:p>1,418</text:p>
          </table:table-cell>
          <table:table-cell office:value-type="float" office:value="1278" calcext:value-type="float">
            <text:p>1,2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0]" office:value-type="string" office:string-value="kem" calcext:value-type="string">
            <text:p>kem</text:p>
          </table:table-cell>
          <table:table-cell table:formula="of:=[Status.B60]" office:value-type="string" office:string-value="NTRUPrime" calcext:value-type="string">
            <text:p>NTRUPrime</text:p>
          </table:table-cell>
          <table:table-cell table:formula="of:=[Status.C60]" office:value-type="string" office:string-value="ntrulpr653" calcext:value-type="string">
            <text:p>ntrulpr653</text:p>
          </table:table-cell>
          <table:table-cell table:formula="of:=[Status.D60]" office:value-type="float" office:value="2" calcext:value-type="float">
            <text:p>2</text:p>
          </table:table-cell>
          <table:table-cell office:value-type="float" office:value="897" calcext:value-type="float">
            <text:p>897</text:p>
          </table:table-cell>
          <table:table-cell office:value-type="float" office:value="1125" calcext:value-type="float">
            <text:p>1,125</text:p>
          </table:table-cell>
          <table:table-cell office:value-type="float" office:value="1025" calcext:value-type="float">
            <text:p>1,0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1]" office:value-type="string" office:string-value="kem" calcext:value-type="string">
            <text:p>kem</text:p>
          </table:table-cell>
          <table:table-cell table:formula="of:=[Status.B61]" office:value-type="string" office:string-value="NTRUPrime" calcext:value-type="string">
            <text:p>NTRUPrime</text:p>
          </table:table-cell>
          <table:table-cell table:formula="of:=[Status.C61]" office:value-type="string" office:string-value="ntrulpr761" calcext:value-type="string">
            <text:p>ntrulpr761</text:p>
          </table:table-cell>
          <table:table-cell table:formula="of:=[Status.D61]" office:value-type="float" office:value="2" calcext:value-type="float">
            <text:p>2</text:p>
          </table:table-cell>
          <table:table-cell office:value-type="float" office:value="1039" calcext:value-type="float">
            <text:p>1,039</text:p>
          </table:table-cell>
          <table:table-cell office:value-type="float" office:value="1294" calcext:value-type="float">
            <text:p>1,294</text:p>
          </table:table-cell>
          <table:table-cell office:value-type="float" office:value="1167" calcext:value-type="float">
            <text:p>1,1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2]" office:value-type="string" office:string-value="kem" calcext:value-type="string">
            <text:p>kem</text:p>
          </table:table-cell>
          <table:table-cell table:formula="of:=[Status.B62]" office:value-type="string" office:string-value="NTRUPrime" calcext:value-type="string">
            <text:p>NTRUPrime</text:p>
          </table:table-cell>
          <table:table-cell table:formula="of:=[Status.C62]" office:value-type="string" office:string-value="ntrulpr857" calcext:value-type="string">
            <text:p>ntrulpr857</text:p>
          </table:table-cell>
          <table:table-cell table:formula="of:=[Status.D62]" office:value-type="float" office:value="2" calcext:value-type="float">
            <text:p>2</text:p>
          </table:table-cell>
          <table:table-cell office:value-type="float" office:value="1184" calcext:value-type="float">
            <text:p>1,184</text:p>
          </table:table-cell>
          <table:table-cell office:value-type="float" office:value="1463" calcext:value-type="float">
            <text:p>1,463</text:p>
          </table:table-cell>
          <table:table-cell office:value-type="float" office:value="1312" calcext:value-type="float">
            <text:p>1,3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3]" office:value-type="string" office:string-value="kem" calcext:value-type="string">
            <text:p>kem</text:p>
          </table:table-cell>
          <table:table-cell table:formula="of:=[Status.B63]" office:value-type="string" office:string-value="NTRUPrime" calcext:value-type="string">
            <text:p>NTRUPrime</text:p>
          </table:table-cell>
          <table:table-cell table:formula="of:=[Status.C63]" office:value-type="string" office:string-value="sntrup653" calcext:value-type="string">
            <text:p>sntrup653</text:p>
          </table:table-cell>
          <table:table-cell table:formula="of:=[Status.D63]"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1518" calcext:value-type="float">
            <text:p>1,518</text:p>
          </table:table-cell>
          <table:table-cell office:value-type="float" office:value="897" calcext:value-type="float">
            <text:p>8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4]" office:value-type="string" office:string-value="kem" calcext:value-type="string">
            <text:p>kem</text:p>
          </table:table-cell>
          <table:table-cell table:formula="of:=[Status.B64]" office:value-type="string" office:string-value="NTRUPrime" calcext:value-type="string">
            <text:p>NTRUPrime</text:p>
          </table:table-cell>
          <table:table-cell table:formula="of:=[Status.C64]" office:value-type="string" office:string-value="sntrup761" calcext:value-type="string">
            <text:p>sntrup761</text:p>
          </table:table-cell>
          <table:table-cell table:formula="of:=[Status.D64]" office:value-type="float" office:value="2" calcext:value-type="float">
            <text:p>2</text:p>
          </table:table-cell>
          <table:table-cell office:value-type="float" office:value="1158" calcext:value-type="float">
            <text:p>1,158</text:p>
          </table:table-cell>
          <table:table-cell office:value-type="float" office:value="1763" calcext:value-type="float">
            <text:p>1,763</text:p>
          </table:table-cell>
          <table:table-cell office:value-type="float" office:value="1039" calcext:value-type="float">
            <text:p>1,0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5]" office:value-type="string" office:string-value="kem" calcext:value-type="string">
            <text:p>kem</text:p>
          </table:table-cell>
          <table:table-cell table:formula="of:=[Status.B65]" office:value-type="string" office:string-value="NTRUPrime" calcext:value-type="string">
            <text:p>NTRUPrime</text:p>
          </table:table-cell>
          <table:table-cell table:formula="of:=[Status.C65]" office:value-type="string" office:string-value="sntrup857" calcext:value-type="string">
            <text:p>sntrup857</text:p>
          </table:table-cell>
          <table:table-cell table:formula="of:=[Status.D65]" office:value-type="float" office:value="2" calcext:value-type="float">
            <text:p>2</text:p>
          </table:table-cell>
          <table:table-cell office:value-type="float" office:value="1322" calcext:value-type="float">
            <text:p>1,322</text:p>
          </table:table-cell>
          <table:table-cell office:value-type="float" office:value="1999" calcext:value-type="float">
            <text:p>1,999</text:p>
          </table:table-cell>
          <table:table-cell office:value-type="float" office:value="1184" calcext:value-type="float">
            <text:p>1,1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6]" office:value-type="string" office:string-value="kem" calcext:value-type="string">
            <text:p>kem</text:p>
          </table:table-cell>
          <table:table-cell table:formula="of:=[Status.B66]" office:value-type="string" office:string-value="NTS-KEM" calcext:value-type="string">
            <text:p>NTS-KEM</text:p>
          </table:table-cell>
          <table:table-cell table:formula="of:=[Status.C66]" office:value-type="string" office:string-value="ntskem1264" calcext:value-type="string">
            <text:p>ntskem1264</text:p>
          </table:table-cell>
          <table:table-cell table:formula="of:=[Status.D66]" office:value-type="float" office:value="2" calcext:value-type="float">
            <text:p>2</text:p>
          </table:table-cell>
          <table:table-cell office:value-type="float" office:value="319488" calcext:value-type="float">
            <text:p>319,488</text:p>
          </table:table-cell>
          <table:table-cell office:value-type="float" office:value="9216" calcext:value-type="float">
            <text:p>9,2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7]" office:value-type="string" office:string-value="kem" calcext:value-type="string">
            <text:p>kem</text:p>
          </table:table-cell>
          <table:table-cell table:formula="of:=[Status.B67]" office:value-type="string" office:string-value="NTS-KEM" calcext:value-type="string">
            <text:p>NTS-KEM</text:p>
          </table:table-cell>
          <table:table-cell table:formula="of:=[Status.C67]" office:value-type="string" office:string-value="ntskem13136" calcext:value-type="string">
            <text:p>ntskem13136</text:p>
          </table:table-cell>
          <table:table-cell table:formula="of:=[Status.D67]" office:value-type="float" office:value="2" calcext:value-type="float">
            <text:p>2</text:p>
          </table:table-cell>
          <table:table-cell office:value-type="float" office:value="1419704" calcext:value-type="float">
            <text:p>1,419,704</text:p>
          </table:table-cell>
          <table:table-cell office:value-type="float" office:value="19890" calcext:value-type="float">
            <text:p>19,890</text:p>
          </table:table-cell>
          <table:table-cell office:value-type="float" office:value="253" calcext:value-type="float">
            <text:p>2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8]" office:value-type="string" office:string-value="kem" calcext:value-type="string">
            <text:p>kem</text:p>
          </table:table-cell>
          <table:table-cell table:formula="of:=[Status.B68]" office:value-type="string" office:string-value="NTS-KEM" calcext:value-type="string">
            <text:p>NTS-KEM</text:p>
          </table:table-cell>
          <table:table-cell table:formula="of:=[Status.C68]" office:value-type="string" office:string-value="ntskem1380" calcext:value-type="string">
            <text:p>ntskem1380</text:p>
          </table:table-cell>
          <table:table-cell table:formula="of:=[Status.D68]" office:value-type="float" office:value="2" calcext:value-type="float">
            <text:p>2</text:p>
          </table:table-cell>
          <table:table-cell office:value-type="float" office:value="929760" calcext:value-type="float">
            <text:p>929,760</text:p>
          </table:table-cell>
          <table:table-cell office:value-type="float" office:value="17524" calcext:value-type="float">
            <text:p>17,524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69]" office:value-type="string" office:string-value="kem" calcext:value-type="string">
            <text:p>kem</text:p>
          </table:table-cell>
          <table:table-cell table:formula="of:=[Status.B69]" office:value-type="string" office:string-value="ROLLO" calcext:value-type="string">
            <text:p>ROLLO</text:p>
          </table:table-cell>
          <table:table-cell table:formula="of:=[Status.C69]" office:value-type="string" office:string-value="rolloi128" calcext:value-type="string">
            <text:p>rolloi128</text:p>
          </table:table-cell>
          <table:table-cell table:formula="of:=[Status.D69]"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40" calcext:value-type="float">
            <text:p>40</text:p>
          </table:table-cell>
          <table:table-cell office:value-type="float" office:value="465" calcext:value-type="float">
            <text:p>4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0]" office:value-type="string" office:string-value="kem" calcext:value-type="string">
            <text:p>kem</text:p>
          </table:table-cell>
          <table:table-cell table:formula="of:=[Status.B70]" office:value-type="string" office:string-value="ROLLO" calcext:value-type="string">
            <text:p>ROLLO</text:p>
          </table:table-cell>
          <table:table-cell table:formula="of:=[Status.C70]" office:value-type="string" office:string-value="rolloi192" calcext:value-type="string">
            <text:p>rolloi192</text:p>
          </table:table-cell>
          <table:table-cell table:formula="of:=[Status.D70]"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1]" office:value-type="string" office:string-value="kem" calcext:value-type="string">
            <text:p>kem</text:p>
          </table:table-cell>
          <table:table-cell table:formula="of:=[Status.B71]" office:value-type="string" office:string-value="ROLLO" calcext:value-type="string">
            <text:p>ROLLO</text:p>
          </table:table-cell>
          <table:table-cell table:formula="of:=[Status.C71]" office:value-type="string" office:string-value="rolloi256" calcext:value-type="string">
            <text:p>rolloi256</text:p>
          </table:table-cell>
          <table:table-cell table:formula="of:=[Status.D71]" office:value-type="float" office:value="2" calcext:value-type="float">
            <text:p>2</text:p>
          </table:table-cell>
          <table:table-cell office:value-type="float" office:value="947" calcext:value-type="float">
            <text:p>947</text:p>
          </table:table-cell>
          <table:table-cell office:value-type="float" office:value="40" calcext:value-type="float">
            <text:p>40</text:p>
          </table:table-cell>
          <table:table-cell office:value-type="float" office:value="947" calcext:value-type="float">
            <text:p>9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2]" office:value-type="string" office:string-value="kem" calcext:value-type="string">
            <text:p>kem</text:p>
          </table:table-cell>
          <table:table-cell table:formula="of:=[Status.B72]" office:value-type="string" office:string-value="ROLLO" calcext:value-type="string">
            <text:p>ROLLO</text:p>
          </table:table-cell>
          <table:table-cell table:formula="of:=[Status.C72]" office:value-type="string" office:string-value="rolloii128" calcext:value-type="string">
            <text:p>rolloii128</text:p>
          </table:table-cell>
          <table:table-cell table:formula="of:=[Status.D72]" office:value-type="float" office:value="2" calcext:value-type="float">
            <text:p>2</text:p>
          </table:table-cell>
          <table:table-cell office:value-type="float" office:value="1546" calcext:value-type="float">
            <text:p>1,546</text:p>
          </table:table-cell>
          <table:table-cell office:value-type="float" office:value="1586" calcext:value-type="float">
            <text:p>1,586</text:p>
          </table:table-cell>
          <table:table-cell office:value-type="float" office:value="1674" calcext:value-type="float">
            <text:p>1,6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3]" office:value-type="string" office:string-value="kem" calcext:value-type="string">
            <text:p>kem</text:p>
          </table:table-cell>
          <table:table-cell table:formula="of:=[Status.B73]" office:value-type="string" office:string-value="ROLLO" calcext:value-type="string">
            <text:p>ROLLO</text:p>
          </table:table-cell>
          <table:table-cell table:formula="of:=[Status.C73]" office:value-type="string" office:string-value="rolloii192" calcext:value-type="string">
            <text:p>rolloii192</text:p>
          </table:table-cell>
          <table:table-cell table:formula="of:=[Status.D73]" office:value-type="float" office:value="2" calcext:value-type="float">
            <text:p>2</text:p>
          </table:table-cell>
          <table:table-cell office:value-type="float" office:value="2020" calcext:value-type="float">
            <text:p>2,020</text:p>
          </table:table-cell>
          <table:table-cell office:value-type="float" office:value="2060" calcext:value-type="float">
            <text:p>2,060</text:p>
          </table:table-cell>
          <table:table-cell office:value-type="float" office:value="2148" calcext:value-type="float">
            <text:p>2,1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4]" office:value-type="string" office:string-value="kem" calcext:value-type="string">
            <text:p>kem</text:p>
          </table:table-cell>
          <table:table-cell table:formula="of:=[Status.B74]" office:value-type="string" office:string-value="ROLLO" calcext:value-type="string">
            <text:p>ROLLO</text:p>
          </table:table-cell>
          <table:table-cell table:formula="of:=[Status.C74]" office:value-type="string" office:string-value="rolloii256" calcext:value-type="string">
            <text:p>rolloii256</text:p>
          </table:table-cell>
          <table:table-cell table:formula="of:=[Status.D74]" office:value-type="float" office:value="2" calcext:value-type="float">
            <text:p>2</text:p>
          </table:table-cell>
          <table:table-cell office:value-type="float" office:value="2493" calcext:value-type="float">
            <text:p>2,493</text:p>
          </table:table-cell>
          <table:table-cell office:value-type="float" office:value="2533" calcext:value-type="float">
            <text:p>2,533</text:p>
          </table:table-cell>
          <table:table-cell office:value-type="float" office:value="2621" calcext:value-type="float">
            <text:p>2,6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5]" office:value-type="string" office:string-value="kem" calcext:value-type="string">
            <text:p>kem</text:p>
          </table:table-cell>
          <table:table-cell table:formula="of:=[Status.B75]" office:value-type="string" office:string-value="ROLLO" calcext:value-type="string">
            <text:p>ROLLO</text:p>
          </table:table-cell>
          <table:table-cell table:formula="of:=[Status.C75]" office:value-type="string" office:string-value="rolloiii128" calcext:value-type="string">
            <text:p>rolloiii128</text:p>
          </table:table-cell>
          <table:table-cell table:formula="of:=[Status.D75]"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,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6]" office:value-type="string" office:string-value="kem" calcext:value-type="string">
            <text:p>kem</text:p>
          </table:table-cell>
          <table:table-cell table:formula="of:=[Status.B76]" office:value-type="string" office:string-value="ROLLO" calcext:value-type="string">
            <text:p>ROLLO</text:p>
          </table:table-cell>
          <table:table-cell table:formula="of:=[Status.C76]" office:value-type="string" office:string-value="rolloiii192" calcext:value-type="string">
            <text:p>rolloiii192</text:p>
          </table:table-cell>
          <table:table-cell table:formula="of:=[Status.D76]" office:value-type="float" office:value="2" calcext:value-type="float">
            <text:p>2</text:p>
          </table:table-cell>
          <table:table-cell office:value-type="float" office:value="830" calcext:value-type="float">
            <text:p>830</text:p>
          </table:table-cell>
          <table:table-cell office:value-type="float" office:value="40" calcext:value-type="float">
            <text:p>40</text:p>
          </table:table-cell>
          <table:table-cell office:value-type="float" office:value="1580" calcext:value-type="float">
            <text:p>1,5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7]" office:value-type="string" office:string-value="kem" calcext:value-type="string">
            <text:p>kem</text:p>
          </table:table-cell>
          <table:table-cell table:formula="of:=[Status.B77]" office:value-type="string" office:string-value="ROLLO" calcext:value-type="string">
            <text:p>ROLLO</text:p>
          </table:table-cell>
          <table:table-cell table:formula="of:=[Status.C77]" office:value-type="string" office:string-value="rolloiii256" calcext:value-type="string">
            <text:p>rolloiii256</text:p>
          </table:table-cell>
          <table:table-cell table:formula="of:=[Status.D77]" office:value-type="float" office:value="2" calcext:value-type="float">
            <text:p>2</text:p>
          </table:table-cell>
          <table:table-cell office:value-type="float" office:value="1138" calcext:value-type="float">
            <text:p>1,138</text:p>
          </table:table-cell>
          <table:table-cell office:value-type="float" office:value="40" calcext:value-type="float">
            <text:p>40</text:p>
          </table:table-cell>
          <table:table-cell office:value-type="float" office:value="2196" calcext:value-type="float">
            <text:p>2,1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78]" office:value-type="string" office:string-value="kem" calcext:value-type="string">
            <text:p>kem</text:p>
          </table:table-cell>
          <table:table-cell table:formula="of:=[Status.B78]" office:value-type="string" office:string-value="Round5" calcext:value-type="string">
            <text:p>Round5</text:p>
          </table:table-cell>
          <table:table-cell table:formula="of:=[Status.C78]" office:value-type="string" office:string-value="r5n11kemcca0d" calcext:value-type="string">
            <text:p>r5n11kemcca0d</text:p>
          </table:table-cell>
          <table:table-cell table:formula="of:=[Status.D78]" office:value-type="float" office:value="2" calcext:value-type="float">
            <text:p>2</text:p>
          </table:table-cell>
          <table:table-cell office:value-type="float" office:value="5214" calcext:value-type="float">
            <text:p>5,214</text:p>
          </table:table-cell>
          <table:table-cell office:value-type="float" office:value="5246" calcext:value-type="float">
            <text:p>5,246</text:p>
          </table:table-cell>
          <table:table-cell office:value-type="float" office:value="5252" calcext:value-type="float">
            <text:p>5,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79]" office:value-type="string" office:string-value="kem" calcext:value-type="string">
            <text:p>kem</text:p>
          </table:table-cell>
          <table:table-cell table:formula="of:=[Status.B79]" office:value-type="string" office:string-value="Round5" calcext:value-type="string">
            <text:p>Round5</text:p>
          </table:table-cell>
          <table:table-cell table:formula="of:=[Status.C79]" office:value-type="string" office:string-value="r5n11kemcca0dsneik" calcext:value-type="string">
            <text:p>r5n11kemcca0dsneik</text:p>
          </table:table-cell>
          <table:table-cell table:formula="of:=[Status.D79]" office:value-type="float" office:value="2" calcext:value-type="float">
            <text:p>2</text:p>
          </table:table-cell>
          <table:table-cell office:value-type="float" office:value="5214" calcext:value-type="float">
            <text:p>5,214</text:p>
          </table:table-cell>
          <table:table-cell office:value-type="float" office:value="5246" calcext:value-type="float">
            <text:p>5,246</text:p>
          </table:table-cell>
          <table:table-cell office:value-type="float" office:value="5252" calcext:value-type="float">
            <text:p>5,2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80]" office:value-type="string" office:string-value="kem" calcext:value-type="string">
            <text:p>kem</text:p>
          </table:table-cell>
          <table:table-cell table:formula="of:=[Status.B80]" office:value-type="string" office:string-value="Round5" calcext:value-type="string">
            <text:p>Round5</text:p>
          </table:table-cell>
          <table:table-cell table:formula="of:=[Status.C80]" office:value-type="string" office:string-value="r5n13kemcca0d" calcext:value-type="string">
            <text:p>r5n13kemcca0d</text:p>
          </table:table-cell>
          <table:table-cell table:formula="of:=[Status.D80]" office:value-type="float" office:value="2" calcext:value-type="float">
            <text:p>2</text:p>
          </table:table-cell>
          <table:table-cell office:value-type="float" office:value="8834" calcext:value-type="float">
            <text:p>8,834</text:p>
          </table:table-cell>
          <table:table-cell office:value-type="float" office:value="8882" calcext:value-type="float">
            <text:p>8,882</text:p>
          </table:table-cell>
          <table:table-cell office:value-type="float" office:value="8890" calcext:value-type="float">
            <text:p>8,8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81]" office:value-type="string" office:string-value="kem" calcext:value-type="string">
            <text:p>kem</text:p>
          </table:table-cell>
          <table:table-cell table:formula="of:=[Status.B81]" office:value-type="string" office:string-value="Round5" calcext:value-type="string">
            <text:p>Round5</text:p>
          </table:table-cell>
          <table:table-cell table:formula="of:=[Status.C81]" office:value-type="string" office:string-value="r5n13kemcca0dsneik" calcext:value-type="string">
            <text:p>r5n13kemcca0dsneik</text:p>
          </table:table-cell>
          <table:table-cell table:formula="of:=[Status.D81]" office:value-type="float" office:value="2" calcext:value-type="float">
            <text:p>2</text:p>
          </table:table-cell>
          <table:table-cell office:value-type="float" office:value="8834" calcext:value-type="float">
            <text:p>8,834</text:p>
          </table:table-cell>
          <table:table-cell office:value-type="float" office:value="8882" calcext:value-type="float">
            <text:p>8,882</text:p>
          </table:table-cell>
          <table:table-cell office:value-type="float" office:value="8890" calcext:value-type="float">
            <text:p>8,8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82]" office:value-type="string" office:string-value="kem" calcext:value-type="string">
            <text:p>kem</text:p>
          </table:table-cell>
          <table:table-cell table:formula="of:=[Status.B82]" office:value-type="string" office:string-value="Round5" calcext:value-type="string">
            <text:p>Round5</text:p>
          </table:table-cell>
          <table:table-cell table:formula="of:=[Status.C82]" office:value-type="string" office:string-value="r5n15kemcca0d" calcext:value-type="string">
            <text:p>r5n15kemcca0d</text:p>
          </table:table-cell>
          <table:table-cell table:formula="of:=[Status.D82]" office:value-type="float" office:value="2" calcext:value-type="float">
            <text:p>2</text:p>
          </table:table-cell>
          <table:table-cell office:value-type="float" office:value="14264" calcext:value-type="float">
            <text:p>14,264</text:p>
          </table:table-cell>
          <table:table-cell office:value-type="float" office:value="14328" calcext:value-type="float">
            <text:p>14,328</text:p>
          </table:table-cell>
          <table:table-cell office:value-type="float" office:value="14320" calcext:value-type="float">
            <text:p>14,3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83]" office:value-type="string" office:string-value="kem" calcext:value-type="string">
            <text:p>kem</text:p>
          </table:table-cell>
          <table:table-cell table:formula="of:=[Status.B83]" office:value-type="string" office:string-value="Round5" calcext:value-type="string">
            <text:p>Round5</text:p>
          </table:table-cell>
          <table:table-cell table:formula="of:=[Status.C83]" office:value-type="string" office:string-value="r5n15kemcca0dsneik" calcext:value-type="string">
            <text:p>r5n15kemcca0dsneik</text:p>
          </table:table-cell>
          <table:table-cell table:formula="of:=[Status.D83]" office:value-type="float" office:value="2" calcext:value-type="float">
            <text:p>2</text:p>
          </table:table-cell>
          <table:table-cell office:value-type="float" office:value="14264" calcext:value-type="float">
            <text:p>14,264</text:p>
          </table:table-cell>
          <table:table-cell office:value-type="float" office:value="14328" calcext:value-type="float">
            <text:p>14,328</text:p>
          </table:table-cell>
          <table:table-cell office:value-type="float" office:value="14320" calcext:value-type="float">
            <text:p>14,3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84]" office:value-type="string" office:string-value="kem" calcext:value-type="string">
            <text:p>kem</text:p>
          </table:table-cell>
          <table:table-cell table:formula="of:=[Status.B84]" office:value-type="string" office:string-value="Round5" calcext:value-type="string">
            <text:p>Round5</text:p>
          </table:table-cell>
          <table:table-cell table:formula="of:=[Status.C84]" office:value-type="string" office:string-value="r5nd1kemcca0d" calcext:value-type="string">
            <text:p>r5nd1kemcca0d</text:p>
          </table:table-cell>
          <table:table-cell table:formula="of:=[Status.D84]"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85]" office:value-type="string" office:string-value="kem" calcext:value-type="string">
            <text:p>kem</text:p>
          </table:table-cell>
          <table:table-cell table:formula="of:=[Status.B85]" office:value-type="string" office:string-value="Round5" calcext:value-type="string">
            <text:p>Round5</text:p>
          </table:table-cell>
          <table:table-cell table:formula="of:=[Status.C85]" office:value-type="string" office:string-value="r5nd1kemcca0dsneik" calcext:value-type="string">
            <text:p>r5nd1kemcca0dsneik</text:p>
          </table:table-cell>
          <table:table-cell table:formula="of:=[Status.D85]"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86]" office:value-type="string" office:string-value="kem" calcext:value-type="string">
            <text:p>kem</text:p>
          </table:table-cell>
          <table:table-cell table:formula="of:=[Status.B86]" office:value-type="string" office:string-value="Round5" calcext:value-type="string">
            <text:p>Round5</text:p>
          </table:table-cell>
          <table:table-cell table:formula="of:=[Status.C86]" office:value-type="string" office:string-value="r5nd1kemcca5d" calcext:value-type="string">
            <text:p>r5nd1kemcca5d</text:p>
          </table:table-cell>
          <table:table-cell table:formula="of:=[Status.D86]"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77" calcext:value-type="float">
            <text:p>477</text:p>
          </table:table-cell>
          <table:table-cell office:value-type="float" office:value="565" calcext:value-type="float">
            <text:p>5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87]" office:value-type="string" office:string-value="kem" calcext:value-type="string">
            <text:p>kem</text:p>
          </table:table-cell>
          <table:table-cell table:formula="of:=[Status.B87]" office:value-type="string" office:string-value="Round5" calcext:value-type="string">
            <text:p>Round5</text:p>
          </table:table-cell>
          <table:table-cell table:formula="of:=[Status.C87]" office:value-type="string" office:string-value="r5nd1kemcca5dsneik" calcext:value-type="string">
            <text:p>r5nd1kemcca5dsneik</text:p>
          </table:table-cell>
          <table:table-cell table:formula="of:=[Status.D87]"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77" calcext:value-type="float">
            <text:p>477</text:p>
          </table:table-cell>
          <table:table-cell office:value-type="float" office:value="565" calcext:value-type="float">
            <text:p>5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88]" office:value-type="string" office:string-value="kem" calcext:value-type="string">
            <text:p>kem</text:p>
          </table:table-cell>
          <table:table-cell table:formula="of:=[Status.B88]" office:value-type="string" office:string-value="Round5" calcext:value-type="string">
            <text:p>Round5</text:p>
          </table:table-cell>
          <table:table-cell table:formula="of:=[Status.C88]" office:value-type="string" office:string-value="r5nd3kemcca0d" calcext:value-type="string">
            <text:p>r5nd3kemcca0d</text:p>
          </table:table-cell>
          <table:table-cell table:formula="of:=[Status.D88]" office:value-type="float" office:value="2" calcext:value-type="float">
            <text:p>2</text:p>
          </table:table-cell>
          <table:table-cell office:value-type="float" office:value="909" calcext:value-type="float">
            <text:p>909</text:p>
          </table:table-cell>
          <table:table-cell office:value-type="float" office:value="957" calcext:value-type="float">
            <text:p>957</text:p>
          </table:table-cell>
          <table:table-cell office:value-type="float" office:value="1005" calcext:value-type="float">
            <text:p>1,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89]" office:value-type="string" office:string-value="kem" calcext:value-type="string">
            <text:p>kem</text:p>
          </table:table-cell>
          <table:table-cell table:formula="of:=[Status.B89]" office:value-type="string" office:string-value="Round5" calcext:value-type="string">
            <text:p>Round5</text:p>
          </table:table-cell>
          <table:table-cell table:formula="of:=[Status.C89]" office:value-type="string" office:string-value="r5nd3kemcca0dsneik" calcext:value-type="string">
            <text:p>r5nd3kemcca0dsneik</text:p>
          </table:table-cell>
          <table:table-cell table:formula="of:=[Status.D89]" office:value-type="float" office:value="2" calcext:value-type="float">
            <text:p>2</text:p>
          </table:table-cell>
          <table:table-cell office:value-type="float" office:value="909" calcext:value-type="float">
            <text:p>909</text:p>
          </table:table-cell>
          <table:table-cell office:value-type="float" office:value="957" calcext:value-type="float">
            <text:p>957</text:p>
          </table:table-cell>
          <table:table-cell office:value-type="float" office:value="1005" calcext:value-type="float">
            <text:p>1,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90]" office:value-type="string" office:string-value="kem" calcext:value-type="string">
            <text:p>kem</text:p>
          </table:table-cell>
          <table:table-cell table:formula="of:=[Status.B90]" office:value-type="string" office:string-value="Round5" calcext:value-type="string">
            <text:p>Round5</text:p>
          </table:table-cell>
          <table:table-cell table:formula="of:=[Status.C90]" office:value-type="string" office:string-value="r5nd3kemcca5d" calcext:value-type="string">
            <text:p>r5nd3kemcca5d</text:p>
          </table:table-cell>
          <table:table-cell table:formula="of:=[Status.D90]"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office:value-type="float" office:value="828" calcext:value-type="float">
            <text:p>828</text:p>
          </table:table-cell>
          <table:table-cell office:value-type="float" office:value="883" calcext:value-type="float">
            <text:p>8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91]" office:value-type="string" office:string-value="kem" calcext:value-type="string">
            <text:p>kem</text:p>
          </table:table-cell>
          <table:table-cell table:formula="of:=[Status.B91]" office:value-type="string" office:string-value="Round5" calcext:value-type="string">
            <text:p>Round5</text:p>
          </table:table-cell>
          <table:table-cell table:formula="of:=[Status.C91]" office:value-type="string" office:string-value="r5nd3kemcca5dsneik" calcext:value-type="string">
            <text:p>r5nd3kemcca5dsneik</text:p>
          </table:table-cell>
          <table:table-cell table:formula="of:=[Status.D91]"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office:value-type="float" office:value="828" calcext:value-type="float">
            <text:p>828</text:p>
          </table:table-cell>
          <table:table-cell office:value-type="float" office:value="883" calcext:value-type="float">
            <text:p>8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92]" office:value-type="string" office:string-value="kem" calcext:value-type="string">
            <text:p>kem</text:p>
          </table:table-cell>
          <table:table-cell table:formula="of:=[Status.B92]" office:value-type="string" office:string-value="Round5" calcext:value-type="string">
            <text:p>Round5</text:p>
          </table:table-cell>
          <table:table-cell table:formula="of:=[Status.C92]" office:value-type="string" office:string-value="r5nd5kemcca0d" calcext:value-type="string">
            <text:p>r5nd5kemcca0d</text:p>
          </table:table-cell>
          <table:table-cell table:formula="of:=[Status.D92]" office:value-type="float" office:value="2" calcext:value-type="float">
            <text:p>2</text:p>
          </table:table-cell>
          <table:table-cell office:value-type="float" office:value="1178" calcext:value-type="float">
            <text:p>1,178</text:p>
          </table:table-cell>
          <table:table-cell office:value-type="float" office:value="1242" calcext:value-type="float">
            <text:p>1,242</text:p>
          </table:table-cell>
          <table:table-cell office:value-type="float" office:value="1306" calcext:value-type="float">
            <text:p>1,3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93]" office:value-type="string" office:string-value="kem" calcext:value-type="string">
            <text:p>kem</text:p>
          </table:table-cell>
          <table:table-cell table:formula="of:=[Status.B93]" office:value-type="string" office:string-value="Round5" calcext:value-type="string">
            <text:p>Round5</text:p>
          </table:table-cell>
          <table:table-cell table:formula="of:=[Status.C93]" office:value-type="string" office:string-value="r5nd5kemcca0dsneik" calcext:value-type="string">
            <text:p>r5nd5kemcca0dsneik</text:p>
          </table:table-cell>
          <table:table-cell table:formula="of:=[Status.D93]" office:value-type="float" office:value="2" calcext:value-type="float">
            <text:p>2</text:p>
          </table:table-cell>
          <table:table-cell office:value-type="float" office:value="1178" calcext:value-type="float">
            <text:p>1,178</text:p>
          </table:table-cell>
          <table:table-cell office:value-type="float" office:value="1242" calcext:value-type="float">
            <text:p>1,242</text:p>
          </table:table-cell>
          <table:table-cell office:value-type="float" office:value="1306" calcext:value-type="float">
            <text:p>1,3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94]" office:value-type="string" office:string-value="kem" calcext:value-type="string">
            <text:p>kem</text:p>
          </table:table-cell>
          <table:table-cell table:formula="of:=[Status.B94]" office:value-type="string" office:string-value="Round5" calcext:value-type="string">
            <text:p>Round5</text:p>
          </table:table-cell>
          <table:table-cell table:formula="of:=[Status.C94]" office:value-type="string" office:string-value="r5nd5kemcca5d" calcext:value-type="string">
            <text:p>r5nd5kemcca5d</text:p>
          </table:table-cell>
          <table:table-cell table:formula="of:=[Status.D94]" office:value-type="float" office:value="2" calcext:value-type="float">
            <text:p>2</text:p>
          </table:table-cell>
          <table:table-cell office:value-type="float" office:value="972" calcext:value-type="float">
            <text:p>972</text:p>
          </table:table-cell>
          <table:table-cell office:value-type="float" office:value="1036" calcext:value-type="float">
            <text:p>1,036</text:p>
          </table:table-cell>
          <table:table-cell office:value-type="float" office:value="1095" calcext:value-type="float">
            <text:p>1,0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95]" office:value-type="string" office:string-value="kem" calcext:value-type="string">
            <text:p>kem</text:p>
          </table:table-cell>
          <table:table-cell table:formula="of:=[Status.B95]" office:value-type="string" office:string-value="Round5" calcext:value-type="string">
            <text:p>Round5</text:p>
          </table:table-cell>
          <table:table-cell table:formula="of:=[Status.C95]" office:value-type="string" office:string-value="r5nd5kemcca5dsneik" calcext:value-type="string">
            <text:p>r5nd5kemcca5dsneik</text:p>
          </table:table-cell>
          <table:table-cell table:formula="of:=[Status.D95]" office:value-type="float" office:value="2" calcext:value-type="float">
            <text:p>2</text:p>
          </table:table-cell>
          <table:table-cell office:value-type="float" office:value="972" calcext:value-type="float">
            <text:p>972</text:p>
          </table:table-cell>
          <table:table-cell office:value-type="float" office:value="1036" calcext:value-type="float">
            <text:p>1,036</text:p>
          </table:table-cell>
          <table:table-cell office:value-type="float" office:value="1095" calcext:value-type="float">
            <text:p>1,0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96]" office:value-type="string" office:string-value="kem" calcext:value-type="string">
            <text:p>kem</text:p>
          </table:table-cell>
          <table:table-cell table:formula="of:=[Status.B96]" office:value-type="string" office:string-value="RQC" calcext:value-type="string">
            <text:p>RQC</text:p>
          </table:table-cell>
          <table:table-cell table:formula="of:=[Status.C96]" office:value-type="string" office:string-value="rqc128" calcext:value-type="string">
            <text:p>rqc128</text:p>
          </table:table-cell>
          <table:table-cell table:formula="of:=[Status.D96]" office:value-type="float" office:value="2" calcext:value-type="float">
            <text:p>2</text:p>
          </table:table-cell>
          <table:table-cell office:value-type="float" office:value="853" calcext:value-type="float">
            <text:p>853</text:p>
          </table:table-cell>
          <table:table-cell office:value-type="float" office:value="893" calcext:value-type="float">
            <text:p>893</text:p>
          </table:table-cell>
          <table:table-cell office:value-type="float" office:value="1690" calcext:value-type="float">
            <text:p>1,6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97]" office:value-type="string" office:string-value="kem" calcext:value-type="string">
            <text:p>kem</text:p>
          </table:table-cell>
          <table:table-cell table:formula="of:=[Status.B97]" office:value-type="string" office:string-value="RQC" calcext:value-type="string">
            <text:p>RQC</text:p>
          </table:table-cell>
          <table:table-cell table:formula="of:=[Status.C97]" office:value-type="string" office:string-value="rqc192" calcext:value-type="string">
            <text:p>rqc192</text:p>
          </table:table-cell>
          <table:table-cell table:formula="of:=[Status.D97]" office:value-type="float" office:value="2" calcext:value-type="float">
            <text:p>2</text:p>
          </table:table-cell>
          <table:table-cell office:value-type="float" office:value="1391" calcext:value-type="float">
            <text:p>1,391</text:p>
          </table:table-cell>
          <table:table-cell office:value-type="float" office:value="1431" calcext:value-type="float">
            <text:p>1,431</text:p>
          </table:table-cell>
          <table:table-cell office:value-type="float" office:value="2766" calcext:value-type="float">
            <text:p>2,7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98]" office:value-type="string" office:string-value="kem" calcext:value-type="string">
            <text:p>kem</text:p>
          </table:table-cell>
          <table:table-cell table:formula="of:=[Status.B98]" office:value-type="string" office:string-value="RQC" calcext:value-type="string">
            <text:p>RQC</text:p>
          </table:table-cell>
          <table:table-cell table:formula="of:=[Status.C98]" office:value-type="string" office:string-value="rqc256" calcext:value-type="string">
            <text:p>rqc256</text:p>
          </table:table-cell>
          <table:table-cell table:formula="of:=[Status.D98]" office:value-type="float" office:value="2" calcext:value-type="float">
            <text:p>2</text:p>
          </table:table-cell>
          <table:table-cell office:value-type="float" office:value="2284" calcext:value-type="float">
            <text:p>2,284</text:p>
          </table:table-cell>
          <table:table-cell office:value-type="float" office:value="2324" calcext:value-type="float">
            <text:p>2,324</text:p>
          </table:table-cell>
          <table:table-cell office:value-type="float" office:value="4552" calcext:value-type="float">
            <text:p>4,5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Status.A99]" office:value-type="string" office:string-value="kem" calcext:value-type="string">
            <text:p>kem</text:p>
          </table:table-cell>
          <table:table-cell table:formula="of:=[Status.B99]" office:value-type="string" office:string-value="SABER" calcext:value-type="string">
            <text:p>SABER</text:p>
          </table:table-cell>
          <table:table-cell table:formula="of:=[Status.C99]" office:value-type="string" office:string-value="firesaber" calcext:value-type="string">
            <text:p>firesaber</text:p>
          </table:table-cell>
          <table:table-cell table:formula="of:=[Status.D99]" office:value-type="float" office:value="2" calcext:value-type="float">
            <text:p>2</text:p>
          </table:table-cell>
          <table:table-cell office:value-type="float" office:value="1312" calcext:value-type="float">
            <text:p>1,312</text:p>
          </table:table-cell>
          <table:table-cell office:value-type="float" office:value="3040" calcext:value-type="float">
            <text:p>3,040</text:p>
          </table:table-cell>
          <table:table-cell office:value-type="float" office:value="1472" calcext:value-type="float">
            <text:p>1,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00]" office:value-type="string" office:string-value="kem" calcext:value-type="string">
            <text:p>kem</text:p>
          </table:table-cell>
          <table:table-cell table:formula="of:=[Status.B100]" office:value-type="string" office:string-value="SABER" calcext:value-type="string">
            <text:p>SABER</text:p>
          </table:table-cell>
          <table:table-cell table:formula="of:=[Status.C100]" office:value-type="string" office:string-value="lightsaber" calcext:value-type="string">
            <text:p>lightsaber</text:p>
          </table:table-cell>
          <table:table-cell table:formula="of:=[Status.D100]"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1568" calcext:value-type="float">
            <text:p>1,568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01]" office:value-type="string" office:string-value="kem" calcext:value-type="string">
            <text:p>kem</text:p>
          </table:table-cell>
          <table:table-cell table:formula="of:=[Status.B101]" office:value-type="string" office:string-value="SABER" calcext:value-type="string">
            <text:p>SABER</text:p>
          </table:table-cell>
          <table:table-cell table:formula="of:=[Status.C101]" office:value-type="string" office:string-value="saber" calcext:value-type="string">
            <text:p>saber</text:p>
          </table:table-cell>
          <table:table-cell table:formula="of:=[Status.D101]"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2304" calcext:value-type="float">
            <text:p>2,304</text:p>
          </table:table-cell>
          <table:table-cell office:value-type="float" office:value="1088" calcext:value-type="float">
            <text:p>1,0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02]" office:value-type="string" office:string-value="kem" calcext:value-type="string">
            <text:p>kem</text:p>
          </table:table-cell>
          <table:table-cell table:formula="of:=[Status.B102]" office:value-type="string" office:string-value="SIKE" calcext:value-type="string">
            <text:p>SIKE</text:p>
          </table:table-cell>
          <table:table-cell table:formula="of:=[Status.C102]" office:value-type="string" office:string-value="sikep434" calcext:value-type="string">
            <text:p>sikep434</text:p>
          </table:table-cell>
          <table:table-cell table:formula="of:=[Status.D10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103]" office:value-type="string" office:string-value="kem" calcext:value-type="string">
            <text:p>kem</text:p>
          </table:table-cell>
          <table:table-cell table:formula="of:=[Status.B103]" office:value-type="string" office:string-value="SIKE" calcext:value-type="string">
            <text:p>SIKE</text:p>
          </table:table-cell>
          <table:table-cell table:formula="of:=[Status.C103]" office:value-type="string" office:string-value="sikep503" calcext:value-type="string">
            <text:p>sikep503</text:p>
          </table:table-cell>
          <table:table-cell table:formula="of:=[Status.D103]"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434" calcext:value-type="float">
            <text:p>434</text:p>
          </table:table-cell>
          <table:table-cell office:value-type="float" office:value="402" calcext:value-type="float">
            <text:p>4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Status.A104]" office:value-type="string" office:string-value="kem" calcext:value-type="string">
            <text:p>kem</text:p>
          </table:table-cell>
          <table:table-cell table:formula="of:=[Status.B104]" office:value-type="string" office:string-value="SIKE" calcext:value-type="string">
            <text:p>SIKE</text:p>
          </table:table-cell>
          <table:table-cell table:formula="of:=[Status.C104]" office:value-type="string" office:string-value="sikep610" calcext:value-type="string">
            <text:p>sikep610</text:p>
          </table:table-cell>
          <table:table-cell table:formula="of:=[Status.D10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Status.A105]" office:value-type="string" office:string-value="kem" calcext:value-type="string">
            <text:p>kem</text:p>
          </table:table-cell>
          <table:table-cell table:formula="of:=[Status.B105]" office:value-type="string" office:string-value="SIKE" calcext:value-type="string">
            <text:p>SIKE</text:p>
          </table:table-cell>
          <table:table-cell table:formula="of:=[Status.C105]" office:value-type="string" office:string-value="sikep751" calcext:value-type="string">
            <text:p>sikep751</text:p>
          </table:table-cell>
          <table:table-cell table:formula="of:=[Status.D105]"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644" calcext:value-type="float">
            <text:p>644</text:p>
          </table:table-cell>
          <table:table-cell office:value-type="float" office:value="596" calcext:value-type="float">
            <text:p>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Status.A106]" office:value-type="string" office:string-value="kem" calcext:value-type="string">
            <text:p>kem</text:p>
          </table:table-cell>
          <table:table-cell table:formula="of:=[Status.B106]" office:value-type="string" office:string-value="Three Bears" calcext:value-type="string">
            <text:p>Three Bears</text:p>
          </table:table-cell>
          <table:table-cell table:formula="of:=[Status.C106]" office:value-type="string" office:string-value="babybear" calcext:value-type="string">
            <text:p>babybear</text:p>
          </table:table-cell>
          <table:table-cell table:formula="of:=[Status.D106]"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  <table:table-cell office:value-type="float" office:value="40" calcext:value-type="float">
            <text:p>40</text:p>
          </table:table-cell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07]" office:value-type="string" office:string-value="kem" calcext:value-type="string">
            <text:p>kem</text:p>
          </table:table-cell>
          <table:table-cell table:formula="of:=[Status.B107]" office:value-type="string" office:string-value="Three Bears" calcext:value-type="string">
            <text:p>Three Bears</text:p>
          </table:table-cell>
          <table:table-cell table:formula="of:=[Status.C107]" office:value-type="string" office:string-value="mamabear" calcext:value-type="string">
            <text:p>mamabear</text:p>
          </table:table-cell>
          <table:table-cell table:formula="of:=[Status.D107]" office:value-type="float" office:value="2" calcext:value-type="float">
            <text:p>2</text:p>
          </table:table-cell>
          <table:table-cell office:value-type="float" office:value="1194" calcext:value-type="float">
            <text:p>1,194</text:p>
          </table:table-cell>
          <table:table-cell office:value-type="float" office:value="40" calcext:value-type="float">
            <text:p>40</text:p>
          </table:table-cell>
          <table:table-cell office:value-type="float" office:value="1307" calcext:value-type="float">
            <text:p>1,3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Status.A108]" office:value-type="string" office:string-value="kem" calcext:value-type="string">
            <text:p>kem</text:p>
          </table:table-cell>
          <table:table-cell table:formula="of:=[Status.B108]" office:value-type="string" office:string-value="Three Bears" calcext:value-type="string">
            <text:p>Three Bears</text:p>
          </table:table-cell>
          <table:table-cell table:formula="of:=[Status.C108]" office:value-type="string" office:string-value="papabear" calcext:value-type="string">
            <text:p>papabear</text:p>
          </table:table-cell>
          <table:table-cell table:formula="of:=[Status.D108]" office:value-type="float" office:value="2" calcext:value-type="float">
            <text:p>2</text:p>
          </table:table-cell>
          <table:table-cell office:value-type="float" office:value="1584" calcext:value-type="float">
            <text:p>1,584</text:p>
          </table:table-cell>
          <table:table-cell office:value-type="float" office:value="40" calcext:value-type="float">
            <text:p>40</text:p>
          </table:table-cell>
          <table:table-cell office:value-type="float" office:value="1697" calcext:value-type="float">
            <text:p>1,697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Algorithm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Secret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Cipher</text:p>
          </table:table-cell>
          <table:table-cell/>
        </table:table-row>
        <table:table-row table:style-name="ro1">
          <table:table-cell table:style-name="ce1" table:formula="of:=[Status.A3]" office:value-type="string" office:string-value="Type" calcext:value-type="string">
            <text:p>Type</text:p>
          </table:table-cell>
          <table:table-cell table:style-name="ce1" table:formula="of:=[Status.B3]" office:value-type="string" office:string-value="Algorithm" calcext:value-type="string">
            <text:p>Algorithm</text:p>
          </table:table-cell>
          <table:table-cell table:style-name="ce1" table:formula="of:=[Status.C3]" office:value-type="string" office:string-value="Variant" calcext:value-type="string">
            <text:p>Variant</text:p>
          </table:table-cell>
          <table:table-cell table:style-name="ce1" table:formula="of:=[Status.E3]" office:value-type="string" office:string-value="Implementation" calcext:value-type="string">
            <text:p>Implementation</text:p>
          </table:table-cell>
          <table:table-cell table:style-name="ce9" office:value-type="string" calcext:value-type="string">
            <text:p>Sec Level</text:p>
          </table:table-cell>
          <table:table-cell table:style-name="ce1" office:value-type="string" calcext:value-type="string">
            <text:p>Type</text:p>
          </table:table-cell>
          <table:table-cell table:number-columns-repeated="3" table:style-name="ce1" office:value-type="string" calcext:value-type="string">
            <text:p>Key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17" table:formula="of:=[Status.A4]" office:value-type="string" office:string-value="kem" calcext:value-type="string">
            <text:p>kem</text:p>
          </table:table-cell>
          <table:table-cell table:style-name="ce17" table:formula="of:=[Status.B4]" office:value-type="string" office:string-value="BIKE" calcext:value-type="string">
            <text:p>BIKE</text:p>
          </table:table-cell>
          <table:table-cell table:style-name="ce17" table:formula="of:=[Status.C4]" office:value-type="string" office:string-value="confused" calcext:value-type="string">
            <text:p>confused</text:p>
          </table:table-cell>
          <table:table-cell table:style-name="ce17" table:formula="of:=[Status.E4]" office:value-type="string" office:string-value="ref_ntl" calcext:value-type="string">
            <text:p>ref_ntl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]" office:value-type="float" office:value="0" calcext:value-type="float">
            <text:p>0</text:p>
          </table:table-cell>
          <table:table-cell table:style-name="ce21" table:formula="of:=[DataSizes.F4]" office:value-type="float" office:value="0" calcext:value-type="float">
            <text:p>0</text:p>
          </table:table-cell>
          <table:table-cell table:style-name="ce21" table:formula="of:=[DataSizes.H4]" office:value-type="float" office:value="0" calcext:value-type="float">
            <text:p>0</text:p>
          </table:table-cell>
          <table:table-cell table:style-name="ce21" table:formula="of:=[DataSizes.G5]" office:value-type="float" office:value="128" calcext:value-type="float">
            <text:p>128</text:p>
          </table:table-cell>
          <table:table-cell table:style-name="ce17" table:formula="of:=[Status.F4]" office:value-type="string" office:string-value="not round 2 code" calcext:value-type="string">
            <text:p>not round 2 code</text:p>
          </table:table-cell>
        </table:table-row>
        <table:table-row table:style-name="ro1">
          <table:table-cell table:style-name="ce17" table:formula="of:=[Status.A5]" office:value-type="string" office:string-value="kem" calcext:value-type="string">
            <text:p>kem</text:p>
          </table:table-cell>
          <table:table-cell table:style-name="ce17" table:formula="of:=[Status.B5]" office:value-type="string" office:string-value="Classic McEliece" calcext:value-type="string">
            <text:p>Classic McEliece</text:p>
          </table:table-cell>
          <table:table-cell table:style-name="ce17" table:formula="of:=[Status.C5]" office:value-type="string" office:string-value="mceliece348864" calcext:value-type="string">
            <text:p>mceliece348864</text:p>
          </table:table-cell>
          <table:table-cell table:style-name="ce17" table:formula="of:=[Status.E5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5]" office:value-type="float" office:value="261120" calcext:value-type="float">
            <text:p>261,120</text:p>
          </table:table-cell>
          <table:table-cell table:style-name="ce21" table:formula="of:=[DataSizes.F5]" office:value-type="float" office:value="6452" calcext:value-type="float">
            <text:p>6,452</text:p>
          </table:table-cell>
          <table:table-cell table:style-name="ce21" table:formula="of:=[DataSizes.H5]" office:value-type="float" office:value="32" calcext:value-type="float">
            <text:p>32</text:p>
          </table:table-cell>
          <table:table-cell table:style-name="ce21" table:formula="of:=[DataSizes.G6]" office:value-type="float" office:value="128" calcext:value-type="float">
            <text:p>128</text:p>
          </table:table-cell>
          <table:table-cell table:style-name="ce17" table:formula="of:=[Status.F5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6]" office:value-type="string" office:string-value="kem" calcext:value-type="string">
            <text:p>kem</text:p>
          </table:table-cell>
          <table:table-cell table:style-name="ce17" table:formula="of:=[Status.B6]" office:value-type="string" office:string-value="Classic McEliece" calcext:value-type="string">
            <text:p>Classic McEliece</text:p>
          </table:table-cell>
          <table:table-cell table:style-name="ce17" table:formula="of:=[Status.C6]" office:value-type="string" office:string-value="mceliece348864f" calcext:value-type="string">
            <text:p>mceliece348864f</text:p>
          </table:table-cell>
          <table:table-cell table:style-name="ce17" table:formula="of:=[Status.E6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6]" office:value-type="float" office:value="261120" calcext:value-type="float">
            <text:p>261,120</text:p>
          </table:table-cell>
          <table:table-cell table:style-name="ce21" table:formula="of:=[DataSizes.F6]" office:value-type="float" office:value="6452" calcext:value-type="float">
            <text:p>6,452</text:p>
          </table:table-cell>
          <table:table-cell table:style-name="ce21" table:formula="of:=[DataSizes.H6]" office:value-type="float" office:value="32" calcext:value-type="float">
            <text:p>32</text:p>
          </table:table-cell>
          <table:table-cell table:style-name="ce21" table:formula="of:=[DataSizes.G7]" office:value-type="float" office:value="188" calcext:value-type="float">
            <text:p>188</text:p>
          </table:table-cell>
          <table:table-cell table:style-name="ce17" table:formula="of:=[Status.F6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7]" office:value-type="string" office:string-value="kem" calcext:value-type="string">
            <text:p>kem</text:p>
          </table:table-cell>
          <table:table-cell table:style-name="ce17" table:formula="of:=[Status.B7]" office:value-type="string" office:string-value="Classic McEliece" calcext:value-type="string">
            <text:p>Classic McEliece</text:p>
          </table:table-cell>
          <table:table-cell table:style-name="ce17" table:formula="of:=[Status.C7]" office:value-type="string" office:string-value="mceliece460896" calcext:value-type="string">
            <text:p>mceliece460896</text:p>
          </table:table-cell>
          <table:table-cell table:style-name="ce17" table:formula="of:=[Status.E7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]" office:value-type="float" office:value="524160" calcext:value-type="float">
            <text:p>524,160</text:p>
          </table:table-cell>
          <table:table-cell table:style-name="ce21" table:formula="of:=[DataSizes.F7]" office:value-type="float" office:value="13568" calcext:value-type="float">
            <text:p>13,568</text:p>
          </table:table-cell>
          <table:table-cell table:style-name="ce21" table:formula="of:=[DataSizes.H7]" office:value-type="float" office:value="32" calcext:value-type="float">
            <text:p>32</text:p>
          </table:table-cell>
          <table:table-cell table:style-name="ce21" table:formula="of:=[DataSizes.G8]" office:value-type="float" office:value="188" calcext:value-type="float">
            <text:p>188</text:p>
          </table:table-cell>
          <table:table-cell table:style-name="ce17" table:formula="of:=[Status.F7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8]" office:value-type="string" office:string-value="kem" calcext:value-type="string">
            <text:p>kem</text:p>
          </table:table-cell>
          <table:table-cell table:style-name="ce17" table:formula="of:=[Status.B8]" office:value-type="string" office:string-value="Classic McEliece" calcext:value-type="string">
            <text:p>Classic McEliece</text:p>
          </table:table-cell>
          <table:table-cell table:style-name="ce17" table:formula="of:=[Status.C8]" office:value-type="string" office:string-value="mceliece460896f" calcext:value-type="string">
            <text:p>mceliece460896f</text:p>
          </table:table-cell>
          <table:table-cell table:style-name="ce17" table:formula="of:=[Status.E8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8]" office:value-type="float" office:value="524160" calcext:value-type="float">
            <text:p>524,160</text:p>
          </table:table-cell>
          <table:table-cell table:style-name="ce21" table:formula="of:=[DataSizes.F8]" office:value-type="float" office:value="13568" calcext:value-type="float">
            <text:p>13,568</text:p>
          </table:table-cell>
          <table:table-cell table:style-name="ce21" table:formula="of:=[DataSizes.H8]" office:value-type="float" office:value="32" calcext:value-type="float">
            <text:p>32</text:p>
          </table:table-cell>
          <table:table-cell table:style-name="ce21" table:formula="of:=[DataSizes.G9]" office:value-type="float" office:value="240" calcext:value-type="float">
            <text:p>240</text:p>
          </table:table-cell>
          <table:table-cell table:style-name="ce17" table:formula="of:=[Status.F8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9]" office:value-type="string" office:string-value="kem" calcext:value-type="string">
            <text:p>kem</text:p>
          </table:table-cell>
          <table:table-cell table:style-name="ce17" table:formula="of:=[Status.B9]" office:value-type="string" office:string-value="Classic McEliece" calcext:value-type="string">
            <text:p>Classic McEliece</text:p>
          </table:table-cell>
          <table:table-cell table:style-name="ce17" table:formula="of:=[Status.C9]" office:value-type="string" office:string-value="mceliece6688128" calcext:value-type="string">
            <text:p>mceliece6688128</text:p>
          </table:table-cell>
          <table:table-cell table:style-name="ce17" table:formula="of:=[Status.E9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9]" office:value-type="float" office:value="1044992" calcext:value-type="float">
            <text:p>1,044,992</text:p>
          </table:table-cell>
          <table:table-cell table:style-name="ce21" table:formula="of:=[DataSizes.F9]" office:value-type="float" office:value="13892" calcext:value-type="float">
            <text:p>13,892</text:p>
          </table:table-cell>
          <table:table-cell table:style-name="ce21" table:formula="of:=[DataSizes.H9]" office:value-type="float" office:value="32" calcext:value-type="float">
            <text:p>32</text:p>
          </table:table-cell>
          <table:table-cell table:style-name="ce21" table:formula="of:=[DataSizes.G10]" office:value-type="float" office:value="240" calcext:value-type="float">
            <text:p>240</text:p>
          </table:table-cell>
          <table:table-cell table:style-name="ce17" table:formula="of:=[Status.F9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10]" office:value-type="string" office:string-value="kem" calcext:value-type="string">
            <text:p>kem</text:p>
          </table:table-cell>
          <table:table-cell table:style-name="ce17" table:formula="of:=[Status.B10]" office:value-type="string" office:string-value="Classic McEliece" calcext:value-type="string">
            <text:p>Classic McEliece</text:p>
          </table:table-cell>
          <table:table-cell table:style-name="ce17" table:formula="of:=[Status.C10]" office:value-type="string" office:string-value="mceliece6688128f" calcext:value-type="string">
            <text:p>mceliece6688128f</text:p>
          </table:table-cell>
          <table:table-cell table:style-name="ce17" table:formula="of:=[Status.E10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10]" office:value-type="float" office:value="1044992" calcext:value-type="float">
            <text:p>1,044,992</text:p>
          </table:table-cell>
          <table:table-cell table:style-name="ce21" table:formula="of:=[DataSizes.F10]" office:value-type="float" office:value="13892" calcext:value-type="float">
            <text:p>13,892</text:p>
          </table:table-cell>
          <table:table-cell table:style-name="ce21" table:formula="of:=[DataSizes.H10]" office:value-type="float" office:value="32" calcext:value-type="float">
            <text:p>32</text:p>
          </table:table-cell>
          <table:table-cell table:style-name="ce21" table:formula="of:=[DataSizes.G11]" office:value-type="float" office:value="226" calcext:value-type="float">
            <text:p>226</text:p>
          </table:table-cell>
          <table:table-cell table:style-name="ce17" table:formula="of:=[Status.F10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11]" office:value-type="string" office:string-value="kem" calcext:value-type="string">
            <text:p>kem</text:p>
          </table:table-cell>
          <table:table-cell table:style-name="ce17" table:formula="of:=[Status.B11]" office:value-type="string" office:string-value="Classic McEliece" calcext:value-type="string">
            <text:p>Classic McEliece</text:p>
          </table:table-cell>
          <table:table-cell table:style-name="ce17" table:formula="of:=[Status.C11]" office:value-type="string" office:string-value="mceliece6960119" calcext:value-type="string">
            <text:p>mceliece6960119</text:p>
          </table:table-cell>
          <table:table-cell table:style-name="ce17" table:formula="of:=[Status.E11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11]" office:value-type="float" office:value="1047319" calcext:value-type="float">
            <text:p>1,047,319</text:p>
          </table:table-cell>
          <table:table-cell table:style-name="ce21" table:formula="of:=[DataSizes.F11]" office:value-type="float" office:value="13908" calcext:value-type="float">
            <text:p>13,908</text:p>
          </table:table-cell>
          <table:table-cell table:style-name="ce21" table:formula="of:=[DataSizes.H11]" office:value-type="float" office:value="32" calcext:value-type="float">
            <text:p>32</text:p>
          </table:table-cell>
          <table:table-cell table:style-name="ce21" table:formula="of:=[DataSizes.G12]" office:value-type="float" office:value="226" calcext:value-type="float">
            <text:p>226</text:p>
          </table:table-cell>
          <table:table-cell table:style-name="ce17" table:formula="of:=[Status.F11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12]" office:value-type="string" office:string-value="kem" calcext:value-type="string">
            <text:p>kem</text:p>
          </table:table-cell>
          <table:table-cell table:style-name="ce17" table:formula="of:=[Status.B12]" office:value-type="string" office:string-value="Classic McEliece" calcext:value-type="string">
            <text:p>Classic McEliece</text:p>
          </table:table-cell>
          <table:table-cell table:style-name="ce17" table:formula="of:=[Status.C12]" office:value-type="string" office:string-value="mceliece6960119f" calcext:value-type="string">
            <text:p>mceliece6960119f</text:p>
          </table:table-cell>
          <table:table-cell table:style-name="ce17" table:formula="of:=[Status.E12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12]" office:value-type="float" office:value="1047319" calcext:value-type="float">
            <text:p>1,047,319</text:p>
          </table:table-cell>
          <table:table-cell table:style-name="ce21" table:formula="of:=[DataSizes.F12]" office:value-type="float" office:value="13908" calcext:value-type="float">
            <text:p>13,908</text:p>
          </table:table-cell>
          <table:table-cell table:style-name="ce21" table:formula="of:=[DataSizes.H12]" office:value-type="float" office:value="32" calcext:value-type="float">
            <text:p>32</text:p>
          </table:table-cell>
          <table:table-cell table:style-name="ce21" table:formula="of:=[DataSizes.G13]" office:value-type="float" office:value="240" calcext:value-type="float">
            <text:p>240</text:p>
          </table:table-cell>
          <table:table-cell table:style-name="ce17" table:formula="of:=[Status.F12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13]" office:value-type="string" office:string-value="kem" calcext:value-type="string">
            <text:p>kem</text:p>
          </table:table-cell>
          <table:table-cell table:style-name="ce17" table:formula="of:=[Status.B13]" office:value-type="string" office:string-value="Classic McEliece" calcext:value-type="string">
            <text:p>Classic McEliece</text:p>
          </table:table-cell>
          <table:table-cell table:style-name="ce17" table:formula="of:=[Status.C13]" office:value-type="string" office:string-value="mceliece8192128" calcext:value-type="string">
            <text:p>mceliece8192128</text:p>
          </table:table-cell>
          <table:table-cell table:style-name="ce17" table:formula="of:=[Status.E13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13]" office:value-type="float" office:value="1357824" calcext:value-type="float">
            <text:p>1,357,824</text:p>
          </table:table-cell>
          <table:table-cell table:style-name="ce21" table:formula="of:=[DataSizes.F13]" office:value-type="float" office:value="14080" calcext:value-type="float">
            <text:p>14,080</text:p>
          </table:table-cell>
          <table:table-cell table:style-name="ce21" table:formula="of:=[DataSizes.H13]" office:value-type="float" office:value="32" calcext:value-type="float">
            <text:p>32</text:p>
          </table:table-cell>
          <table:table-cell table:style-name="ce21" table:formula="of:=[DataSizes.G14]" office:value-type="float" office:value="240" calcext:value-type="float">
            <text:p>240</text:p>
          </table:table-cell>
          <table:table-cell table:style-name="ce17" table:formula="of:=[Status.F13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14]" office:value-type="string" office:string-value="kem" calcext:value-type="string">
            <text:p>kem</text:p>
          </table:table-cell>
          <table:table-cell table:style-name="ce17" table:formula="of:=[Status.B14]" office:value-type="string" office:string-value="Classic McEliece" calcext:value-type="string">
            <text:p>Classic McEliece</text:p>
          </table:table-cell>
          <table:table-cell table:style-name="ce17" table:formula="of:=[Status.C14]" office:value-type="string" office:string-value="mceliece8192128f" calcext:value-type="string">
            <text:p>mceliece8192128f</text:p>
          </table:table-cell>
          <table:table-cell table:style-name="ce17" table:formula="of:=[Status.E14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14]" office:value-type="float" office:value="1357824" calcext:value-type="float">
            <text:p>1,357,824</text:p>
          </table:table-cell>
          <table:table-cell table:style-name="ce21" table:formula="of:=[DataSizes.F14]" office:value-type="float" office:value="14080" calcext:value-type="float">
            <text:p>14,080</text:p>
          </table:table-cell>
          <table:table-cell table:style-name="ce21" table:formula="of:=[DataSizes.H14]" office:value-type="float" office:value="32" calcext:value-type="float">
            <text:p>32</text:p>
          </table:table-cell>
          <table:table-cell table:style-name="ce21" table:formula="of:=[DataSizes.G15]" office:value-type="float" office:value="1568" calcext:value-type="float">
            <text:p>1,568</text:p>
          </table:table-cell>
          <table:table-cell table:style-name="ce17" table:formula="of:=[Status.F14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formula="of:=[Status.A15]" office:value-type="string" office:string-value="kem" calcext:value-type="string">
            <text:p>kem</text:p>
          </table:table-cell>
          <table:table-cell table:formula="of:=[Status.B15]" office:value-type="string" office:string-value="CRYSTALS-KYBER" calcext:value-type="string">
            <text:p>CRYSTALS-KYBER</text:p>
          </table:table-cell>
          <table:table-cell table:formula="of:=[Status.C15]" office:value-type="string" office:string-value="kyber1024" calcext:value-type="string">
            <text:p>kyber1024</text:p>
          </table:table-cell>
          <table:table-cell table:formula="of:=[Status.E15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15]" office:value-type="float" office:value="1568" calcext:value-type="float">
            <text:p>1,568</text:p>
          </table:table-cell>
          <table:table-cell table:style-name="ce19" table:formula="of:=[DataSizes.F15]" office:value-type="float" office:value="3168" calcext:value-type="float">
            <text:p>3,168</text:p>
          </table:table-cell>
          <table:table-cell table:style-name="ce19" table:formula="of:=[DataSizes.H15]" office:value-type="float" office:value="32" calcext:value-type="float">
            <text:p>32</text:p>
          </table:table-cell>
          <table:table-cell table:style-name="ce19" table:formula="of:=[DataSizes.G16]" office:value-type="float" office:value="1568" calcext:value-type="float">
            <text:p>1,568</text:p>
          </table:table-cell>
          <table:table-cell table:formula="of:=[Status.F15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16]" office:value-type="string" office:string-value="kem" calcext:value-type="string">
            <text:p>kem</text:p>
          </table:table-cell>
          <table:table-cell table:style-name="ce17" table:formula="of:=[Status.B16]" office:value-type="string" office:string-value="CRYSTALS-KYBER" calcext:value-type="string">
            <text:p>CRYSTALS-KYBER</text:p>
          </table:table-cell>
          <table:table-cell table:style-name="ce17" table:formula="of:=[Status.C16]" office:value-type="string" office:string-value="kyber90s1024" calcext:value-type="string">
            <text:p>kyber90s1024</text:p>
          </table:table-cell>
          <table:table-cell table:style-name="ce17" table:formula="of:=[Status.E16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16]" office:value-type="float" office:value="1568" calcext:value-type="float">
            <text:p>1,568</text:p>
          </table:table-cell>
          <table:table-cell table:style-name="ce21" table:formula="of:=[DataSizes.F16]" office:value-type="float" office:value="3168" calcext:value-type="float">
            <text:p>3,168</text:p>
          </table:table-cell>
          <table:table-cell table:style-name="ce21" table:formula="of:=[DataSizes.H16]" office:value-type="float" office:value="32" calcext:value-type="float">
            <text:p>32</text:p>
          </table:table-cell>
          <table:table-cell table:style-name="ce21" table:formula="of:=[DataSizes.G17]" office:value-type="float" office:value="736" calcext:value-type="float">
            <text:p>736</text:p>
          </table:table-cell>
          <table:table-cell table:style-name="ce17" table:formula="of:=[Status.F16]" office:value-type="string" office:string-value="crashes" calcext:value-type="string">
            <text:p>crashes</text:p>
          </table:table-cell>
        </table:table-row>
        <table:table-row table:style-name="ro1">
          <table:table-cell table:formula="of:=[Status.A17]" office:value-type="string" office:string-value="kem" calcext:value-type="string">
            <text:p>kem</text:p>
          </table:table-cell>
          <table:table-cell table:formula="of:=[Status.B17]" office:value-type="string" office:string-value="CRYSTALS-KYBER" calcext:value-type="string">
            <text:p>CRYSTALS-KYBER</text:p>
          </table:table-cell>
          <table:table-cell table:formula="of:=[Status.C17]" office:value-type="string" office:string-value="kyber512" calcext:value-type="string">
            <text:p>kyber512</text:p>
          </table:table-cell>
          <table:table-cell table:formula="of:=[Status.E17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17]" office:value-type="float" office:value="800" calcext:value-type="float">
            <text:p>800</text:p>
          </table:table-cell>
          <table:table-cell table:style-name="ce19" table:formula="of:=[DataSizes.F17]" office:value-type="float" office:value="1632" calcext:value-type="float">
            <text:p>1,632</text:p>
          </table:table-cell>
          <table:table-cell table:style-name="ce19" table:formula="of:=[DataSizes.H17]" office:value-type="float" office:value="32" calcext:value-type="float">
            <text:p>32</text:p>
          </table:table-cell>
          <table:table-cell table:style-name="ce19" table:formula="of:=[DataSizes.G18]" office:value-type="float" office:value="736" calcext:value-type="float">
            <text:p>736</text:p>
          </table:table-cell>
          <table:table-cell table:formula="of:=[Status.F17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18]" office:value-type="string" office:string-value="kem" calcext:value-type="string">
            <text:p>kem</text:p>
          </table:table-cell>
          <table:table-cell table:style-name="ce17" table:formula="of:=[Status.B18]" office:value-type="string" office:string-value="CRYSTALS-KYBER" calcext:value-type="string">
            <text:p>CRYSTALS-KYBER</text:p>
          </table:table-cell>
          <table:table-cell table:style-name="ce17" table:formula="of:=[Status.C18]" office:value-type="string" office:string-value="kyber90s512" calcext:value-type="string">
            <text:p>kyber90s512</text:p>
          </table:table-cell>
          <table:table-cell table:style-name="ce17" table:formula="of:=[Status.E18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18]" office:value-type="float" office:value="800" calcext:value-type="float">
            <text:p>800</text:p>
          </table:table-cell>
          <table:table-cell table:style-name="ce21" table:formula="of:=[DataSizes.F18]" office:value-type="float" office:value="1632" calcext:value-type="float">
            <text:p>1,632</text:p>
          </table:table-cell>
          <table:table-cell table:style-name="ce21" table:formula="of:=[DataSizes.H18]" office:value-type="float" office:value="32" calcext:value-type="float">
            <text:p>32</text:p>
          </table:table-cell>
          <table:table-cell table:style-name="ce21" table:formula="of:=[DataSizes.G19]" office:value-type="float" office:value="1088" calcext:value-type="float">
            <text:p>1,088</text:p>
          </table:table-cell>
          <table:table-cell table:style-name="ce17" table:formula="of:=[Status.F18]" office:value-type="string" office:string-value="crashes" calcext:value-type="string">
            <text:p>crashes</text:p>
          </table:table-cell>
        </table:table-row>
        <table:table-row table:style-name="ro1">
          <table:table-cell table:formula="of:=[Status.A19]" office:value-type="string" office:string-value="kem" calcext:value-type="string">
            <text:p>kem</text:p>
          </table:table-cell>
          <table:table-cell table:formula="of:=[Status.B19]" office:value-type="string" office:string-value="CRYSTALS-KYBER" calcext:value-type="string">
            <text:p>CRYSTALS-KYBER</text:p>
          </table:table-cell>
          <table:table-cell table:formula="of:=[Status.C19]" office:value-type="string" office:string-value="kyber768" calcext:value-type="string">
            <text:p>kyber768</text:p>
          </table:table-cell>
          <table:table-cell table:formula="of:=[Status.E19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19]" office:value-type="float" office:value="1184" calcext:value-type="float">
            <text:p>1,184</text:p>
          </table:table-cell>
          <table:table-cell table:style-name="ce19" table:formula="of:=[DataSizes.F19]" office:value-type="float" office:value="2400" calcext:value-type="float">
            <text:p>2,400</text:p>
          </table:table-cell>
          <table:table-cell table:style-name="ce19" table:formula="of:=[DataSizes.H19]" office:value-type="float" office:value="32" calcext:value-type="float">
            <text:p>32</text:p>
          </table:table-cell>
          <table:table-cell table:style-name="ce19" table:formula="of:=[DataSizes.G20]" office:value-type="float" office:value="1088" calcext:value-type="float">
            <text:p>1,088</text:p>
          </table:table-cell>
          <table:table-cell table:formula="of:=[Status.F19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20]" office:value-type="string" office:string-value="kem" calcext:value-type="string">
            <text:p>kem</text:p>
          </table:table-cell>
          <table:table-cell table:style-name="ce17" table:formula="of:=[Status.B20]" office:value-type="string" office:string-value="CRYSTALS-KYBER" calcext:value-type="string">
            <text:p>CRYSTALS-KYBER</text:p>
          </table:table-cell>
          <table:table-cell table:style-name="ce17" table:formula="of:=[Status.C20]" office:value-type="string" office:string-value="kyber90s768" calcext:value-type="string">
            <text:p>kyber90s768</text:p>
          </table:table-cell>
          <table:table-cell table:style-name="ce17" table:formula="of:=[Status.E20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0]" office:value-type="float" office:value="1184" calcext:value-type="float">
            <text:p>1,184</text:p>
          </table:table-cell>
          <table:table-cell table:style-name="ce21" table:formula="of:=[DataSizes.F20]" office:value-type="float" office:value="2400" calcext:value-type="float">
            <text:p>2,400</text:p>
          </table:table-cell>
          <table:table-cell table:style-name="ce21" table:formula="of:=[DataSizes.H20]" office:value-type="float" office:value="32" calcext:value-type="float">
            <text:p>32</text:p>
          </table:table-cell>
          <table:table-cell table:style-name="ce21" table:formula="of:=[DataSizes.G21]" office:value-type="float" office:value="0" calcext:value-type="float">
            <text:p>0</text:p>
          </table:table-cell>
          <table:table-cell table:style-name="ce17" table:formula="of:=[Status.F20]" office:value-type="string" office:string-value="crashes" calcext:value-type="string">
            <text:p>crashes</text:p>
          </table:table-cell>
        </table:table-row>
        <table:table-row table:style-name="ro1">
          <table:table-cell table:style-name="ce17" table:formula="of:=[Status.A21]" office:value-type="string" office:string-value="kem" calcext:value-type="string">
            <text:p>kem</text:p>
          </table:table-cell>
          <table:table-cell table:style-name="ce17" table:formula="of:=[Status.B21]" office:value-type="string" office:string-value="FrodoKEM" calcext:value-type="string">
            <text:p>FrodoKEM</text:p>
          </table:table-cell>
          <table:table-cell table:style-name="ce17" table:formula="of:=[Status.C21]" office:value-type="string" office:string-value="fodo1344" calcext:value-type="string">
            <text:p>fodo1344</text:p>
          </table:table-cell>
          <table:table-cell table:style-name="ce17" table:formula="of:=[Status.E21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1]" office:value-type="float" office:value="0" calcext:value-type="float">
            <text:p>0</text:p>
          </table:table-cell>
          <table:table-cell table:style-name="ce21" table:formula="of:=[DataSizes.F21]" office:value-type="float" office:value="0" calcext:value-type="float">
            <text:p>0</text:p>
          </table:table-cell>
          <table:table-cell table:style-name="ce21" table:formula="of:=[DataSizes.H21]" office:value-type="float" office:value="0" calcext:value-type="float">
            <text:p>0</text:p>
          </table:table-cell>
          <table:table-cell table:style-name="ce21" table:formula="of:=[DataSizes.G22]" office:value-type="float" office:value="0" calcext:value-type="float">
            <text:p>0</text:p>
          </table:table-cell>
          <table:table-cell table:style-name="ce17" table:formula="of:=[Status.F21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style-name="ce17" table:formula="of:=[Status.A22]" office:value-type="string" office:string-value="kem" calcext:value-type="string">
            <text:p>kem</text:p>
          </table:table-cell>
          <table:table-cell table:style-name="ce17" table:formula="of:=[Status.B22]" office:value-type="string" office:string-value="FrodoKEM" calcext:value-type="string">
            <text:p>FrodoKEM</text:p>
          </table:table-cell>
          <table:table-cell table:style-name="ce17" table:formula="of:=[Status.C22]" office:value-type="string" office:string-value="fodo1344cshake" calcext:value-type="string">
            <text:p>fodo1344cshake</text:p>
          </table:table-cell>
          <table:table-cell table:style-name="ce17" table:formula="of:=[Status.E22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2]" office:value-type="float" office:value="0" calcext:value-type="float">
            <text:p>0</text:p>
          </table:table-cell>
          <table:table-cell table:style-name="ce21" table:formula="of:=[DataSizes.F22]" office:value-type="float" office:value="0" calcext:value-type="float">
            <text:p>0</text:p>
          </table:table-cell>
          <table:table-cell table:style-name="ce21" table:formula="of:=[DataSizes.H22]" office:value-type="float" office:value="0" calcext:value-type="float">
            <text:p>0</text:p>
          </table:table-cell>
          <table:table-cell table:style-name="ce21" table:formula="of:=[DataSizes.G23]" office:value-type="float" office:value="0" calcext:value-type="float">
            <text:p>0</text:p>
          </table:table-cell>
          <table:table-cell table:style-name="ce17" table:formula="of:=[Status.F22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style-name="ce17" table:formula="of:=[Status.A23]" office:value-type="string" office:string-value="kem" calcext:value-type="string">
            <text:p>kem</text:p>
          </table:table-cell>
          <table:table-cell table:style-name="ce17" table:formula="of:=[Status.B23]" office:value-type="string" office:string-value="FrodoKEM" calcext:value-type="string">
            <text:p>FrodoKEM</text:p>
          </table:table-cell>
          <table:table-cell table:style-name="ce17" table:formula="of:=[Status.C23]" office:value-type="string" office:string-value="frodo1344aes" calcext:value-type="string">
            <text:p>frodo1344aes</text:p>
          </table:table-cell>
          <table:table-cell table:style-name="ce17" table:formula="of:=[Status.E23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3]" office:value-type="float" office:value="0" calcext:value-type="float">
            <text:p>0</text:p>
          </table:table-cell>
          <table:table-cell table:style-name="ce21" table:formula="of:=[DataSizes.F23]" office:value-type="float" office:value="0" calcext:value-type="float">
            <text:p>0</text:p>
          </table:table-cell>
          <table:table-cell table:style-name="ce21" table:formula="of:=[DataSizes.H23]" office:value-type="float" office:value="0" calcext:value-type="float">
            <text:p>0</text:p>
          </table:table-cell>
          <table:table-cell table:style-name="ce21" table:formula="of:=[DataSizes.G24]" office:value-type="float" office:value="9720" calcext:value-type="float">
            <text:p>9,720</text:p>
          </table:table-cell>
          <table:table-cell table:style-name="ce17" table:formula="of:=[Status.F23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style-name="ce17" table:formula="of:=[Status.A24]" office:value-type="string" office:string-value="kem" calcext:value-type="string">
            <text:p>kem</text:p>
          </table:table-cell>
          <table:table-cell table:style-name="ce17" table:formula="of:=[Status.B24]" office:value-type="string" office:string-value="FrodoKEM" calcext:value-type="string">
            <text:p>FrodoKEM</text:p>
          </table:table-cell>
          <table:table-cell table:style-name="ce17" table:formula="of:=[Status.C24]" office:value-type="string" office:string-value="frodo640aes" calcext:value-type="string">
            <text:p>frodo640aes</text:p>
          </table:table-cell>
          <table:table-cell table:style-name="ce17" table:formula="of:=[Status.E24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4]" office:value-type="float" office:value="9616" calcext:value-type="float">
            <text:p>9,616</text:p>
          </table:table-cell>
          <table:table-cell table:style-name="ce21" table:formula="of:=[DataSizes.F24]" office:value-type="float" office:value="19888" calcext:value-type="float">
            <text:p>19,888</text:p>
          </table:table-cell>
          <table:table-cell table:style-name="ce21" table:formula="of:=[DataSizes.H24]" office:value-type="float" office:value="16" calcext:value-type="float">
            <text:p>16</text:p>
          </table:table-cell>
          <table:table-cell table:style-name="ce21" table:formula="of:=[DataSizes.G25]" office:value-type="float" office:value="9720" calcext:value-type="float">
            <text:p>9,720</text:p>
          </table:table-cell>
          <table:table-cell table:style-name="ce17" table:formula="of:=[Status.F24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25]" office:value-type="string" office:string-value="kem" calcext:value-type="string">
            <text:p>kem</text:p>
          </table:table-cell>
          <table:table-cell table:style-name="ce17" table:formula="of:=[Status.B25]" office:value-type="string" office:string-value="FrodoKEM" calcext:value-type="string">
            <text:p>FrodoKEM</text:p>
          </table:table-cell>
          <table:table-cell table:style-name="ce17" table:formula="of:=[Status.C25]" office:value-type="string" office:string-value="frodo640cshake" calcext:value-type="string">
            <text:p>frodo640cshake</text:p>
          </table:table-cell>
          <table:table-cell table:style-name="ce17" table:formula="of:=[Status.E25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5]" office:value-type="float" office:value="9616" calcext:value-type="float">
            <text:p>9,616</text:p>
          </table:table-cell>
          <table:table-cell table:style-name="ce21" table:formula="of:=[DataSizes.F25]" office:value-type="float" office:value="19888" calcext:value-type="float">
            <text:p>19,888</text:p>
          </table:table-cell>
          <table:table-cell table:style-name="ce21" table:formula="of:=[DataSizes.H25]" office:value-type="float" office:value="16" calcext:value-type="float">
            <text:p>16</text:p>
          </table:table-cell>
          <table:table-cell table:style-name="ce21" table:formula="of:=[DataSizes.G26]" office:value-type="float" office:value="15768" calcext:value-type="float">
            <text:p>15,768</text:p>
          </table:table-cell>
          <table:table-cell table:style-name="ce17" table:formula="of:=[Status.F25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26]" office:value-type="string" office:string-value="kem" calcext:value-type="string">
            <text:p>kem</text:p>
          </table:table-cell>
          <table:table-cell table:style-name="ce17" table:formula="of:=[Status.B26]" office:value-type="string" office:string-value="FrodoKEM" calcext:value-type="string">
            <text:p>FrodoKEM</text:p>
          </table:table-cell>
          <table:table-cell table:style-name="ce17" table:formula="of:=[Status.C26]" office:value-type="string" office:string-value="frodo976aes" calcext:value-type="string">
            <text:p>frodo976aes</text:p>
          </table:table-cell>
          <table:table-cell table:style-name="ce17" table:formula="of:=[Status.E26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6]" office:value-type="float" office:value="15632" calcext:value-type="float">
            <text:p>15,632</text:p>
          </table:table-cell>
          <table:table-cell table:style-name="ce21" table:formula="of:=[DataSizes.F26]" office:value-type="float" office:value="31272" calcext:value-type="float">
            <text:p>31,272</text:p>
          </table:table-cell>
          <table:table-cell table:style-name="ce21" table:formula="of:=[DataSizes.H26]" office:value-type="float" office:value="24" calcext:value-type="float">
            <text:p>24</text:p>
          </table:table-cell>
          <table:table-cell table:style-name="ce21" table:formula="of:=[DataSizes.G27]" office:value-type="float" office:value="15768" calcext:value-type="float">
            <text:p>15,768</text:p>
          </table:table-cell>
          <table:table-cell table:style-name="ce17" table:formula="of:=[Status.F26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style-name="ce17" table:formula="of:=[Status.A27]" office:value-type="string" office:string-value="kem" calcext:value-type="string">
            <text:p>kem</text:p>
          </table:table-cell>
          <table:table-cell table:style-name="ce17" table:formula="of:=[Status.B27]" office:value-type="string" office:string-value="FrodoKEM" calcext:value-type="string">
            <text:p>FrodoKEM</text:p>
          </table:table-cell>
          <table:table-cell table:style-name="ce17" table:formula="of:=[Status.C27]" office:value-type="string" office:string-value="frodo976cshake" calcext:value-type="string">
            <text:p>frodo976cshake</text:p>
          </table:table-cell>
          <table:table-cell table:style-name="ce17" table:formula="of:=[Status.E27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27]" office:value-type="float" office:value="15632" calcext:value-type="float">
            <text:p>15,632</text:p>
          </table:table-cell>
          <table:table-cell table:style-name="ce21" table:formula="of:=[DataSizes.F27]" office:value-type="float" office:value="31272" calcext:value-type="float">
            <text:p>31,272</text:p>
          </table:table-cell>
          <table:table-cell table:style-name="ce21" table:formula="of:=[DataSizes.H27]" office:value-type="float" office:value="24" calcext:value-type="float">
            <text:p>24</text:p>
          </table:table-cell>
          <table:table-cell table:style-name="ce21" table:formula="of:=[DataSizes.G28]" office:value-type="float" office:value="6234" calcext:value-type="float">
            <text:p>6,234</text:p>
          </table:table-cell>
          <table:table-cell table:style-name="ce17" table:formula="of:=[Status.F27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style-name="ce17" table:formula="of:=[Status.A28]" office:value-type="string" office:string-value="kem" calcext:value-type="string">
            <text:p>kem</text:p>
          </table:table-cell>
          <table:table-cell table:style-name="ce17" table:formula="of:=[Status.B28]" office:value-type="string" office:string-value="HQC" calcext:value-type="string">
            <text:p>HQC</text:p>
          </table:table-cell>
          <table:table-cell table:style-name="ce17" table:formula="of:=[Status.C28]" office:value-type="string" office:string-value="hqc1281" calcext:value-type="string">
            <text:p>hqc1281</text:p>
          </table:table-cell>
          <table:table-cell table:style-name="ce17" table:formula="of:=[Status.E28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28]" office:value-type="float" office:value="3125" calcext:value-type="float">
            <text:p>3,125</text:p>
          </table:table-cell>
          <table:table-cell table:style-name="ce21" table:formula="of:=[DataSizes.F28]" office:value-type="float" office:value="3165" calcext:value-type="float">
            <text:p>3,165</text:p>
          </table:table-cell>
          <table:table-cell table:style-name="ce21" table:formula="of:=[DataSizes.H28]" office:value-type="float" office:value="64" calcext:value-type="float">
            <text:p>64</text:p>
          </table:table-cell>
          <table:table-cell table:style-name="ce21" table:formula="of:=[DataSizes.G29]" office:value-type="float" office:value="10981" calcext:value-type="float">
            <text:p>10,981</text:p>
          </table:table-cell>
          <table:table-cell table:style-name="ce17" table:formula="of:=[Status.F28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29]" office:value-type="string" office:string-value="kem" calcext:value-type="string">
            <text:p>kem</text:p>
          </table:table-cell>
          <table:table-cell table:style-name="ce17" table:formula="of:=[Status.B29]" office:value-type="string" office:string-value="HQC" calcext:value-type="string">
            <text:p>HQC</text:p>
          </table:table-cell>
          <table:table-cell table:style-name="ce17" table:formula="of:=[Status.C29]" office:value-type="string" office:string-value="hqc1921" calcext:value-type="string">
            <text:p>hqc1921</text:p>
          </table:table-cell>
          <table:table-cell table:style-name="ce17" table:formula="of:=[Status.E29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29]" office:value-type="float" office:value="5499" calcext:value-type="float">
            <text:p>5,499</text:p>
          </table:table-cell>
          <table:table-cell table:style-name="ce21" table:formula="of:=[DataSizes.F29]" office:value-type="float" office:value="5539" calcext:value-type="float">
            <text:p>5,539</text:p>
          </table:table-cell>
          <table:table-cell table:style-name="ce21" table:formula="of:=[DataSizes.H29]" office:value-type="float" office:value="64" calcext:value-type="float">
            <text:p>64</text:p>
          </table:table-cell>
          <table:table-cell table:style-name="ce21" table:formula="of:=[DataSizes.G30]" office:value-type="float" office:value="11749" calcext:value-type="float">
            <text:p>11,749</text:p>
          </table:table-cell>
          <table:table-cell table:style-name="ce17" table:formula="of:=[Status.F29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30]" office:value-type="string" office:string-value="kem" calcext:value-type="string">
            <text:p>kem</text:p>
          </table:table-cell>
          <table:table-cell table:style-name="ce17" table:formula="of:=[Status.B30]" office:value-type="string" office:string-value="HQC" calcext:value-type="string">
            <text:p>HQC</text:p>
          </table:table-cell>
          <table:table-cell table:style-name="ce17" table:formula="of:=[Status.C30]" office:value-type="string" office:string-value="hqc1922" calcext:value-type="string">
            <text:p>hqc1922</text:p>
          </table:table-cell>
          <table:table-cell table:style-name="ce17" table:formula="of:=[Status.E30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0]" office:value-type="float" office:value="5884" calcext:value-type="float">
            <text:p>5,884</text:p>
          </table:table-cell>
          <table:table-cell table:style-name="ce21" table:formula="of:=[DataSizes.F30]" office:value-type="float" office:value="5924" calcext:value-type="float">
            <text:p>5,924</text:p>
          </table:table-cell>
          <table:table-cell table:style-name="ce21" table:formula="of:=[DataSizes.H30]" office:value-type="float" office:value="64" calcext:value-type="float">
            <text:p>64</text:p>
          </table:table-cell>
          <table:table-cell table:style-name="ce21" table:formula="of:=[DataSizes.G31]" office:value-type="float" office:value="15961" calcext:value-type="float">
            <text:p>15,961</text:p>
          </table:table-cell>
          <table:table-cell table:style-name="ce17" table:formula="of:=[Status.F30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31]" office:value-type="string" office:string-value="kem" calcext:value-type="string">
            <text:p>kem</text:p>
          </table:table-cell>
          <table:table-cell table:style-name="ce17" table:formula="of:=[Status.B31]" office:value-type="string" office:string-value="HQC" calcext:value-type="string">
            <text:p>HQC</text:p>
          </table:table-cell>
          <table:table-cell table:style-name="ce17" table:formula="of:=[Status.C31]" office:value-type="string" office:string-value="hqc2561" calcext:value-type="string">
            <text:p>hqc2561</text:p>
          </table:table-cell>
          <table:table-cell table:style-name="ce17" table:formula="of:=[Status.E31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1]" office:value-type="float" office:value="7989" calcext:value-type="float">
            <text:p>7,989</text:p>
          </table:table-cell>
          <table:table-cell table:style-name="ce21" table:formula="of:=[DataSizes.F31]" office:value-type="float" office:value="8029" calcext:value-type="float">
            <text:p>8,029</text:p>
          </table:table-cell>
          <table:table-cell table:style-name="ce21" table:formula="of:=[DataSizes.H31]" office:value-type="float" office:value="64" calcext:value-type="float">
            <text:p>64</text:p>
          </table:table-cell>
          <table:table-cell table:style-name="ce21" table:formula="of:=[DataSizes.G32]" office:value-type="float" office:value="16985" calcext:value-type="float">
            <text:p>16,985</text:p>
          </table:table-cell>
          <table:table-cell table:style-name="ce17" table:formula="of:=[Status.F31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32]" office:value-type="string" office:string-value="kem" calcext:value-type="string">
            <text:p>kem</text:p>
          </table:table-cell>
          <table:table-cell table:style-name="ce17" table:formula="of:=[Status.B32]" office:value-type="string" office:string-value="HQC" calcext:value-type="string">
            <text:p>HQC</text:p>
          </table:table-cell>
          <table:table-cell table:style-name="ce17" table:formula="of:=[Status.C32]" office:value-type="string" office:string-value="hqc2562" calcext:value-type="string">
            <text:p>hqc2562</text:p>
          </table:table-cell>
          <table:table-cell table:style-name="ce17" table:formula="of:=[Status.E32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2]" office:value-type="float" office:value="8503" calcext:value-type="float">
            <text:p>8,503</text:p>
          </table:table-cell>
          <table:table-cell table:style-name="ce21" table:formula="of:=[DataSizes.F32]" office:value-type="float" office:value="8543" calcext:value-type="float">
            <text:p>8,543</text:p>
          </table:table-cell>
          <table:table-cell table:style-name="ce21" table:formula="of:=[DataSizes.H32]" office:value-type="float" office:value="64" calcext:value-type="float">
            <text:p>64</text:p>
          </table:table-cell>
          <table:table-cell table:style-name="ce21" table:formula="of:=[DataSizes.G33]" office:value-type="float" office:value="17777" calcext:value-type="float">
            <text:p>17,777</text:p>
          </table:table-cell>
          <table:table-cell table:style-name="ce17" table:formula="of:=[Status.F32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33]" office:value-type="string" office:string-value="kem" calcext:value-type="string">
            <text:p>kem</text:p>
          </table:table-cell>
          <table:table-cell table:style-name="ce17" table:formula="of:=[Status.B33]" office:value-type="string" office:string-value="HQC" calcext:value-type="string">
            <text:p>HQC</text:p>
          </table:table-cell>
          <table:table-cell table:style-name="ce17" table:formula="of:=[Status.C33]" office:value-type="string" office:string-value="hqc2563" calcext:value-type="string">
            <text:p>hqc2563</text:p>
          </table:table-cell>
          <table:table-cell table:style-name="ce17" table:formula="of:=[Status.E33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3]" office:value-type="float" office:value="8897" calcext:value-type="float">
            <text:p>8,897</text:p>
          </table:table-cell>
          <table:table-cell table:style-name="ce21" table:formula="of:=[DataSizes.F33]" office:value-type="float" office:value="8937" calcext:value-type="float">
            <text:p>8,937</text:p>
          </table:table-cell>
          <table:table-cell table:style-name="ce21" table:formula="of:=[DataSizes.H33]" office:value-type="float" office:value="64" calcext:value-type="float">
            <text:p>64</text:p>
          </table:table-cell>
          <table:table-cell table:style-name="ce21" table:formula="of:=[DataSizes.G34]" office:value-type="float" office:value="0" calcext:value-type="float">
            <text:p>0</text:p>
          </table:table-cell>
          <table:table-cell table:style-name="ce17" table:formula="of:=[Status.F33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34]" office:value-type="string" office:string-value="kem" calcext:value-type="string">
            <text:p>kem</text:p>
          </table:table-cell>
          <table:table-cell table:style-name="ce17" table:formula="of:=[Status.B34]" office:value-type="string" office:string-value="LAC" calcext:value-type="string">
            <text:p>LAC</text:p>
          </table:table-cell>
          <table:table-cell table:style-name="ce17" table:formula="of:=[Status.C34]" office:value-type="string" office:string-value="lac128" calcext:value-type="string">
            <text:p>lac128</text:p>
          </table:table-cell>
          <table:table-cell table:style-name="ce17" table:formula="of:=[Status.E34]" office:value-type="string" office:string-value="pqm4v2ref" calcext:value-type="string">
            <text:p>pqm4v2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34]" office:value-type="float" office:value="0" calcext:value-type="float">
            <text:p>0</text:p>
          </table:table-cell>
          <table:table-cell table:style-name="ce21" table:formula="of:=[DataSizes.F34]" office:value-type="float" office:value="0" calcext:value-type="float">
            <text:p>0</text:p>
          </table:table-cell>
          <table:table-cell table:style-name="ce21" table:formula="of:=[DataSizes.H34]" office:value-type="float" office:value="0" calcext:value-type="float">
            <text:p>0</text:p>
          </table:table-cell>
          <table:table-cell table:style-name="ce21" table:formula="of:=[DataSizes.G35]" office:value-type="float" office:value="0" calcext:value-type="float">
            <text:p>0</text:p>
          </table:table-cell>
          <table:table-cell table:style-name="ce17" table:formula="of:=[Status.F34]" office:value-type="string" office:string-value="not round 2 code" calcext:value-type="string">
            <text:p>not round 2 code</text:p>
          </table:table-cell>
        </table:table-row>
        <table:table-row table:style-name="ro1">
          <table:table-cell table:style-name="ce17" table:formula="of:=[Status.A35]" office:value-type="string" office:string-value="kem" calcext:value-type="string">
            <text:p>kem</text:p>
          </table:table-cell>
          <table:table-cell table:style-name="ce17" table:formula="of:=[Status.B35]" office:value-type="string" office:string-value="LAC" calcext:value-type="string">
            <text:p>LAC</text:p>
          </table:table-cell>
          <table:table-cell table:style-name="ce17" table:formula="of:=[Status.C35]" office:value-type="string" office:string-value="lac192" calcext:value-type="string">
            <text:p>lac192</text:p>
          </table:table-cell>
          <table:table-cell table:style-name="ce17" table:formula="of:=[Status.E35]" office:value-type="string" office:string-value="pqm4v2ref" calcext:value-type="string">
            <text:p>pqm4v2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35]" office:value-type="float" office:value="0" calcext:value-type="float">
            <text:p>0</text:p>
          </table:table-cell>
          <table:table-cell table:style-name="ce21" table:formula="of:=[DataSizes.F35]" office:value-type="float" office:value="0" calcext:value-type="float">
            <text:p>0</text:p>
          </table:table-cell>
          <table:table-cell table:style-name="ce21" table:formula="of:=[DataSizes.H35]" office:value-type="float" office:value="0" calcext:value-type="float">
            <text:p>0</text:p>
          </table:table-cell>
          <table:table-cell table:style-name="ce21" table:formula="of:=[DataSizes.G36]" office:value-type="float" office:value="0" calcext:value-type="float">
            <text:p>0</text:p>
          </table:table-cell>
          <table:table-cell table:style-name="ce17" table:formula="of:=[Status.F35]" office:value-type="string" office:string-value="not round 2 code" calcext:value-type="string">
            <text:p>not round 2 code</text:p>
          </table:table-cell>
        </table:table-row>
        <table:table-row table:style-name="ro1">
          <table:table-cell table:style-name="ce17" table:formula="of:=[Status.A36]" office:value-type="string" office:string-value="kem" calcext:value-type="string">
            <text:p>kem</text:p>
          </table:table-cell>
          <table:table-cell table:style-name="ce17" table:formula="of:=[Status.B36]" office:value-type="string" office:string-value="LAC" calcext:value-type="string">
            <text:p>LAC</text:p>
          </table:table-cell>
          <table:table-cell table:style-name="ce17" table:formula="of:=[Status.C36]" office:value-type="string" office:string-value="lac256" calcext:value-type="string">
            <text:p>lac256</text:p>
          </table:table-cell>
          <table:table-cell table:style-name="ce17" table:formula="of:=[Status.E36]" office:value-type="string" office:string-value="pqm4v2ref" calcext:value-type="string">
            <text:p>pqm4v2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36]" office:value-type="float" office:value="0" calcext:value-type="float">
            <text:p>0</text:p>
          </table:table-cell>
          <table:table-cell table:style-name="ce21" table:formula="of:=[DataSizes.F36]" office:value-type="float" office:value="0" calcext:value-type="float">
            <text:p>0</text:p>
          </table:table-cell>
          <table:table-cell table:style-name="ce21" table:formula="of:=[DataSizes.H36]" office:value-type="float" office:value="0" calcext:value-type="float">
            <text:p>0</text:p>
          </table:table-cell>
          <table:table-cell table:style-name="ce21" table:formula="of:=[DataSizes.G37]" office:value-type="float" office:value="0" calcext:value-type="float">
            <text:p>0</text:p>
          </table:table-cell>
          <table:table-cell table:style-name="ce17" table:formula="of:=[Status.F36]" office:value-type="string" office:string-value="not round 2 code" calcext:value-type="string">
            <text:p>not round 2 code</text:p>
          </table:table-cell>
        </table:table-row>
        <table:table-row table:style-name="ro1">
          <table:table-cell table:style-name="ce17" table:formula="of:=[Status.A37]" office:value-type="string" office:string-value="kem" calcext:value-type="string">
            <text:p>kem</text:p>
          </table:table-cell>
          <table:table-cell table:style-name="ce17" table:formula="of:=[Status.B37]" office:value-type="string" office:string-value="LEDAcrypt" calcext:value-type="string">
            <text:p>LEDAcrypt</text:p>
          </table:table-cell>
          <table:table-cell table:style-name="ce17" table:formula="of:=[Status.C37]" office:value-type="string" office:string-value="ledakem12" calcext:value-type="string">
            <text:p>ledakem12</text:p>
          </table:table-cell>
          <table:table-cell table:style-name="ce17" table:formula="of:=[Status.E37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7]" office:value-type="float" office:value="0" calcext:value-type="float">
            <text:p>0</text:p>
          </table:table-cell>
          <table:table-cell table:style-name="ce21" table:formula="of:=[DataSizes.F37]" office:value-type="float" office:value="0" calcext:value-type="float">
            <text:p>0</text:p>
          </table:table-cell>
          <table:table-cell table:style-name="ce21" table:formula="of:=[DataSizes.H37]" office:value-type="float" office:value="0" calcext:value-type="float">
            <text:p>0</text:p>
          </table:table-cell>
          <table:table-cell table:style-name="ce21" table:formula="of:=[DataSizes.G38]" office:value-type="float" office:value="0" calcext:value-type="float">
            <text:p>0</text:p>
          </table:table-cell>
          <table:table-cell table:style-name="ce17" table:formula="of:=[Status.F37]" office:value-type="string" office:string-value="crashes" calcext:value-type="string">
            <text:p>crashes</text:p>
          </table:table-cell>
        </table:table-row>
        <table:table-row table:style-name="ro1">
          <table:table-cell table:style-name="ce17" table:formula="of:=[Status.A38]" office:value-type="string" office:string-value="kem" calcext:value-type="string">
            <text:p>kem</text:p>
          </table:table-cell>
          <table:table-cell table:style-name="ce17" table:formula="of:=[Status.B38]" office:value-type="string" office:string-value="LEDAcrypt" calcext:value-type="string">
            <text:p>LEDAcrypt</text:p>
          </table:table-cell>
          <table:table-cell table:style-name="ce17" table:formula="of:=[Status.C38]" office:value-type="string" office:string-value="ledakem13" calcext:value-type="string">
            <text:p>ledakem13</text:p>
          </table:table-cell>
          <table:table-cell table:style-name="ce17" table:formula="of:=[Status.E38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8]" office:value-type="float" office:value="0" calcext:value-type="float">
            <text:p>0</text:p>
          </table:table-cell>
          <table:table-cell table:style-name="ce21" table:formula="of:=[DataSizes.F38]" office:value-type="float" office:value="0" calcext:value-type="float">
            <text:p>0</text:p>
          </table:table-cell>
          <table:table-cell table:style-name="ce21" table:formula="of:=[DataSizes.H38]" office:value-type="float" office:value="0" calcext:value-type="float">
            <text:p>0</text:p>
          </table:table-cell>
          <table:table-cell table:style-name="ce21" table:formula="of:=[DataSizes.G39]" office:value-type="float" office:value="0" calcext:value-type="float">
            <text:p>0</text:p>
          </table:table-cell>
          <table:table-cell table:style-name="ce17" table:formula="of:=[Status.F38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39]" office:value-type="string" office:string-value="kem" calcext:value-type="string">
            <text:p>kem</text:p>
          </table:table-cell>
          <table:table-cell table:style-name="ce17" table:formula="of:=[Status.B39]" office:value-type="string" office:string-value="LEDAcrypt" calcext:value-type="string">
            <text:p>LEDAcrypt</text:p>
          </table:table-cell>
          <table:table-cell table:style-name="ce17" table:formula="of:=[Status.C39]" office:value-type="string" office:string-value="ledakem14" calcext:value-type="string">
            <text:p>ledakem14</text:p>
          </table:table-cell>
          <table:table-cell table:style-name="ce17" table:formula="of:=[Status.E39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39]" office:value-type="float" office:value="0" calcext:value-type="float">
            <text:p>0</text:p>
          </table:table-cell>
          <table:table-cell table:style-name="ce21" table:formula="of:=[DataSizes.F39]" office:value-type="float" office:value="0" calcext:value-type="float">
            <text:p>0</text:p>
          </table:table-cell>
          <table:table-cell table:style-name="ce21" table:formula="of:=[DataSizes.H39]" office:value-type="float" office:value="0" calcext:value-type="float">
            <text:p>0</text:p>
          </table:table-cell>
          <table:table-cell table:style-name="ce21" table:formula="of:=[DataSizes.G40]" office:value-type="float" office:value="0" calcext:value-type="float">
            <text:p>0</text:p>
          </table:table-cell>
          <table:table-cell table:style-name="ce17" table:formula="of:=[Status.F39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0]" office:value-type="string" office:string-value="kem" calcext:value-type="string">
            <text:p>kem</text:p>
          </table:table-cell>
          <table:table-cell table:style-name="ce17" table:formula="of:=[Status.B40]" office:value-type="string" office:string-value="LEDAcrypt" calcext:value-type="string">
            <text:p>LEDAcrypt</text:p>
          </table:table-cell>
          <table:table-cell table:style-name="ce17" table:formula="of:=[Status.C40]" office:value-type="string" office:string-value="ledakem32" calcext:value-type="string">
            <text:p>ledakem32</text:p>
          </table:table-cell>
          <table:table-cell table:style-name="ce17" table:formula="of:=[Status.E40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0]" office:value-type="float" office:value="0" calcext:value-type="float">
            <text:p>0</text:p>
          </table:table-cell>
          <table:table-cell table:style-name="ce21" table:formula="of:=[DataSizes.F40]" office:value-type="float" office:value="0" calcext:value-type="float">
            <text:p>0</text:p>
          </table:table-cell>
          <table:table-cell table:style-name="ce21" table:formula="of:=[DataSizes.H40]" office:value-type="float" office:value="0" calcext:value-type="float">
            <text:p>0</text:p>
          </table:table-cell>
          <table:table-cell table:style-name="ce21" table:formula="of:=[DataSizes.G41]" office:value-type="float" office:value="0" calcext:value-type="float">
            <text:p>0</text:p>
          </table:table-cell>
          <table:table-cell table:style-name="ce17" table:formula="of:=[Status.F40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1]" office:value-type="string" office:string-value="kem" calcext:value-type="string">
            <text:p>kem</text:p>
          </table:table-cell>
          <table:table-cell table:style-name="ce17" table:formula="of:=[Status.B41]" office:value-type="string" office:string-value="LEDAcrypt" calcext:value-type="string">
            <text:p>LEDAcrypt</text:p>
          </table:table-cell>
          <table:table-cell table:style-name="ce17" table:formula="of:=[Status.C41]" office:value-type="string" office:string-value="ledakem33" calcext:value-type="string">
            <text:p>ledakem33</text:p>
          </table:table-cell>
          <table:table-cell table:style-name="ce17" table:formula="of:=[Status.E41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1]" office:value-type="float" office:value="0" calcext:value-type="float">
            <text:p>0</text:p>
          </table:table-cell>
          <table:table-cell table:style-name="ce21" table:formula="of:=[DataSizes.F41]" office:value-type="float" office:value="0" calcext:value-type="float">
            <text:p>0</text:p>
          </table:table-cell>
          <table:table-cell table:style-name="ce21" table:formula="of:=[DataSizes.H41]" office:value-type="float" office:value="0" calcext:value-type="float">
            <text:p>0</text:p>
          </table:table-cell>
          <table:table-cell table:style-name="ce21" table:formula="of:=[DataSizes.G42]" office:value-type="float" office:value="0" calcext:value-type="float">
            <text:p>0</text:p>
          </table:table-cell>
          <table:table-cell table:style-name="ce17" table:formula="of:=[Status.F41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2]" office:value-type="string" office:string-value="kem" calcext:value-type="string">
            <text:p>kem</text:p>
          </table:table-cell>
          <table:table-cell table:style-name="ce17" table:formula="of:=[Status.B42]" office:value-type="string" office:string-value="LEDAcrypt" calcext:value-type="string">
            <text:p>LEDAcrypt</text:p>
          </table:table-cell>
          <table:table-cell table:style-name="ce17" table:formula="of:=[Status.C42]" office:value-type="string" office:string-value="ledakem34" calcext:value-type="string">
            <text:p>ledakem34</text:p>
          </table:table-cell>
          <table:table-cell table:style-name="ce17" table:formula="of:=[Status.E42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2]" office:value-type="float" office:value="0" calcext:value-type="float">
            <text:p>0</text:p>
          </table:table-cell>
          <table:table-cell table:style-name="ce21" table:formula="of:=[DataSizes.F42]" office:value-type="float" office:value="0" calcext:value-type="float">
            <text:p>0</text:p>
          </table:table-cell>
          <table:table-cell table:style-name="ce21" table:formula="of:=[DataSizes.H42]" office:value-type="float" office:value="0" calcext:value-type="float">
            <text:p>0</text:p>
          </table:table-cell>
          <table:table-cell table:style-name="ce21" table:formula="of:=[DataSizes.G43]" office:value-type="float" office:value="0" calcext:value-type="float">
            <text:p>0</text:p>
          </table:table-cell>
          <table:table-cell table:style-name="ce17" table:formula="of:=[Status.F42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3]" office:value-type="string" office:string-value="kem" calcext:value-type="string">
            <text:p>kem</text:p>
          </table:table-cell>
          <table:table-cell table:style-name="ce17" table:formula="of:=[Status.B43]" office:value-type="string" office:string-value="LEDAcrypt" calcext:value-type="string">
            <text:p>LEDAcrypt</text:p>
          </table:table-cell>
          <table:table-cell table:style-name="ce17" table:formula="of:=[Status.C43]" office:value-type="string" office:string-value="ledakem52" calcext:value-type="string">
            <text:p>ledakem52</text:p>
          </table:table-cell>
          <table:table-cell table:style-name="ce17" table:formula="of:=[Status.E43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3]" office:value-type="float" office:value="0" calcext:value-type="float">
            <text:p>0</text:p>
          </table:table-cell>
          <table:table-cell table:style-name="ce21" table:formula="of:=[DataSizes.F43]" office:value-type="float" office:value="0" calcext:value-type="float">
            <text:p>0</text:p>
          </table:table-cell>
          <table:table-cell table:style-name="ce21" table:formula="of:=[DataSizes.H43]" office:value-type="float" office:value="0" calcext:value-type="float">
            <text:p>0</text:p>
          </table:table-cell>
          <table:table-cell table:style-name="ce21" table:formula="of:=[DataSizes.G44]" office:value-type="float" office:value="0" calcext:value-type="float">
            <text:p>0</text:p>
          </table:table-cell>
          <table:table-cell table:style-name="ce17" table:formula="of:=[Status.F43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4]" office:value-type="string" office:string-value="kem" calcext:value-type="string">
            <text:p>kem</text:p>
          </table:table-cell>
          <table:table-cell table:style-name="ce17" table:formula="of:=[Status.B44]" office:value-type="string" office:string-value="LEDAcrypt" calcext:value-type="string">
            <text:p>LEDAcrypt</text:p>
          </table:table-cell>
          <table:table-cell table:style-name="ce17" table:formula="of:=[Status.C44]" office:value-type="string" office:string-value="ledakem53" calcext:value-type="string">
            <text:p>ledakem53</text:p>
          </table:table-cell>
          <table:table-cell table:style-name="ce17" table:formula="of:=[Status.E44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4]" office:value-type="float" office:value="0" calcext:value-type="float">
            <text:p>0</text:p>
          </table:table-cell>
          <table:table-cell table:style-name="ce21" table:formula="of:=[DataSizes.F44]" office:value-type="float" office:value="0" calcext:value-type="float">
            <text:p>0</text:p>
          </table:table-cell>
          <table:table-cell table:style-name="ce21" table:formula="of:=[DataSizes.H44]" office:value-type="float" office:value="0" calcext:value-type="float">
            <text:p>0</text:p>
          </table:table-cell>
          <table:table-cell table:style-name="ce21" table:formula="of:=[DataSizes.G45]" office:value-type="float" office:value="0" calcext:value-type="float">
            <text:p>0</text:p>
          </table:table-cell>
          <table:table-cell table:style-name="ce17" table:formula="of:=[Status.F44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5]" office:value-type="string" office:string-value="kem" calcext:value-type="string">
            <text:p>kem</text:p>
          </table:table-cell>
          <table:table-cell table:style-name="ce17" table:formula="of:=[Status.B45]" office:value-type="string" office:string-value="LEDAcrypt" calcext:value-type="string">
            <text:p>LEDAcrypt</text:p>
          </table:table-cell>
          <table:table-cell table:style-name="ce17" table:formula="of:=[Status.C45]" office:value-type="string" office:string-value="ledakem54" calcext:value-type="string">
            <text:p>ledakem54</text:p>
          </table:table-cell>
          <table:table-cell table:style-name="ce17" table:formula="of:=[Status.E45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5]" office:value-type="float" office:value="0" calcext:value-type="float">
            <text:p>0</text:p>
          </table:table-cell>
          <table:table-cell table:style-name="ce21" table:formula="of:=[DataSizes.F45]" office:value-type="float" office:value="0" calcext:value-type="float">
            <text:p>0</text:p>
          </table:table-cell>
          <table:table-cell table:style-name="ce21" table:formula="of:=[DataSizes.H45]" office:value-type="float" office:value="0" calcext:value-type="float">
            <text:p>0</text:p>
          </table:table-cell>
          <table:table-cell table:style-name="ce21" table:formula="of:=[DataSizes.G46]" office:value-type="float" office:value="0" calcext:value-type="float">
            <text:p>0</text:p>
          </table:table-cell>
          <table:table-cell table:style-name="ce17" table:formula="of:=[Status.F45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46]" office:value-type="string" office:string-value="kem" calcext:value-type="string">
            <text:p>kem</text:p>
          </table:table-cell>
          <table:table-cell table:style-name="ce17" table:formula="of:=[Status.B46]" office:value-type="string" office:string-value="LEDAcrypt" calcext:value-type="string">
            <text:p>LEDAcrypt</text:p>
          </table:table-cell>
          <table:table-cell table:style-name="ce17" table:formula="of:=[Status.C46]" office:value-type="string" office:string-value="ledakemlt10" calcext:value-type="string">
            <text:p>ledakemlt10</text:p>
          </table:table-cell>
          <table:table-cell table:style-name="ce17" table:formula="of:=[Status.E46]" office:value-type="string" office:string-value="portableopt" calcext:value-type="string">
            <text:p>portableopt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6]" office:value-type="float" office:value="0" calcext:value-type="float">
            <text:p>0</text:p>
          </table:table-cell>
          <table:table-cell table:style-name="ce21" table:formula="of:=[DataSizes.F46]" office:value-type="float" office:value="0" calcext:value-type="float">
            <text:p>0</text:p>
          </table:table-cell>
          <table:table-cell table:style-name="ce21" table:formula="of:=[DataSizes.H46]" office:value-type="float" office:value="0" calcext:value-type="float">
            <text:p>0</text:p>
          </table:table-cell>
          <table:table-cell table:style-name="ce21" table:formula="of:=[DataSizes.G47]" office:value-type="float" office:value="0" calcext:value-type="float">
            <text:p>0</text:p>
          </table:table-cell>
          <table:table-cell table:style-name="ce17" table:formula="of:=[Status.F46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47]" office:value-type="string" office:string-value="kem" calcext:value-type="string">
            <text:p>kem</text:p>
          </table:table-cell>
          <table:table-cell table:style-name="ce17" table:formula="of:=[Status.B47]" office:value-type="string" office:string-value="LEDAcrypt" calcext:value-type="string">
            <text:p>LEDAcrypt</text:p>
          </table:table-cell>
          <table:table-cell table:style-name="ce17" table:formula="of:=[Status.C47]" office:value-type="string" office:string-value="ledakemlt11" calcext:value-type="string">
            <text:p>ledakemlt11</text:p>
          </table:table-cell>
          <table:table-cell table:style-name="ce17" table:formula="of:=[Status.E47]" office:value-type="string" office:string-value="portableopt" calcext:value-type="string">
            <text:p>portableopt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7]" office:value-type="float" office:value="0" calcext:value-type="float">
            <text:p>0</text:p>
          </table:table-cell>
          <table:table-cell table:style-name="ce21" table:formula="of:=[DataSizes.F47]" office:value-type="float" office:value="0" calcext:value-type="float">
            <text:p>0</text:p>
          </table:table-cell>
          <table:table-cell table:style-name="ce21" table:formula="of:=[DataSizes.H47]" office:value-type="float" office:value="0" calcext:value-type="float">
            <text:p>0</text:p>
          </table:table-cell>
          <table:table-cell table:style-name="ce21" table:formula="of:=[DataSizes.G48]" office:value-type="float" office:value="0" calcext:value-type="float">
            <text:p>0</text:p>
          </table:table-cell>
          <table:table-cell table:style-name="ce17" table:formula="of:=[Status.F47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48]" office:value-type="string" office:string-value="kem" calcext:value-type="string">
            <text:p>kem</text:p>
          </table:table-cell>
          <table:table-cell table:style-name="ce17" table:formula="of:=[Status.B48]" office:value-type="string" office:string-value="LEDAcrypt" calcext:value-type="string">
            <text:p>LEDAcrypt</text:p>
          </table:table-cell>
          <table:table-cell table:style-name="ce17" table:formula="of:=[Status.C48]" office:value-type="string" office:string-value="ledakemlt30" calcext:value-type="string">
            <text:p>ledakemlt30</text:p>
          </table:table-cell>
          <table:table-cell table:style-name="ce17" table:formula="of:=[Status.E48]" office:value-type="string" office:string-value="portableopt" calcext:value-type="string">
            <text:p>portableopt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8]" office:value-type="float" office:value="0" calcext:value-type="float">
            <text:p>0</text:p>
          </table:table-cell>
          <table:table-cell table:style-name="ce21" table:formula="of:=[DataSizes.F48]" office:value-type="float" office:value="0" calcext:value-type="float">
            <text:p>0</text:p>
          </table:table-cell>
          <table:table-cell table:style-name="ce21" table:formula="of:=[DataSizes.H48]" office:value-type="float" office:value="0" calcext:value-type="float">
            <text:p>0</text:p>
          </table:table-cell>
          <table:table-cell table:style-name="ce21" table:formula="of:=[DataSizes.G49]" office:value-type="float" office:value="0" calcext:value-type="float">
            <text:p>0</text:p>
          </table:table-cell>
          <table:table-cell table:style-name="ce17" table:formula="of:=[Status.F48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49]" office:value-type="string" office:string-value="kem" calcext:value-type="string">
            <text:p>kem</text:p>
          </table:table-cell>
          <table:table-cell table:style-name="ce17" table:formula="of:=[Status.B49]" office:value-type="string" office:string-value="LEDAcrypt" calcext:value-type="string">
            <text:p>LEDAcrypt</text:p>
          </table:table-cell>
          <table:table-cell table:style-name="ce17" table:formula="of:=[Status.C49]" office:value-type="string" office:string-value="ledakemlt31" calcext:value-type="string">
            <text:p>ledakemlt31</text:p>
          </table:table-cell>
          <table:table-cell table:style-name="ce17" table:formula="of:=[Status.E49]" office:value-type="string" office:string-value="portableopt" calcext:value-type="string">
            <text:p>portableopt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49]" office:value-type="float" office:value="0" calcext:value-type="float">
            <text:p>0</text:p>
          </table:table-cell>
          <table:table-cell table:style-name="ce21" table:formula="of:=[DataSizes.F49]" office:value-type="float" office:value="0" calcext:value-type="float">
            <text:p>0</text:p>
          </table:table-cell>
          <table:table-cell table:style-name="ce21" table:formula="of:=[DataSizes.H49]" office:value-type="float" office:value="0" calcext:value-type="float">
            <text:p>0</text:p>
          </table:table-cell>
          <table:table-cell table:style-name="ce21" table:formula="of:=[DataSizes.G50]" office:value-type="float" office:value="0" calcext:value-type="float">
            <text:p>0</text:p>
          </table:table-cell>
          <table:table-cell table:style-name="ce17" table:formula="of:=[Status.F49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50]" office:value-type="string" office:string-value="kem" calcext:value-type="string">
            <text:p>kem</text:p>
          </table:table-cell>
          <table:table-cell table:style-name="ce17" table:formula="of:=[Status.B50]" office:value-type="string" office:string-value="LEDAcrypt" calcext:value-type="string">
            <text:p>LEDAcrypt</text:p>
          </table:table-cell>
          <table:table-cell table:style-name="ce17" table:formula="of:=[Status.C50]" office:value-type="string" office:string-value="ledakemlt50" calcext:value-type="string">
            <text:p>ledakemlt50</text:p>
          </table:table-cell>
          <table:table-cell table:style-name="ce17" table:formula="of:=[Status.E50]" office:value-type="string" office:string-value="portableopt" calcext:value-type="string">
            <text:p>portableopt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50]" office:value-type="float" office:value="0" calcext:value-type="float">
            <text:p>0</text:p>
          </table:table-cell>
          <table:table-cell table:style-name="ce21" table:formula="of:=[DataSizes.F50]" office:value-type="float" office:value="0" calcext:value-type="float">
            <text:p>0</text:p>
          </table:table-cell>
          <table:table-cell table:style-name="ce21" table:formula="of:=[DataSizes.H50]" office:value-type="float" office:value="0" calcext:value-type="float">
            <text:p>0</text:p>
          </table:table-cell>
          <table:table-cell table:style-name="ce21" table:formula="of:=[DataSizes.G51]" office:value-type="float" office:value="0" calcext:value-type="float">
            <text:p>0</text:p>
          </table:table-cell>
          <table:table-cell table:style-name="ce17" table:formula="of:=[Status.F50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51]" office:value-type="string" office:string-value="kem" calcext:value-type="string">
            <text:p>kem</text:p>
          </table:table-cell>
          <table:table-cell table:style-name="ce17" table:formula="of:=[Status.B51]" office:value-type="string" office:string-value="LEDAcrypt" calcext:value-type="string">
            <text:p>LEDAcrypt</text:p>
          </table:table-cell>
          <table:table-cell table:style-name="ce17" table:formula="of:=[Status.C51]" office:value-type="string" office:string-value="ledakemlt51" calcext:value-type="string">
            <text:p>ledakemlt51</text:p>
          </table:table-cell>
          <table:table-cell table:style-name="ce17" table:formula="of:=[Status.E51]" office:value-type="string" office:string-value="portableopt" calcext:value-type="string">
            <text:p>portableopt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51]" office:value-type="float" office:value="0" calcext:value-type="float">
            <text:p>0</text:p>
          </table:table-cell>
          <table:table-cell table:style-name="ce21" table:formula="of:=[DataSizes.F51]" office:value-type="float" office:value="0" calcext:value-type="float">
            <text:p>0</text:p>
          </table:table-cell>
          <table:table-cell table:style-name="ce21" table:formula="of:=[DataSizes.H51]" office:value-type="float" office:value="0" calcext:value-type="float">
            <text:p>0</text:p>
          </table:table-cell>
          <table:table-cell table:style-name="ce21" table:formula="of:=[DataSizes.G52]" office:value-type="float" office:value="2208" calcext:value-type="float">
            <text:p>2,208</text:p>
          </table:table-cell>
          <table:table-cell table:style-name="ce17" table:formula="of:=[Status.F51]" office:value-type="string" office:string-value="compile error" calcext:value-type="string">
            <text:p>compile error</text:p>
          </table:table-cell>
        </table:table-row>
        <table:table-row table:style-name="ro1">
          <table:table-cell table:formula="of:=[Status.A52]" office:value-type="string" office:string-value="kem" calcext:value-type="string">
            <text:p>kem</text:p>
          </table:table-cell>
          <table:table-cell table:formula="of:=[Status.B52]" office:value-type="string" office:string-value="NewHope" calcext:value-type="string">
            <text:p>NewHope</text:p>
          </table:table-cell>
          <table:table-cell table:formula="of:=[Status.C52]" office:value-type="string" office:string-value="newhope1024cca" calcext:value-type="string">
            <text:p>newhope1024cca</text:p>
          </table:table-cell>
          <table:table-cell table:formula="of:=[Status.E52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52]" office:value-type="float" office:value="1824" calcext:value-type="float">
            <text:p>1,824</text:p>
          </table:table-cell>
          <table:table-cell table:style-name="ce19" table:formula="of:=[DataSizes.F52]" office:value-type="float" office:value="3680" calcext:value-type="float">
            <text:p>3,680</text:p>
          </table:table-cell>
          <table:table-cell table:style-name="ce19" table:formula="of:=[DataSizes.H52]" office:value-type="float" office:value="32" calcext:value-type="float">
            <text:p>32</text:p>
          </table:table-cell>
          <table:table-cell table:style-name="ce19" table:formula="of:=[DataSizes.G53]" office:value-type="float" office:value="2176" calcext:value-type="float">
            <text:p>2,176</text:p>
          </table:table-cell>
          <table:table-cell table:formula="of:=[Status.F52]" office:value-type="string" office:string-value="OK" calcext:value-type="string">
            <text:p>OK</text:p>
          </table:table-cell>
        </table:table-row>
        <table:table-row table:style-name="ro1">
          <table:table-cell table:formula="of:=[Status.A53]" office:value-type="string" office:string-value="kem" calcext:value-type="string">
            <text:p>kem</text:p>
          </table:table-cell>
          <table:table-cell table:formula="of:=[Status.B53]" office:value-type="string" office:string-value="NewHope" calcext:value-type="string">
            <text:p>NewHope</text:p>
          </table:table-cell>
          <table:table-cell table:formula="of:=[Status.C53]" office:value-type="string" office:string-value="newhope1024cpa" calcext:value-type="string">
            <text:p>newhope1024cpa</text:p>
          </table:table-cell>
          <table:table-cell table:formula="of:=[Status.E53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53]" office:value-type="float" office:value="1824" calcext:value-type="float">
            <text:p>1,824</text:p>
          </table:table-cell>
          <table:table-cell table:style-name="ce19" table:formula="of:=[DataSizes.F53]" office:value-type="float" office:value="1792" calcext:value-type="float">
            <text:p>1,792</text:p>
          </table:table-cell>
          <table:table-cell table:style-name="ce19" table:formula="of:=[DataSizes.H53]" office:value-type="float" office:value="32" calcext:value-type="float">
            <text:p>32</text:p>
          </table:table-cell>
          <table:table-cell table:style-name="ce19" table:formula="of:=[DataSizes.G54]" office:value-type="float" office:value="1120" calcext:value-type="float">
            <text:p>1,120</text:p>
          </table:table-cell>
          <table:table-cell table:formula="of:=[Status.F53]" office:value-type="string" office:string-value="OK" calcext:value-type="string">
            <text:p>OK</text:p>
          </table:table-cell>
        </table:table-row>
        <table:table-row table:style-name="ro1">
          <table:table-cell table:formula="of:=[Status.A54]" office:value-type="string" office:string-value="kem" calcext:value-type="string">
            <text:p>kem</text:p>
          </table:table-cell>
          <table:table-cell table:formula="of:=[Status.B54]" office:value-type="string" office:string-value="NewHope" calcext:value-type="string">
            <text:p>NewHope</text:p>
          </table:table-cell>
          <table:table-cell table:formula="of:=[Status.C54]" office:value-type="string" office:string-value="newhope512cca" calcext:value-type="string">
            <text:p>newhope512cca</text:p>
          </table:table-cell>
          <table:table-cell table:formula="of:=[Status.E54]" office:value-type="string" office:string-value="ref" calcext:value-type="string">
            <text:p>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54]" office:value-type="float" office:value="928" calcext:value-type="float">
            <text:p>928</text:p>
          </table:table-cell>
          <table:table-cell table:style-name="ce19" table:formula="of:=[DataSizes.F54]" office:value-type="float" office:value="1888" calcext:value-type="float">
            <text:p>1,888</text:p>
          </table:table-cell>
          <table:table-cell table:style-name="ce19" table:formula="of:=[DataSizes.H54]" office:value-type="float" office:value="32" calcext:value-type="float">
            <text:p>32</text:p>
          </table:table-cell>
          <table:table-cell table:style-name="ce19" table:formula="of:=[DataSizes.G55]" office:value-type="float" office:value="0" calcext:value-type="float">
            <text:p>0</text:p>
          </table:table-cell>
          <table:table-cell table:formula="of:=[Status.F54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55]" office:value-type="string" office:string-value="kem" calcext:value-type="string">
            <text:p>kem</text:p>
          </table:table-cell>
          <table:table-cell table:style-name="ce17" table:formula="of:=[Status.B55]" office:value-type="string" office:string-value="NewHope" calcext:value-type="string">
            <text:p>NewHope</text:p>
          </table:table-cell>
          <table:table-cell table:style-name="ce17" table:formula="of:=[Status.C55]" office:value-type="string" office:string-value="newhope512cpa" calcext:value-type="string">
            <text:p>newhope512cpa</text:p>
          </table:table-cell>
          <table:table-cell table:style-name="ce17" table:formula="of:=[Status.E55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55]" office:value-type="float" office:value="0" calcext:value-type="float">
            <text:p>0</text:p>
          </table:table-cell>
          <table:table-cell table:style-name="ce21" table:formula="of:=[DataSizes.F55]" office:value-type="float" office:value="0" calcext:value-type="float">
            <text:p>0</text:p>
          </table:table-cell>
          <table:table-cell table:style-name="ce21" table:formula="of:=[DataSizes.H55]" office:value-type="float" office:value="0" calcext:value-type="float">
            <text:p>0</text:p>
          </table:table-cell>
          <table:table-cell table:style-name="ce21" table:formula="of:=[DataSizes.G56]" office:value-type="float" office:value="699" calcext:value-type="float">
            <text:p>699</text:p>
          </table:table-cell>
          <table:table-cell table:style-name="ce17" table:formula="of:=[Status.F55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formula="of:=[Status.A56]" office:value-type="string" office:string-value="kem" calcext:value-type="string">
            <text:p>kem</text:p>
          </table:table-cell>
          <table:table-cell table:formula="of:=[Status.B56]" office:value-type="string" office:string-value="NTRU" calcext:value-type="string">
            <text:p>NTRU</text:p>
          </table:table-cell>
          <table:table-cell table:formula="of:=[Status.C56]" office:value-type="string" office:string-value="ntruhps2048509" calcext:value-type="string">
            <text:p>ntruhps2048509</text:p>
          </table:table-cell>
          <table:table-cell table:formula="of:=[Status.E56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56]" office:value-type="float" office:value="699" calcext:value-type="float">
            <text:p>699</text:p>
          </table:table-cell>
          <table:table-cell table:style-name="ce19" table:formula="of:=[DataSizes.F56]" office:value-type="float" office:value="935" calcext:value-type="float">
            <text:p>935</text:p>
          </table:table-cell>
          <table:table-cell table:style-name="ce19" table:formula="of:=[DataSizes.H56]" office:value-type="float" office:value="32" calcext:value-type="float">
            <text:p>32</text:p>
          </table:table-cell>
          <table:table-cell table:style-name="ce19" table:formula="of:=[DataSizes.G57]" office:value-type="float" office:value="930" calcext:value-type="float">
            <text:p>930</text:p>
          </table:table-cell>
          <table:table-cell table:formula="of:=[Status.F56]" office:value-type="string" office:string-value="OK" calcext:value-type="string">
            <text:p>OK</text:p>
          </table:table-cell>
        </table:table-row>
        <table:table-row table:style-name="ro1">
          <table:table-cell table:formula="of:=[Status.A57]" office:value-type="string" office:string-value="kem" calcext:value-type="string">
            <text:p>kem</text:p>
          </table:table-cell>
          <table:table-cell table:formula="of:=[Status.B57]" office:value-type="string" office:string-value="NTRU" calcext:value-type="string">
            <text:p>NTRU</text:p>
          </table:table-cell>
          <table:table-cell table:formula="of:=[Status.C57]" office:value-type="string" office:string-value="ntruhps2048677" calcext:value-type="string">
            <text:p>ntruhps2048677</text:p>
          </table:table-cell>
          <table:table-cell table:formula="of:=[Status.E57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57]" office:value-type="float" office:value="930" calcext:value-type="float">
            <text:p>930</text:p>
          </table:table-cell>
          <table:table-cell table:style-name="ce19" table:formula="of:=[DataSizes.F57]" office:value-type="float" office:value="1234" calcext:value-type="float">
            <text:p>1,234</text:p>
          </table:table-cell>
          <table:table-cell table:style-name="ce19" table:formula="of:=[DataSizes.H57]" office:value-type="float" office:value="32" calcext:value-type="float">
            <text:p>32</text:p>
          </table:table-cell>
          <table:table-cell table:style-name="ce19" table:formula="of:=[DataSizes.G58]" office:value-type="float" office:value="1230" calcext:value-type="float">
            <text:p>1,230</text:p>
          </table:table-cell>
          <table:table-cell table:formula="of:=[Status.F57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58]" office:value-type="string" office:string-value="kem" calcext:value-type="string">
            <text:p>kem</text:p>
          </table:table-cell>
          <table:table-cell table:style-name="ce17" table:formula="of:=[Status.B58]" office:value-type="string" office:string-value="NTRU" calcext:value-type="string">
            <text:p>NTRU</text:p>
          </table:table-cell>
          <table:table-cell table:style-name="ce17" table:formula="of:=[Status.C58]" office:value-type="string" office:string-value="ntruhps4096821" calcext:value-type="string">
            <text:p>ntruhps4096821</text:p>
          </table:table-cell>
          <table:table-cell table:style-name="ce17" table:formula="of:=[Status.E58]" office:value-type="string" office:string-value="m4v2" calcext:value-type="string">
            <text:p>m4v2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Lattice</text:p>
          </table:table-cell>
          <table:table-cell table:style-name="ce21" table:formula="of:=[DataSizes.E58]" office:value-type="float" office:value="1230" calcext:value-type="float">
            <text:p>1,230</text:p>
          </table:table-cell>
          <table:table-cell table:style-name="ce21" table:formula="of:=[DataSizes.F58]" office:value-type="float" office:value="1590" calcext:value-type="float">
            <text:p>1,590</text:p>
          </table:table-cell>
          <table:table-cell table:style-name="ce21" table:formula="of:=[DataSizes.H58]" office:value-type="float" office:value="32" calcext:value-type="float">
            <text:p>32</text:p>
          </table:table-cell>
          <table:table-cell table:style-name="ce21" table:formula="of:=[DataSizes.G59]" office:value-type="float" office:value="1278" calcext:value-type="float">
            <text:p>1,278</text:p>
          </table:table-cell>
          <table:table-cell table:style-name="ce17" table:formula="of:=[Status.F58]" office:value-type="string" office:string-value="crashes" calcext:value-type="string">
            <text:p>crashes</text:p>
          </table:table-cell>
        </table:table-row>
        <table:table-row table:style-name="ro1">
          <table:table-cell table:formula="of:=[Status.A59]" office:value-type="string" office:string-value="kem" calcext:value-type="string">
            <text:p>kem</text:p>
          </table:table-cell>
          <table:table-cell table:formula="of:=[Status.B59]" office:value-type="string" office:string-value="NTRU" calcext:value-type="string">
            <text:p>NTRU</text:p>
          </table:table-cell>
          <table:table-cell table:formula="of:=[Status.C59]" office:value-type="string" office:string-value="ntruhrss701" calcext:value-type="string">
            <text:p>ntruhrss701</text:p>
          </table:table-cell>
          <table:table-cell table:formula="of:=[Status.E59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59]" office:value-type="float" office:value="1138" calcext:value-type="float">
            <text:p>1,138</text:p>
          </table:table-cell>
          <table:table-cell table:style-name="ce19" table:formula="of:=[DataSizes.F59]" office:value-type="float" office:value="1418" calcext:value-type="float">
            <text:p>1,418</text:p>
          </table:table-cell>
          <table:table-cell table:style-name="ce19" table:formula="of:=[DataSizes.H59]" office:value-type="float" office:value="32" calcext:value-type="float">
            <text:p>32</text:p>
          </table:table-cell>
          <table:table-cell table:style-name="ce19" table:formula="of:=[DataSizes.G60]" office:value-type="float" office:value="1025" calcext:value-type="float">
            <text:p>1,025</text:p>
          </table:table-cell>
          <table:table-cell table:formula="of:=[Status.F59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60]" office:value-type="string" office:string-value="kem" calcext:value-type="string">
            <text:p>kem</text:p>
          </table:table-cell>
          <table:table-cell table:style-name="ce17" table:formula="of:=[Status.B60]" office:value-type="string" office:string-value="NTRUPrime" calcext:value-type="string">
            <text:p>NTRUPrime</text:p>
          </table:table-cell>
          <table:table-cell table:style-name="ce17" table:formula="of:=[Status.C60]" office:value-type="string" office:string-value="ntrulpr653" calcext:value-type="string">
            <text:p>ntrulpr653</text:p>
          </table:table-cell>
          <table:table-cell table:style-name="ce17" table:formula="of:=[Status.E60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60]" office:value-type="float" office:value="897" calcext:value-type="float">
            <text:p>897</text:p>
          </table:table-cell>
          <table:table-cell table:style-name="ce21" table:formula="of:=[DataSizes.F60]" office:value-type="float" office:value="1125" calcext:value-type="float">
            <text:p>1,125</text:p>
          </table:table-cell>
          <table:table-cell table:style-name="ce21" table:formula="of:=[DataSizes.H60]" office:value-type="float" office:value="32" calcext:value-type="float">
            <text:p>32</text:p>
          </table:table-cell>
          <table:table-cell table:style-name="ce21" table:formula="of:=[DataSizes.G61]" office:value-type="float" office:value="1167" calcext:value-type="float">
            <text:p>1,167</text:p>
          </table:table-cell>
          <table:table-cell table:style-name="ce17" table:formula="of:=[Status.F60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61]" office:value-type="string" office:string-value="kem" calcext:value-type="string">
            <text:p>kem</text:p>
          </table:table-cell>
          <table:table-cell table:style-name="ce17" table:formula="of:=[Status.B61]" office:value-type="string" office:string-value="NTRUPrime" calcext:value-type="string">
            <text:p>NTRUPrime</text:p>
          </table:table-cell>
          <table:table-cell table:style-name="ce17" table:formula="of:=[Status.C61]" office:value-type="string" office:string-value="ntrulpr761" calcext:value-type="string">
            <text:p>ntrulpr761</text:p>
          </table:table-cell>
          <table:table-cell table:style-name="ce17" table:formula="of:=[Status.E61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61]" office:value-type="float" office:value="1039" calcext:value-type="float">
            <text:p>1,039</text:p>
          </table:table-cell>
          <table:table-cell table:style-name="ce21" table:formula="of:=[DataSizes.F61]" office:value-type="float" office:value="1294" calcext:value-type="float">
            <text:p>1,294</text:p>
          </table:table-cell>
          <table:table-cell table:style-name="ce21" table:formula="of:=[DataSizes.H61]" office:value-type="float" office:value="32" calcext:value-type="float">
            <text:p>32</text:p>
          </table:table-cell>
          <table:table-cell table:style-name="ce21" table:formula="of:=[DataSizes.G62]" office:value-type="float" office:value="1312" calcext:value-type="float">
            <text:p>1,312</text:p>
          </table:table-cell>
          <table:table-cell table:style-name="ce17" table:formula="of:=[Status.F61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62]" office:value-type="string" office:string-value="kem" calcext:value-type="string">
            <text:p>kem</text:p>
          </table:table-cell>
          <table:table-cell table:style-name="ce17" table:formula="of:=[Status.B62]" office:value-type="string" office:string-value="NTRUPrime" calcext:value-type="string">
            <text:p>NTRUPrime</text:p>
          </table:table-cell>
          <table:table-cell table:style-name="ce17" table:formula="of:=[Status.C62]" office:value-type="string" office:string-value="ntrulpr857" calcext:value-type="string">
            <text:p>ntrulpr857</text:p>
          </table:table-cell>
          <table:table-cell table:style-name="ce17" table:formula="of:=[Status.E62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62]" office:value-type="float" office:value="1184" calcext:value-type="float">
            <text:p>1,184</text:p>
          </table:table-cell>
          <table:table-cell table:style-name="ce21" table:formula="of:=[DataSizes.F62]" office:value-type="float" office:value="1463" calcext:value-type="float">
            <text:p>1,463</text:p>
          </table:table-cell>
          <table:table-cell table:style-name="ce21" table:formula="of:=[DataSizes.H62]" office:value-type="float" office:value="32" calcext:value-type="float">
            <text:p>32</text:p>
          </table:table-cell>
          <table:table-cell table:style-name="ce21" table:formula="of:=[DataSizes.G63]" office:value-type="float" office:value="897" calcext:value-type="float">
            <text:p>897</text:p>
          </table:table-cell>
          <table:table-cell table:style-name="ce17" table:formula="of:=[Status.F62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63]" office:value-type="string" office:string-value="kem" calcext:value-type="string">
            <text:p>kem</text:p>
          </table:table-cell>
          <table:table-cell table:style-name="ce17" table:formula="of:=[Status.B63]" office:value-type="string" office:string-value="NTRUPrime" calcext:value-type="string">
            <text:p>NTRUPrime</text:p>
          </table:table-cell>
          <table:table-cell table:style-name="ce17" table:formula="of:=[Status.C63]" office:value-type="string" office:string-value="sntrup653" calcext:value-type="string">
            <text:p>sntrup653</text:p>
          </table:table-cell>
          <table:table-cell table:style-name="ce17" table:formula="of:=[Status.E63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63]" office:value-type="float" office:value="994" calcext:value-type="float">
            <text:p>994</text:p>
          </table:table-cell>
          <table:table-cell table:style-name="ce21" table:formula="of:=[DataSizes.F63]" office:value-type="float" office:value="1518" calcext:value-type="float">
            <text:p>1,518</text:p>
          </table:table-cell>
          <table:table-cell table:style-name="ce21" table:formula="of:=[DataSizes.H63]" office:value-type="float" office:value="32" calcext:value-type="float">
            <text:p>32</text:p>
          </table:table-cell>
          <table:table-cell table:style-name="ce21" table:formula="of:=[DataSizes.G64]" office:value-type="float" office:value="1039" calcext:value-type="float">
            <text:p>1,039</text:p>
          </table:table-cell>
          <table:table-cell table:style-name="ce17" table:formula="of:=[Status.F63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64]" office:value-type="string" office:string-value="kem" calcext:value-type="string">
            <text:p>kem</text:p>
          </table:table-cell>
          <table:table-cell table:style-name="ce17" table:formula="of:=[Status.B64]" office:value-type="string" office:string-value="NTRUPrime" calcext:value-type="string">
            <text:p>NTRUPrime</text:p>
          </table:table-cell>
          <table:table-cell table:style-name="ce17" table:formula="of:=[Status.C64]" office:value-type="string" office:string-value="sntrup761" calcext:value-type="string">
            <text:p>sntrup761</text:p>
          </table:table-cell>
          <table:table-cell table:style-name="ce17" table:formula="of:=[Status.E64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64]" office:value-type="float" office:value="1158" calcext:value-type="float">
            <text:p>1,158</text:p>
          </table:table-cell>
          <table:table-cell table:style-name="ce21" table:formula="of:=[DataSizes.F64]" office:value-type="float" office:value="1763" calcext:value-type="float">
            <text:p>1,763</text:p>
          </table:table-cell>
          <table:table-cell table:style-name="ce21" table:formula="of:=[DataSizes.H64]" office:value-type="float" office:value="32" calcext:value-type="float">
            <text:p>32</text:p>
          </table:table-cell>
          <table:table-cell table:style-name="ce21" table:formula="of:=[DataSizes.G65]" office:value-type="float" office:value="1184" calcext:value-type="float">
            <text:p>1,184</text:p>
          </table:table-cell>
          <table:table-cell table:style-name="ce17" table:formula="of:=[Status.F64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65]" office:value-type="string" office:string-value="kem" calcext:value-type="string">
            <text:p>kem</text:p>
          </table:table-cell>
          <table:table-cell table:style-name="ce17" table:formula="of:=[Status.B65]" office:value-type="string" office:string-value="NTRUPrime" calcext:value-type="string">
            <text:p>NTRUPrime</text:p>
          </table:table-cell>
          <table:table-cell table:style-name="ce17" table:formula="of:=[Status.C65]" office:value-type="string" office:string-value="sntrup857" calcext:value-type="string">
            <text:p>sntrup857</text:p>
          </table:table-cell>
          <table:table-cell table:style-name="ce17" table:formula="of:=[Status.E65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65]" office:value-type="float" office:value="1322" calcext:value-type="float">
            <text:p>1,322</text:p>
          </table:table-cell>
          <table:table-cell table:style-name="ce21" table:formula="of:=[DataSizes.F65]" office:value-type="float" office:value="1999" calcext:value-type="float">
            <text:p>1,999</text:p>
          </table:table-cell>
          <table:table-cell table:style-name="ce21" table:formula="of:=[DataSizes.H65]" office:value-type="float" office:value="32" calcext:value-type="float">
            <text:p>32</text:p>
          </table:table-cell>
          <table:table-cell table:style-name="ce21" table:formula="of:=[DataSizes.G66]" office:value-type="float" office:value="128" calcext:value-type="float">
            <text:p>128</text:p>
          </table:table-cell>
          <table:table-cell table:style-name="ce17" table:formula="of:=[Status.F65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66]" office:value-type="string" office:string-value="kem" calcext:value-type="string">
            <text:p>kem</text:p>
          </table:table-cell>
          <table:table-cell table:style-name="ce17" table:formula="of:=[Status.B66]" office:value-type="string" office:string-value="NTS-KEM" calcext:value-type="string">
            <text:p>NTS-KEM</text:p>
          </table:table-cell>
          <table:table-cell table:style-name="ce17" table:formula="of:=[Status.C66]" office:value-type="string" office:string-value="ntskem1264" calcext:value-type="string">
            <text:p>ntskem1264</text:p>
          </table:table-cell>
          <table:table-cell table:style-name="ce17" table:formula="of:=[Status.E66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66]" office:value-type="float" office:value="319488" calcext:value-type="float">
            <text:p>319,488</text:p>
          </table:table-cell>
          <table:table-cell table:style-name="ce21" table:formula="of:=[DataSizes.F66]" office:value-type="float" office:value="9216" calcext:value-type="float">
            <text:p>9,216</text:p>
          </table:table-cell>
          <table:table-cell table:style-name="ce21" table:formula="of:=[DataSizes.H66]" office:value-type="float" office:value="32" calcext:value-type="float">
            <text:p>32</text:p>
          </table:table-cell>
          <table:table-cell table:style-name="ce21" table:formula="of:=[DataSizes.G67]" office:value-type="float" office:value="253" calcext:value-type="float">
            <text:p>253</text:p>
          </table:table-cell>
          <table:table-cell table:style-name="ce17" table:formula="of:=[Status.F66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67]" office:value-type="string" office:string-value="kem" calcext:value-type="string">
            <text:p>kem</text:p>
          </table:table-cell>
          <table:table-cell table:style-name="ce17" table:formula="of:=[Status.B67]" office:value-type="string" office:string-value="NTS-KEM" calcext:value-type="string">
            <text:p>NTS-KEM</text:p>
          </table:table-cell>
          <table:table-cell table:style-name="ce17" table:formula="of:=[Status.C67]" office:value-type="string" office:string-value="ntskem13136" calcext:value-type="string">
            <text:p>ntskem13136</text:p>
          </table:table-cell>
          <table:table-cell table:style-name="ce17" table:formula="of:=[Status.E67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67]" office:value-type="float" office:value="1419704" calcext:value-type="float">
            <text:p>1,419,704</text:p>
          </table:table-cell>
          <table:table-cell table:style-name="ce21" table:formula="of:=[DataSizes.F67]" office:value-type="float" office:value="19890" calcext:value-type="float">
            <text:p>19,890</text:p>
          </table:table-cell>
          <table:table-cell table:style-name="ce21" table:formula="of:=[DataSizes.H67]" office:value-type="float" office:value="32" calcext:value-type="float">
            <text:p>32</text:p>
          </table:table-cell>
          <table:table-cell table:style-name="ce21" table:formula="of:=[DataSizes.G68]" office:value-type="float" office:value="162" calcext:value-type="float">
            <text:p>162</text:p>
          </table:table-cell>
          <table:table-cell table:style-name="ce17" table:formula="of:=[Status.F67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68]" office:value-type="string" office:string-value="kem" calcext:value-type="string">
            <text:p>kem</text:p>
          </table:table-cell>
          <table:table-cell table:style-name="ce17" table:formula="of:=[Status.B68]" office:value-type="string" office:string-value="NTS-KEM" calcext:value-type="string">
            <text:p>NTS-KEM</text:p>
          </table:table-cell>
          <table:table-cell table:style-name="ce17" table:formula="of:=[Status.C68]" office:value-type="string" office:string-value="ntskem1380" calcext:value-type="string">
            <text:p>ntskem1380</text:p>
          </table:table-cell>
          <table:table-cell table:style-name="ce17" table:formula="of:=[Status.E68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68]" office:value-type="float" office:value="929760" calcext:value-type="float">
            <text:p>929,760</text:p>
          </table:table-cell>
          <table:table-cell table:style-name="ce21" table:formula="of:=[DataSizes.F68]" office:value-type="float" office:value="17524" calcext:value-type="float">
            <text:p>17,524</text:p>
          </table:table-cell>
          <table:table-cell table:style-name="ce21" table:formula="of:=[DataSizes.H68]" office:value-type="float" office:value="32" calcext:value-type="float">
            <text:p>32</text:p>
          </table:table-cell>
          <table:table-cell table:style-name="ce21" table:formula="of:=[DataSizes.G69]" office:value-type="float" office:value="465" calcext:value-type="float">
            <text:p>465</text:p>
          </table:table-cell>
          <table:table-cell table:style-name="ce17" table:formula="of:=[Status.F68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69]" office:value-type="string" office:string-value="kem" calcext:value-type="string">
            <text:p>kem</text:p>
          </table:table-cell>
          <table:table-cell table:style-name="ce17" table:formula="of:=[Status.B69]" office:value-type="string" office:string-value="ROLLO" calcext:value-type="string">
            <text:p>ROLLO</text:p>
          </table:table-cell>
          <table:table-cell table:style-name="ce17" table:formula="of:=[Status.C69]" office:value-type="string" office:string-value="rolloi128" calcext:value-type="string">
            <text:p>rolloi128</text:p>
          </table:table-cell>
          <table:table-cell table:style-name="ce17" table:formula="of:=[Status.E69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69]" office:value-type="float" office:value="465" calcext:value-type="float">
            <text:p>465</text:p>
          </table:table-cell>
          <table:table-cell table:style-name="ce21" table:formula="of:=[DataSizes.F69]" office:value-type="float" office:value="40" calcext:value-type="float">
            <text:p>40</text:p>
          </table:table-cell>
          <table:table-cell table:style-name="ce21" table:formula="of:=[DataSizes.H69]" office:value-type="float" office:value="64" calcext:value-type="float">
            <text:p>64</text:p>
          </table:table-cell>
          <table:table-cell table:style-name="ce21" table:formula="of:=[DataSizes.G70]" office:value-type="float" office:value="590" calcext:value-type="float">
            <text:p>590</text:p>
          </table:table-cell>
          <table:table-cell table:style-name="ce17" table:formula="of:=[Status.F69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0]" office:value-type="string" office:string-value="kem" calcext:value-type="string">
            <text:p>kem</text:p>
          </table:table-cell>
          <table:table-cell table:style-name="ce17" table:formula="of:=[Status.B70]" office:value-type="string" office:string-value="ROLLO" calcext:value-type="string">
            <text:p>ROLLO</text:p>
          </table:table-cell>
          <table:table-cell table:style-name="ce17" table:formula="of:=[Status.C70]" office:value-type="string" office:string-value="rolloi192" calcext:value-type="string">
            <text:p>rolloi192</text:p>
          </table:table-cell>
          <table:table-cell table:style-name="ce17" table:formula="of:=[Status.E70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0]" office:value-type="float" office:value="590" calcext:value-type="float">
            <text:p>590</text:p>
          </table:table-cell>
          <table:table-cell table:style-name="ce21" table:formula="of:=[DataSizes.F70]" office:value-type="float" office:value="40" calcext:value-type="float">
            <text:p>40</text:p>
          </table:table-cell>
          <table:table-cell table:style-name="ce21" table:formula="of:=[DataSizes.H70]" office:value-type="float" office:value="64" calcext:value-type="float">
            <text:p>64</text:p>
          </table:table-cell>
          <table:table-cell table:style-name="ce21" table:formula="of:=[DataSizes.G71]" office:value-type="float" office:value="947" calcext:value-type="float">
            <text:p>947</text:p>
          </table:table-cell>
          <table:table-cell table:style-name="ce17" table:formula="of:=[Status.F70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1]" office:value-type="string" office:string-value="kem" calcext:value-type="string">
            <text:p>kem</text:p>
          </table:table-cell>
          <table:table-cell table:style-name="ce17" table:formula="of:=[Status.B71]" office:value-type="string" office:string-value="ROLLO" calcext:value-type="string">
            <text:p>ROLLO</text:p>
          </table:table-cell>
          <table:table-cell table:style-name="ce17" table:formula="of:=[Status.C71]" office:value-type="string" office:string-value="rolloi256" calcext:value-type="string">
            <text:p>rolloi256</text:p>
          </table:table-cell>
          <table:table-cell table:style-name="ce17" table:formula="of:=[Status.E71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1]" office:value-type="float" office:value="947" calcext:value-type="float">
            <text:p>947</text:p>
          </table:table-cell>
          <table:table-cell table:style-name="ce21" table:formula="of:=[DataSizes.F71]" office:value-type="float" office:value="40" calcext:value-type="float">
            <text:p>40</text:p>
          </table:table-cell>
          <table:table-cell table:style-name="ce21" table:formula="of:=[DataSizes.H71]" office:value-type="float" office:value="64" calcext:value-type="float">
            <text:p>64</text:p>
          </table:table-cell>
          <table:table-cell table:style-name="ce21" table:formula="of:=[DataSizes.G72]" office:value-type="float" office:value="1674" calcext:value-type="float">
            <text:p>1,674</text:p>
          </table:table-cell>
          <table:table-cell table:style-name="ce17" table:formula="of:=[Status.F71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2]" office:value-type="string" office:string-value="kem" calcext:value-type="string">
            <text:p>kem</text:p>
          </table:table-cell>
          <table:table-cell table:style-name="ce17" table:formula="of:=[Status.B72]" office:value-type="string" office:string-value="ROLLO" calcext:value-type="string">
            <text:p>ROLLO</text:p>
          </table:table-cell>
          <table:table-cell table:style-name="ce17" table:formula="of:=[Status.C72]" office:value-type="string" office:string-value="rolloii128" calcext:value-type="string">
            <text:p>rolloii128</text:p>
          </table:table-cell>
          <table:table-cell table:style-name="ce17" table:formula="of:=[Status.E72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2]" office:value-type="float" office:value="1546" calcext:value-type="float">
            <text:p>1,546</text:p>
          </table:table-cell>
          <table:table-cell table:style-name="ce21" table:formula="of:=[DataSizes.F72]" office:value-type="float" office:value="1586" calcext:value-type="float">
            <text:p>1,586</text:p>
          </table:table-cell>
          <table:table-cell table:style-name="ce21" table:formula="of:=[DataSizes.H72]" office:value-type="float" office:value="64" calcext:value-type="float">
            <text:p>64</text:p>
          </table:table-cell>
          <table:table-cell table:style-name="ce21" table:formula="of:=[DataSizes.G73]" office:value-type="float" office:value="2148" calcext:value-type="float">
            <text:p>2,148</text:p>
          </table:table-cell>
          <table:table-cell table:style-name="ce17" table:formula="of:=[Status.F72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3]" office:value-type="string" office:string-value="kem" calcext:value-type="string">
            <text:p>kem</text:p>
          </table:table-cell>
          <table:table-cell table:style-name="ce17" table:formula="of:=[Status.B73]" office:value-type="string" office:string-value="ROLLO" calcext:value-type="string">
            <text:p>ROLLO</text:p>
          </table:table-cell>
          <table:table-cell table:style-name="ce17" table:formula="of:=[Status.C73]" office:value-type="string" office:string-value="rolloii192" calcext:value-type="string">
            <text:p>rolloii192</text:p>
          </table:table-cell>
          <table:table-cell table:style-name="ce17" table:formula="of:=[Status.E73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3]" office:value-type="float" office:value="2020" calcext:value-type="float">
            <text:p>2,020</text:p>
          </table:table-cell>
          <table:table-cell table:style-name="ce21" table:formula="of:=[DataSizes.F73]" office:value-type="float" office:value="2060" calcext:value-type="float">
            <text:p>2,060</text:p>
          </table:table-cell>
          <table:table-cell table:style-name="ce21" table:formula="of:=[DataSizes.H73]" office:value-type="float" office:value="64" calcext:value-type="float">
            <text:p>64</text:p>
          </table:table-cell>
          <table:table-cell table:style-name="ce21" table:formula="of:=[DataSizes.G74]" office:value-type="float" office:value="2621" calcext:value-type="float">
            <text:p>2,621</text:p>
          </table:table-cell>
          <table:table-cell table:style-name="ce17" table:formula="of:=[Status.F73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4]" office:value-type="string" office:string-value="kem" calcext:value-type="string">
            <text:p>kem</text:p>
          </table:table-cell>
          <table:table-cell table:style-name="ce17" table:formula="of:=[Status.B74]" office:value-type="string" office:string-value="ROLLO" calcext:value-type="string">
            <text:p>ROLLO</text:p>
          </table:table-cell>
          <table:table-cell table:style-name="ce17" table:formula="of:=[Status.C74]" office:value-type="string" office:string-value="rolloii256" calcext:value-type="string">
            <text:p>rolloii256</text:p>
          </table:table-cell>
          <table:table-cell table:style-name="ce17" table:formula="of:=[Status.E74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4]" office:value-type="float" office:value="2493" calcext:value-type="float">
            <text:p>2,493</text:p>
          </table:table-cell>
          <table:table-cell table:style-name="ce21" table:formula="of:=[DataSizes.F74]" office:value-type="float" office:value="2533" calcext:value-type="float">
            <text:p>2,533</text:p>
          </table:table-cell>
          <table:table-cell table:style-name="ce21" table:formula="of:=[DataSizes.H74]" office:value-type="float" office:value="64" calcext:value-type="float">
            <text:p>64</text:p>
          </table:table-cell>
          <table:table-cell table:style-name="ce21" table:formula="of:=[DataSizes.G75]" office:value-type="float" office:value="1188" calcext:value-type="float">
            <text:p>1,188</text:p>
          </table:table-cell>
          <table:table-cell table:style-name="ce17" table:formula="of:=[Status.F74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5]" office:value-type="string" office:string-value="kem" calcext:value-type="string">
            <text:p>kem</text:p>
          </table:table-cell>
          <table:table-cell table:style-name="ce17" table:formula="of:=[Status.B75]" office:value-type="string" office:string-value="ROLLO" calcext:value-type="string">
            <text:p>ROLLO</text:p>
          </table:table-cell>
          <table:table-cell table:style-name="ce17" table:formula="of:=[Status.C75]" office:value-type="string" office:string-value="rolloiii128" calcext:value-type="string">
            <text:p>rolloiii128</text:p>
          </table:table-cell>
          <table:table-cell table:style-name="ce17" table:formula="of:=[Status.E75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5]" office:value-type="float" office:value="634" calcext:value-type="float">
            <text:p>634</text:p>
          </table:table-cell>
          <table:table-cell table:style-name="ce21" table:formula="of:=[DataSizes.F75]" office:value-type="float" office:value="40" calcext:value-type="float">
            <text:p>40</text:p>
          </table:table-cell>
          <table:table-cell table:style-name="ce21" table:formula="of:=[DataSizes.H75]" office:value-type="float" office:value="64" calcext:value-type="float">
            <text:p>64</text:p>
          </table:table-cell>
          <table:table-cell table:style-name="ce21" table:formula="of:=[DataSizes.G76]" office:value-type="float" office:value="1580" calcext:value-type="float">
            <text:p>1,580</text:p>
          </table:table-cell>
          <table:table-cell table:style-name="ce17" table:formula="of:=[Status.F75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6]" office:value-type="string" office:string-value="kem" calcext:value-type="string">
            <text:p>kem</text:p>
          </table:table-cell>
          <table:table-cell table:style-name="ce17" table:formula="of:=[Status.B76]" office:value-type="string" office:string-value="ROLLO" calcext:value-type="string">
            <text:p>ROLLO</text:p>
          </table:table-cell>
          <table:table-cell table:style-name="ce17" table:formula="of:=[Status.C76]" office:value-type="string" office:string-value="rolloiii192" calcext:value-type="string">
            <text:p>rolloiii192</text:p>
          </table:table-cell>
          <table:table-cell table:style-name="ce17" table:formula="of:=[Status.E76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6]" office:value-type="float" office:value="830" calcext:value-type="float">
            <text:p>830</text:p>
          </table:table-cell>
          <table:table-cell table:style-name="ce21" table:formula="of:=[DataSizes.F76]" office:value-type="float" office:value="40" calcext:value-type="float">
            <text:p>40</text:p>
          </table:table-cell>
          <table:table-cell table:style-name="ce21" table:formula="of:=[DataSizes.H76]" office:value-type="float" office:value="64" calcext:value-type="float">
            <text:p>64</text:p>
          </table:table-cell>
          <table:table-cell table:style-name="ce21" table:formula="of:=[DataSizes.G77]" office:value-type="float" office:value="2196" calcext:value-type="float">
            <text:p>2,196</text:p>
          </table:table-cell>
          <table:table-cell table:style-name="ce17" table:formula="of:=[Status.F76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7]" office:value-type="string" office:string-value="kem" calcext:value-type="string">
            <text:p>kem</text:p>
          </table:table-cell>
          <table:table-cell table:style-name="ce17" table:formula="of:=[Status.B77]" office:value-type="string" office:string-value="ROLLO" calcext:value-type="string">
            <text:p>ROLLO</text:p>
          </table:table-cell>
          <table:table-cell table:style-name="ce17" table:formula="of:=[Status.C77]" office:value-type="string" office:string-value="rolloiii256" calcext:value-type="string">
            <text:p>rolloiii256</text:p>
          </table:table-cell>
          <table:table-cell table:style-name="ce17" table:formula="of:=[Status.E77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77]" office:value-type="float" office:value="1138" calcext:value-type="float">
            <text:p>1,138</text:p>
          </table:table-cell>
          <table:table-cell table:style-name="ce21" table:formula="of:=[DataSizes.F77]" office:value-type="float" office:value="40" calcext:value-type="float">
            <text:p>40</text:p>
          </table:table-cell>
          <table:table-cell table:style-name="ce21" table:formula="of:=[DataSizes.H77]" office:value-type="float" office:value="64" calcext:value-type="float">
            <text:p>64</text:p>
          </table:table-cell>
          <table:table-cell table:style-name="ce21" table:formula="of:=[DataSizes.G78]" office:value-type="float" office:value="5252" calcext:value-type="float">
            <text:p>5,252</text:p>
          </table:table-cell>
          <table:table-cell table:style-name="ce17" table:formula="of:=[Status.F77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78]" office:value-type="string" office:string-value="kem" calcext:value-type="string">
            <text:p>kem</text:p>
          </table:table-cell>
          <table:table-cell table:style-name="ce17" table:formula="of:=[Status.B78]" office:value-type="string" office:string-value="Round5" calcext:value-type="string">
            <text:p>Round5</text:p>
          </table:table-cell>
          <table:table-cell table:style-name="ce17" table:formula="of:=[Status.C78]" office:value-type="string" office:string-value="r5n11kemcca0d" calcext:value-type="string">
            <text:p>r5n11kemcca0d</text:p>
          </table:table-cell>
          <table:table-cell table:style-name="ce17" table:formula="of:=[Status.E78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78]" office:value-type="float" office:value="5214" calcext:value-type="float">
            <text:p>5,214</text:p>
          </table:table-cell>
          <table:table-cell table:style-name="ce21" table:formula="of:=[DataSizes.F78]" office:value-type="float" office:value="5246" calcext:value-type="float">
            <text:p>5,246</text:p>
          </table:table-cell>
          <table:table-cell table:style-name="ce21" table:formula="of:=[DataSizes.H78]" office:value-type="float" office:value="16" calcext:value-type="float">
            <text:p>16</text:p>
          </table:table-cell>
          <table:table-cell table:style-name="ce21" table:formula="of:=[DataSizes.G79]" office:value-type="float" office:value="5252" calcext:value-type="float">
            <text:p>5,252</text:p>
          </table:table-cell>
          <table:table-cell table:style-name="ce17" table:formula="of:=[Status.F78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79]" office:value-type="string" office:string-value="kem" calcext:value-type="string">
            <text:p>kem</text:p>
          </table:table-cell>
          <table:table-cell table:style-name="ce17" table:formula="of:=[Status.B79]" office:value-type="string" office:string-value="Round5" calcext:value-type="string">
            <text:p>Round5</text:p>
          </table:table-cell>
          <table:table-cell table:style-name="ce17" table:formula="of:=[Status.C79]" office:value-type="string" office:string-value="r5n11kemcca0dsneik" calcext:value-type="string">
            <text:p>r5n11kemcca0dsneik</text:p>
          </table:table-cell>
          <table:table-cell table:style-name="ce17" table:formula="of:=[Status.E79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79]" office:value-type="float" office:value="5214" calcext:value-type="float">
            <text:p>5,214</text:p>
          </table:table-cell>
          <table:table-cell table:style-name="ce21" table:formula="of:=[DataSizes.F79]" office:value-type="float" office:value="5246" calcext:value-type="float">
            <text:p>5,246</text:p>
          </table:table-cell>
          <table:table-cell table:style-name="ce21" table:formula="of:=[DataSizes.H79]" office:value-type="float" office:value="16" calcext:value-type="float">
            <text:p>16</text:p>
          </table:table-cell>
          <table:table-cell table:style-name="ce21" table:formula="of:=[DataSizes.G80]" office:value-type="float" office:value="8890" calcext:value-type="float">
            <text:p>8,890</text:p>
          </table:table-cell>
          <table:table-cell table:style-name="ce17" table:formula="of:=[Status.F79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80]" office:value-type="string" office:string-value="kem" calcext:value-type="string">
            <text:p>kem</text:p>
          </table:table-cell>
          <table:table-cell table:style-name="ce17" table:formula="of:=[Status.B80]" office:value-type="string" office:string-value="Round5" calcext:value-type="string">
            <text:p>Round5</text:p>
          </table:table-cell>
          <table:table-cell table:style-name="ce17" table:formula="of:=[Status.C80]" office:value-type="string" office:string-value="r5n13kemcca0d" calcext:value-type="string">
            <text:p>r5n13kemcca0d</text:p>
          </table:table-cell>
          <table:table-cell table:style-name="ce17" table:formula="of:=[Status.E80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80]" office:value-type="float" office:value="8834" calcext:value-type="float">
            <text:p>8,834</text:p>
          </table:table-cell>
          <table:table-cell table:style-name="ce21" table:formula="of:=[DataSizes.F80]" office:value-type="float" office:value="8882" calcext:value-type="float">
            <text:p>8,882</text:p>
          </table:table-cell>
          <table:table-cell table:style-name="ce21" table:formula="of:=[DataSizes.H80]" office:value-type="float" office:value="24" calcext:value-type="float">
            <text:p>24</text:p>
          </table:table-cell>
          <table:table-cell table:style-name="ce21" table:formula="of:=[DataSizes.G81]" office:value-type="float" office:value="8890" calcext:value-type="float">
            <text:p>8,890</text:p>
          </table:table-cell>
          <table:table-cell table:style-name="ce17" table:formula="of:=[Status.F80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81]" office:value-type="string" office:string-value="kem" calcext:value-type="string">
            <text:p>kem</text:p>
          </table:table-cell>
          <table:table-cell table:style-name="ce17" table:formula="of:=[Status.B81]" office:value-type="string" office:string-value="Round5" calcext:value-type="string">
            <text:p>Round5</text:p>
          </table:table-cell>
          <table:table-cell table:style-name="ce17" table:formula="of:=[Status.C81]" office:value-type="string" office:string-value="r5n13kemcca0dsneik" calcext:value-type="string">
            <text:p>r5n13kemcca0dsneik</text:p>
          </table:table-cell>
          <table:table-cell table:style-name="ce17" table:formula="of:=[Status.E81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81]" office:value-type="float" office:value="8834" calcext:value-type="float">
            <text:p>8,834</text:p>
          </table:table-cell>
          <table:table-cell table:style-name="ce21" table:formula="of:=[DataSizes.F81]" office:value-type="float" office:value="8882" calcext:value-type="float">
            <text:p>8,882</text:p>
          </table:table-cell>
          <table:table-cell table:style-name="ce21" table:formula="of:=[DataSizes.H81]" office:value-type="float" office:value="24" calcext:value-type="float">
            <text:p>24</text:p>
          </table:table-cell>
          <table:table-cell table:style-name="ce21" table:formula="of:=[DataSizes.G82]" office:value-type="float" office:value="14320" calcext:value-type="float">
            <text:p>14,320</text:p>
          </table:table-cell>
          <table:table-cell table:style-name="ce17" table:formula="of:=[Status.F81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82]" office:value-type="string" office:string-value="kem" calcext:value-type="string">
            <text:p>kem</text:p>
          </table:table-cell>
          <table:table-cell table:style-name="ce17" table:formula="of:=[Status.B82]" office:value-type="string" office:string-value="Round5" calcext:value-type="string">
            <text:p>Round5</text:p>
          </table:table-cell>
          <table:table-cell table:style-name="ce17" table:formula="of:=[Status.C82]" office:value-type="string" office:string-value="r5n15kemcca0d" calcext:value-type="string">
            <text:p>r5n15kemcca0d</text:p>
          </table:table-cell>
          <table:table-cell table:style-name="ce17" table:formula="of:=[Status.E82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82]" office:value-type="float" office:value="14264" calcext:value-type="float">
            <text:p>14,264</text:p>
          </table:table-cell>
          <table:table-cell table:style-name="ce21" table:formula="of:=[DataSizes.F82]" office:value-type="float" office:value="14328" calcext:value-type="float">
            <text:p>14,328</text:p>
          </table:table-cell>
          <table:table-cell table:style-name="ce21" table:formula="of:=[DataSizes.H82]" office:value-type="float" office:value="32" calcext:value-type="float">
            <text:p>32</text:p>
          </table:table-cell>
          <table:table-cell table:style-name="ce21" table:formula="of:=[DataSizes.G83]" office:value-type="float" office:value="14320" calcext:value-type="float">
            <text:p>14,320</text:p>
          </table:table-cell>
          <table:table-cell table:style-name="ce17" table:formula="of:=[Status.F82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style-name="ce17" table:formula="of:=[Status.A83]" office:value-type="string" office:string-value="kem" calcext:value-type="string">
            <text:p>kem</text:p>
          </table:table-cell>
          <table:table-cell table:style-name="ce17" table:formula="of:=[Status.B83]" office:value-type="string" office:string-value="Round5" calcext:value-type="string">
            <text:p>Round5</text:p>
          </table:table-cell>
          <table:table-cell table:style-name="ce17" table:formula="of:=[Status.C83]" office:value-type="string" office:string-value="r5n15kemcca0dsneik" calcext:value-type="string">
            <text:p>r5n15kemcca0dsneik</text:p>
          </table:table-cell>
          <table:table-cell table:style-name="ce17" table:formula="of:=[Status.E83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83]" office:value-type="float" office:value="14264" calcext:value-type="float">
            <text:p>14,264</text:p>
          </table:table-cell>
          <table:table-cell table:style-name="ce21" table:formula="of:=[DataSizes.F83]" office:value-type="float" office:value="14328" calcext:value-type="float">
            <text:p>14,328</text:p>
          </table:table-cell>
          <table:table-cell table:style-name="ce21" table:formula="of:=[DataSizes.H83]" office:value-type="float" office:value="32" calcext:value-type="float">
            <text:p>32</text:p>
          </table:table-cell>
          <table:table-cell table:style-name="ce21" table:formula="of:=[DataSizes.G84]" office:value-type="float" office:value="698" calcext:value-type="float">
            <text:p>698</text:p>
          </table:table-cell>
          <table:table-cell table:style-name="ce17" table:formula="of:=[Status.F83]" office:value-type="string" office:string-value="parameters too large" calcext:value-type="string">
            <text:p>parameters too large</text:p>
          </table:table-cell>
        </table:table-row>
        <table:table-row table:style-name="ro1">
          <table:table-cell table:formula="of:=[Status.A84]" office:value-type="string" office:string-value="kem" calcext:value-type="string">
            <text:p>kem</text:p>
          </table:table-cell>
          <table:table-cell table:formula="of:=[Status.B84]" office:value-type="string" office:string-value="Round5" calcext:value-type="string">
            <text:p>Round5</text:p>
          </table:table-cell>
          <table:table-cell table:formula="of:=[Status.C84]" office:value-type="string" office:string-value="r5nd1kemcca0d" calcext:value-type="string">
            <text:p>r5nd1kemcca0d</text:p>
          </table:table-cell>
          <table:table-cell table:formula="of:=[Status.E84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84]" office:value-type="float" office:value="634" calcext:value-type="float">
            <text:p>634</text:p>
          </table:table-cell>
          <table:table-cell table:style-name="ce19" table:formula="of:=[DataSizes.F84]" office:value-type="float" office:value="666" calcext:value-type="float">
            <text:p>666</text:p>
          </table:table-cell>
          <table:table-cell table:style-name="ce19" table:formula="of:=[DataSizes.H84]" office:value-type="float" office:value="16" calcext:value-type="float">
            <text:p>16</text:p>
          </table:table-cell>
          <table:table-cell table:style-name="ce19" table:formula="of:=[DataSizes.G85]" office:value-type="float" office:value="698" calcext:value-type="float">
            <text:p>698</text:p>
          </table:table-cell>
          <table:table-cell table:formula="of:=[Status.F84]" office:value-type="string" office:string-value="OK" calcext:value-type="string">
            <text:p>OK</text:p>
          </table:table-cell>
        </table:table-row>
        <table:table-row table:style-name="ro1">
          <table:table-cell table:formula="of:=[Status.A85]" office:value-type="string" office:string-value="kem" calcext:value-type="string">
            <text:p>kem</text:p>
          </table:table-cell>
          <table:table-cell table:formula="of:=[Status.B85]" office:value-type="string" office:string-value="Round5" calcext:value-type="string">
            <text:p>Round5</text:p>
          </table:table-cell>
          <table:table-cell table:formula="of:=[Status.C85]" office:value-type="string" office:string-value="r5nd1kemcca0dsneik" calcext:value-type="string">
            <text:p>r5nd1kemcca0dsneik</text:p>
          </table:table-cell>
          <table:table-cell table:formula="of:=[Status.E85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85]" office:value-type="float" office:value="634" calcext:value-type="float">
            <text:p>634</text:p>
          </table:table-cell>
          <table:table-cell table:style-name="ce19" table:formula="of:=[DataSizes.F85]" office:value-type="float" office:value="666" calcext:value-type="float">
            <text:p>666</text:p>
          </table:table-cell>
          <table:table-cell table:style-name="ce19" table:formula="of:=[DataSizes.H85]" office:value-type="float" office:value="16" calcext:value-type="float">
            <text:p>16</text:p>
          </table:table-cell>
          <table:table-cell table:style-name="ce19" table:formula="of:=[DataSizes.G86]" office:value-type="float" office:value="565" calcext:value-type="float">
            <text:p>565</text:p>
          </table:table-cell>
          <table:table-cell table:formula="of:=[Status.F85]" office:value-type="string" office:string-value="OK" calcext:value-type="string">
            <text:p>OK</text:p>
          </table:table-cell>
        </table:table-row>
        <table:table-row table:style-name="ro1">
          <table:table-cell table:formula="of:=[Status.A86]" office:value-type="string" office:string-value="kem" calcext:value-type="string">
            <text:p>kem</text:p>
          </table:table-cell>
          <table:table-cell table:formula="of:=[Status.B86]" office:value-type="string" office:string-value="Round5" calcext:value-type="string">
            <text:p>Round5</text:p>
          </table:table-cell>
          <table:table-cell table:formula="of:=[Status.C86]" office:value-type="string" office:string-value="r5nd1kemcca5d" calcext:value-type="string">
            <text:p>r5nd1kemcca5d</text:p>
          </table:table-cell>
          <table:table-cell table:formula="of:=[Status.E86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86]" office:value-type="float" office:value="445" calcext:value-type="float">
            <text:p>445</text:p>
          </table:table-cell>
          <table:table-cell table:style-name="ce19" table:formula="of:=[DataSizes.F86]" office:value-type="float" office:value="477" calcext:value-type="float">
            <text:p>477</text:p>
          </table:table-cell>
          <table:table-cell table:style-name="ce19" table:formula="of:=[DataSizes.H86]" office:value-type="float" office:value="16" calcext:value-type="float">
            <text:p>16</text:p>
          </table:table-cell>
          <table:table-cell table:style-name="ce19" table:formula="of:=[DataSizes.G87]" office:value-type="float" office:value="565" calcext:value-type="float">
            <text:p>565</text:p>
          </table:table-cell>
          <table:table-cell table:formula="of:=[Status.F86]" office:value-type="string" office:string-value="OK" calcext:value-type="string">
            <text:p>OK</text:p>
          </table:table-cell>
        </table:table-row>
        <table:table-row table:style-name="ro1">
          <table:table-cell table:formula="of:=[Status.A87]" office:value-type="string" office:string-value="kem" calcext:value-type="string">
            <text:p>kem</text:p>
          </table:table-cell>
          <table:table-cell table:formula="of:=[Status.B87]" office:value-type="string" office:string-value="Round5" calcext:value-type="string">
            <text:p>Round5</text:p>
          </table:table-cell>
          <table:table-cell table:formula="of:=[Status.C87]" office:value-type="string" office:string-value="r5nd1kemcca5dsneik" calcext:value-type="string">
            <text:p>r5nd1kemcca5dsneik</text:p>
          </table:table-cell>
          <table:table-cell table:formula="of:=[Status.E87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87]" office:value-type="float" office:value="445" calcext:value-type="float">
            <text:p>445</text:p>
          </table:table-cell>
          <table:table-cell table:style-name="ce19" table:formula="of:=[DataSizes.F87]" office:value-type="float" office:value="477" calcext:value-type="float">
            <text:p>477</text:p>
          </table:table-cell>
          <table:table-cell table:style-name="ce19" table:formula="of:=[DataSizes.H87]" office:value-type="float" office:value="16" calcext:value-type="float">
            <text:p>16</text:p>
          </table:table-cell>
          <table:table-cell table:style-name="ce19" table:formula="of:=[DataSizes.G88]" office:value-type="float" office:value="1005" calcext:value-type="float">
            <text:p>1,005</text:p>
          </table:table-cell>
          <table:table-cell table:formula="of:=[Status.F87]" office:value-type="string" office:string-value="OK" calcext:value-type="string">
            <text:p>OK</text:p>
          </table:table-cell>
        </table:table-row>
        <table:table-row table:style-name="ro1">
          <table:table-cell table:formula="of:=[Status.A88]" office:value-type="string" office:string-value="kem" calcext:value-type="string">
            <text:p>kem</text:p>
          </table:table-cell>
          <table:table-cell table:formula="of:=[Status.B88]" office:value-type="string" office:string-value="Round5" calcext:value-type="string">
            <text:p>Round5</text:p>
          </table:table-cell>
          <table:table-cell table:formula="of:=[Status.C88]" office:value-type="string" office:string-value="r5nd3kemcca0d" calcext:value-type="string">
            <text:p>r5nd3kemcca0d</text:p>
          </table:table-cell>
          <table:table-cell table:formula="of:=[Status.E88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88]" office:value-type="float" office:value="909" calcext:value-type="float">
            <text:p>909</text:p>
          </table:table-cell>
          <table:table-cell table:style-name="ce19" table:formula="of:=[DataSizes.F88]" office:value-type="float" office:value="957" calcext:value-type="float">
            <text:p>957</text:p>
          </table:table-cell>
          <table:table-cell table:style-name="ce19" table:formula="of:=[DataSizes.H88]" office:value-type="float" office:value="24" calcext:value-type="float">
            <text:p>24</text:p>
          </table:table-cell>
          <table:table-cell table:style-name="ce19" table:formula="of:=[DataSizes.G89]" office:value-type="float" office:value="1005" calcext:value-type="float">
            <text:p>1,005</text:p>
          </table:table-cell>
          <table:table-cell table:formula="of:=[Status.F88]" office:value-type="string" office:string-value="OK" calcext:value-type="string">
            <text:p>OK</text:p>
          </table:table-cell>
        </table:table-row>
        <table:table-row table:style-name="ro1">
          <table:table-cell table:formula="of:=[Status.A89]" office:value-type="string" office:string-value="kem" calcext:value-type="string">
            <text:p>kem</text:p>
          </table:table-cell>
          <table:table-cell table:formula="of:=[Status.B89]" office:value-type="string" office:string-value="Round5" calcext:value-type="string">
            <text:p>Round5</text:p>
          </table:table-cell>
          <table:table-cell table:formula="of:=[Status.C89]" office:value-type="string" office:string-value="r5nd3kemcca0dsneik" calcext:value-type="string">
            <text:p>r5nd3kemcca0dsneik</text:p>
          </table:table-cell>
          <table:table-cell table:formula="of:=[Status.E89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89]" office:value-type="float" office:value="909" calcext:value-type="float">
            <text:p>909</text:p>
          </table:table-cell>
          <table:table-cell table:style-name="ce19" table:formula="of:=[DataSizes.F89]" office:value-type="float" office:value="957" calcext:value-type="float">
            <text:p>957</text:p>
          </table:table-cell>
          <table:table-cell table:style-name="ce19" table:formula="of:=[DataSizes.H89]" office:value-type="float" office:value="24" calcext:value-type="float">
            <text:p>24</text:p>
          </table:table-cell>
          <table:table-cell table:style-name="ce19" table:formula="of:=[DataSizes.G90]" office:value-type="float" office:value="883" calcext:value-type="float">
            <text:p>883</text:p>
          </table:table-cell>
          <table:table-cell table:formula="of:=[Status.F89]" office:value-type="string" office:string-value="OK" calcext:value-type="string">
            <text:p>OK</text:p>
          </table:table-cell>
        </table:table-row>
        <table:table-row table:style-name="ro1">
          <table:table-cell table:formula="of:=[Status.A90]" office:value-type="string" office:string-value="kem" calcext:value-type="string">
            <text:p>kem</text:p>
          </table:table-cell>
          <table:table-cell table:formula="of:=[Status.B90]" office:value-type="string" office:string-value="Round5" calcext:value-type="string">
            <text:p>Round5</text:p>
          </table:table-cell>
          <table:table-cell table:formula="of:=[Status.C90]" office:value-type="string" office:string-value="r5nd3kemcca5d" calcext:value-type="string">
            <text:p>r5nd3kemcca5d</text:p>
          </table:table-cell>
          <table:table-cell table:formula="of:=[Status.E90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90]" office:value-type="float" office:value="780" calcext:value-type="float">
            <text:p>780</text:p>
          </table:table-cell>
          <table:table-cell table:style-name="ce19" table:formula="of:=[DataSizes.F90]" office:value-type="float" office:value="828" calcext:value-type="float">
            <text:p>828</text:p>
          </table:table-cell>
          <table:table-cell table:style-name="ce19" table:formula="of:=[DataSizes.H90]" office:value-type="float" office:value="24" calcext:value-type="float">
            <text:p>24</text:p>
          </table:table-cell>
          <table:table-cell table:style-name="ce19" table:formula="of:=[DataSizes.G91]" office:value-type="float" office:value="883" calcext:value-type="float">
            <text:p>883</text:p>
          </table:table-cell>
          <table:table-cell table:formula="of:=[Status.F90]" office:value-type="string" office:string-value="OK" calcext:value-type="string">
            <text:p>OK</text:p>
          </table:table-cell>
        </table:table-row>
        <table:table-row table:style-name="ro1">
          <table:table-cell table:formula="of:=[Status.A91]" office:value-type="string" office:string-value="kem" calcext:value-type="string">
            <text:p>kem</text:p>
          </table:table-cell>
          <table:table-cell table:formula="of:=[Status.B91]" office:value-type="string" office:string-value="Round5" calcext:value-type="string">
            <text:p>Round5</text:p>
          </table:table-cell>
          <table:table-cell table:formula="of:=[Status.C91]" office:value-type="string" office:string-value="r5nd3kemcca5dsneik" calcext:value-type="string">
            <text:p>r5nd3kemcca5dsneik</text:p>
          </table:table-cell>
          <table:table-cell table:formula="of:=[Status.E91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91]" office:value-type="float" office:value="780" calcext:value-type="float">
            <text:p>780</text:p>
          </table:table-cell>
          <table:table-cell table:style-name="ce19" table:formula="of:=[DataSizes.F91]" office:value-type="float" office:value="828" calcext:value-type="float">
            <text:p>828</text:p>
          </table:table-cell>
          <table:table-cell table:style-name="ce19" table:formula="of:=[DataSizes.H91]" office:value-type="float" office:value="24" calcext:value-type="float">
            <text:p>24</text:p>
          </table:table-cell>
          <table:table-cell table:style-name="ce19" table:formula="of:=[DataSizes.G92]" office:value-type="float" office:value="1306" calcext:value-type="float">
            <text:p>1,306</text:p>
          </table:table-cell>
          <table:table-cell table:formula="of:=[Status.F91]" office:value-type="string" office:string-value="OK" calcext:value-type="string">
            <text:p>OK</text:p>
          </table:table-cell>
        </table:table-row>
        <table:table-row table:style-name="ro1">
          <table:table-cell table:formula="of:=[Status.A92]" office:value-type="string" office:string-value="kem" calcext:value-type="string">
            <text:p>kem</text:p>
          </table:table-cell>
          <table:table-cell table:formula="of:=[Status.B92]" office:value-type="string" office:string-value="Round5" calcext:value-type="string">
            <text:p>Round5</text:p>
          </table:table-cell>
          <table:table-cell table:formula="of:=[Status.C92]" office:value-type="string" office:string-value="r5nd5kemcca0d" calcext:value-type="string">
            <text:p>r5nd5kemcca0d</text:p>
          </table:table-cell>
          <table:table-cell table:formula="of:=[Status.E92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92]" office:value-type="float" office:value="1178" calcext:value-type="float">
            <text:p>1,178</text:p>
          </table:table-cell>
          <table:table-cell table:style-name="ce19" table:formula="of:=[DataSizes.F92]" office:value-type="float" office:value="1242" calcext:value-type="float">
            <text:p>1,242</text:p>
          </table:table-cell>
          <table:table-cell table:style-name="ce19" table:formula="of:=[DataSizes.H92]" office:value-type="float" office:value="32" calcext:value-type="float">
            <text:p>32</text:p>
          </table:table-cell>
          <table:table-cell table:style-name="ce19" table:formula="of:=[DataSizes.G93]" office:value-type="float" office:value="1306" calcext:value-type="float">
            <text:p>1,306</text:p>
          </table:table-cell>
          <table:table-cell table:formula="of:=[Status.F92]" office:value-type="string" office:string-value="OK" calcext:value-type="string">
            <text:p>OK</text:p>
          </table:table-cell>
        </table:table-row>
        <table:table-row table:style-name="ro1">
          <table:table-cell table:formula="of:=[Status.A93]" office:value-type="string" office:string-value="kem" calcext:value-type="string">
            <text:p>kem</text:p>
          </table:table-cell>
          <table:table-cell table:formula="of:=[Status.B93]" office:value-type="string" office:string-value="Round5" calcext:value-type="string">
            <text:p>Round5</text:p>
          </table:table-cell>
          <table:table-cell table:formula="of:=[Status.C93]" office:value-type="string" office:string-value="r5nd5kemcca0dsneik" calcext:value-type="string">
            <text:p>r5nd5kemcca0dsneik</text:p>
          </table:table-cell>
          <table:table-cell table:formula="of:=[Status.E93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93]" office:value-type="float" office:value="1178" calcext:value-type="float">
            <text:p>1,178</text:p>
          </table:table-cell>
          <table:table-cell table:style-name="ce19" table:formula="of:=[DataSizes.F93]" office:value-type="float" office:value="1242" calcext:value-type="float">
            <text:p>1,242</text:p>
          </table:table-cell>
          <table:table-cell table:style-name="ce19" table:formula="of:=[DataSizes.H93]" office:value-type="float" office:value="32" calcext:value-type="float">
            <text:p>32</text:p>
          </table:table-cell>
          <table:table-cell table:style-name="ce19" table:formula="of:=[DataSizes.G94]" office:value-type="float" office:value="1095" calcext:value-type="float">
            <text:p>1,095</text:p>
          </table:table-cell>
          <table:table-cell table:formula="of:=[Status.F93]" office:value-type="string" office:string-value="OK" calcext:value-type="string">
            <text:p>OK</text:p>
          </table:table-cell>
        </table:table-row>
        <table:table-row table:style-name="ro1">
          <table:table-cell table:formula="of:=[Status.A94]" office:value-type="string" office:string-value="kem" calcext:value-type="string">
            <text:p>kem</text:p>
          </table:table-cell>
          <table:table-cell table:formula="of:=[Status.B94]" office:value-type="string" office:string-value="Round5" calcext:value-type="string">
            <text:p>Round5</text:p>
          </table:table-cell>
          <table:table-cell table:formula="of:=[Status.C94]" office:value-type="string" office:string-value="r5nd5kemcca5d" calcext:value-type="string">
            <text:p>r5nd5kemcca5d</text:p>
          </table:table-cell>
          <table:table-cell table:formula="of:=[Status.E94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94]" office:value-type="float" office:value="972" calcext:value-type="float">
            <text:p>972</text:p>
          </table:table-cell>
          <table:table-cell table:style-name="ce19" table:formula="of:=[DataSizes.F94]" office:value-type="float" office:value="1036" calcext:value-type="float">
            <text:p>1,036</text:p>
          </table:table-cell>
          <table:table-cell table:style-name="ce19" table:formula="of:=[DataSizes.H94]" office:value-type="float" office:value="32" calcext:value-type="float">
            <text:p>32</text:p>
          </table:table-cell>
          <table:table-cell table:style-name="ce19" table:formula="of:=[DataSizes.G95]" office:value-type="float" office:value="1095" calcext:value-type="float">
            <text:p>1,095</text:p>
          </table:table-cell>
          <table:table-cell table:formula="of:=[Status.F94]" office:value-type="string" office:string-value="OK" calcext:value-type="string">
            <text:p>OK</text:p>
          </table:table-cell>
        </table:table-row>
        <table:table-row table:style-name="ro1">
          <table:table-cell table:formula="of:=[Status.A95]" office:value-type="string" office:string-value="kem" calcext:value-type="string">
            <text:p>kem</text:p>
          </table:table-cell>
          <table:table-cell table:formula="of:=[Status.B95]" office:value-type="string" office:string-value="Round5" calcext:value-type="string">
            <text:p>Round5</text:p>
          </table:table-cell>
          <table:table-cell table:formula="of:=[Status.C95]" office:value-type="string" office:string-value="r5nd5kemcca5dsneik" calcext:value-type="string">
            <text:p>r5nd5kemcca5dsneik</text:p>
          </table:table-cell>
          <table:table-cell table:formula="of:=[Status.E95]" office:value-type="string" office:string-value="m4v2" calcext:value-type="string">
            <text:p>m4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95]" office:value-type="float" office:value="972" calcext:value-type="float">
            <text:p>972</text:p>
          </table:table-cell>
          <table:table-cell table:style-name="ce19" table:formula="of:=[DataSizes.F95]" office:value-type="float" office:value="1036" calcext:value-type="float">
            <text:p>1,036</text:p>
          </table:table-cell>
          <table:table-cell table:style-name="ce19" table:formula="of:=[DataSizes.H95]" office:value-type="float" office:value="32" calcext:value-type="float">
            <text:p>32</text:p>
          </table:table-cell>
          <table:table-cell table:style-name="ce19" table:formula="of:=[DataSizes.G96]" office:value-type="float" office:value="1690" calcext:value-type="float">
            <text:p>1,690</text:p>
          </table:table-cell>
          <table:table-cell table:formula="of:=[Status.F95]" office:value-type="string" office:string-value="forgery match" calcext:value-type="string">
            <text:p>forgery match</text:p>
          </table:table-cell>
        </table:table-row>
        <table:table-row table:style-name="ro1">
          <table:table-cell table:style-name="ce17" table:formula="of:=[Status.A96]" office:value-type="string" office:string-value="kem" calcext:value-type="string">
            <text:p>kem</text:p>
          </table:table-cell>
          <table:table-cell table:style-name="ce17" table:formula="of:=[Status.B96]" office:value-type="string" office:string-value="RQC" calcext:value-type="string">
            <text:p>RQC</text:p>
          </table:table-cell>
          <table:table-cell table:style-name="ce17" table:formula="of:=[Status.C96]" office:value-type="string" office:string-value="rqc128" calcext:value-type="string">
            <text:p>rqc128</text:p>
          </table:table-cell>
          <table:table-cell table:style-name="ce17" table:formula="of:=[Status.E96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96]" office:value-type="float" office:value="853" calcext:value-type="float">
            <text:p>853</text:p>
          </table:table-cell>
          <table:table-cell table:style-name="ce21" table:formula="of:=[DataSizes.F96]" office:value-type="float" office:value="893" calcext:value-type="float">
            <text:p>893</text:p>
          </table:table-cell>
          <table:table-cell table:style-name="ce21" table:formula="of:=[DataSizes.H96]" office:value-type="float" office:value="64" calcext:value-type="float">
            <text:p>64</text:p>
          </table:table-cell>
          <table:table-cell table:style-name="ce21" table:formula="of:=[DataSizes.G97]" office:value-type="float" office:value="2766" calcext:value-type="float">
            <text:p>2,766</text:p>
          </table:table-cell>
          <table:table-cell table:style-name="ce17" table:formula="of:=[Status.F96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97]" office:value-type="string" office:string-value="kem" calcext:value-type="string">
            <text:p>kem</text:p>
          </table:table-cell>
          <table:table-cell table:style-name="ce17" table:formula="of:=[Status.B97]" office:value-type="string" office:string-value="RQC" calcext:value-type="string">
            <text:p>RQC</text:p>
          </table:table-cell>
          <table:table-cell table:style-name="ce17" table:formula="of:=[Status.C97]" office:value-type="string" office:string-value="rqc192" calcext:value-type="string">
            <text:p>rqc192</text:p>
          </table:table-cell>
          <table:table-cell table:style-name="ce17" table:formula="of:=[Status.E97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97]" office:value-type="float" office:value="1391" calcext:value-type="float">
            <text:p>1,391</text:p>
          </table:table-cell>
          <table:table-cell table:style-name="ce21" table:formula="of:=[DataSizes.F97]" office:value-type="float" office:value="1431" calcext:value-type="float">
            <text:p>1,431</text:p>
          </table:table-cell>
          <table:table-cell table:style-name="ce21" table:formula="of:=[DataSizes.H97]" office:value-type="float" office:value="64" calcext:value-type="float">
            <text:p>64</text:p>
          </table:table-cell>
          <table:table-cell table:style-name="ce21" table:formula="of:=[DataSizes.G98]" office:value-type="float" office:value="4552" calcext:value-type="float">
            <text:p>4,552</text:p>
          </table:table-cell>
          <table:table-cell table:style-name="ce17" table:formula="of:=[Status.F97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98]" office:value-type="string" office:string-value="kem" calcext:value-type="string">
            <text:p>kem</text:p>
          </table:table-cell>
          <table:table-cell table:style-name="ce17" table:formula="of:=[Status.B98]" office:value-type="string" office:string-value="RQC" calcext:value-type="string">
            <text:p>RQC</text:p>
          </table:table-cell>
          <table:table-cell table:style-name="ce17" table:formula="of:=[Status.C98]" office:value-type="string" office:string-value="rqc256" calcext:value-type="string">
            <text:p>rqc256</text:p>
          </table:table-cell>
          <table:table-cell table:style-name="ce17" table:formula="of:=[Status.E98]" office:value-type="string" office:string-value="ref" calcext:value-type="string">
            <text:p>ref</text:p>
          </table:table-cell>
          <table:table-cell table:style-name="ce20"/>
          <table:table-cell table:style-name="ce17" office:value-type="string" calcext:value-type="string">
            <text:p>Codes</text:p>
          </table:table-cell>
          <table:table-cell table:style-name="ce21" table:formula="of:=[DataSizes.E98]" office:value-type="float" office:value="2284" calcext:value-type="float">
            <text:p>2,284</text:p>
          </table:table-cell>
          <table:table-cell table:style-name="ce21" table:formula="of:=[DataSizes.F98]" office:value-type="float" office:value="2324" calcext:value-type="float">
            <text:p>2,324</text:p>
          </table:table-cell>
          <table:table-cell table:style-name="ce21" table:formula="of:=[DataSizes.H98]" office:value-type="float" office:value="64" calcext:value-type="float">
            <text:p>64</text:p>
          </table:table-cell>
          <table:table-cell table:style-name="ce21" table:formula="of:=[DataSizes.G99]" office:value-type="float" office:value="1472" calcext:value-type="float">
            <text:p>1,472</text:p>
          </table:table-cell>
          <table:table-cell table:style-name="ce17" table:formula="of:=[Status.F98]" office:value-type="string" office:string-value="compile error" calcext:value-type="string">
            <text:p>compile error</text:p>
          </table:table-cell>
        </table:table-row>
        <table:table-row table:style-name="ro1">
          <table:table-cell table:style-name="ce17" table:formula="of:=[Status.A99]" office:value-type="string" office:string-value="kem" calcext:value-type="string">
            <text:p>kem</text:p>
          </table:table-cell>
          <table:table-cell table:style-name="ce17" table:formula="of:=[Status.B99]" office:value-type="string" office:string-value="SABER" calcext:value-type="string">
            <text:p>SABER</text:p>
          </table:table-cell>
          <table:table-cell table:style-name="ce17" table:formula="of:=[Status.C99]" office:value-type="string" office:string-value="firesaber" calcext:value-type="string">
            <text:p>firesaber</text:p>
          </table:table-cell>
          <table:table-cell table:style-name="ce17" table:formula="of:=[Status.E99]" office:value-type="string" office:string-value="m4v2" calcext:value-type="string">
            <text:p>m4v2</text:p>
          </table:table-cell>
          <table:table-cell table:style-name="ce20"/>
          <table:table-cell table:style-name="ce17" office:value-type="string" calcext:value-type="string">
            <text:p>Lattice</text:p>
          </table:table-cell>
          <table:table-cell table:style-name="ce21" table:formula="of:=[DataSizes.E99]" office:value-type="float" office:value="1312" calcext:value-type="float">
            <text:p>1,312</text:p>
          </table:table-cell>
          <table:table-cell table:style-name="ce21" table:formula="of:=[DataSizes.F99]" office:value-type="float" office:value="3040" calcext:value-type="float">
            <text:p>3,040</text:p>
          </table:table-cell>
          <table:table-cell table:style-name="ce21" table:formula="of:=[DataSizes.H99]" office:value-type="float" office:value="32" calcext:value-type="float">
            <text:p>32</text:p>
          </table:table-cell>
          <table:table-cell table:style-name="ce21" table:formula="of:=[DataSizes.G100]" office:value-type="float" office:value="736" calcext:value-type="float">
            <text:p>736</text:p>
          </table:table-cell>
          <table:table-cell table:style-name="ce17" table:formula="of:=[Status.F99]" office:value-type="string" office:string-value="crashes" calcext:value-type="string">
            <text:p>crashes</text:p>
          </table:table-cell>
        </table:table-row>
        <table:table-row table:style-name="ro1">
          <table:table-cell table:formula="of:=[Status.A100]" office:value-type="string" office:string-value="kem" calcext:value-type="string">
            <text:p>kem</text:p>
          </table:table-cell>
          <table:table-cell table:formula="of:=[Status.B100]" office:value-type="string" office:string-value="SABER" calcext:value-type="string">
            <text:p>SABER</text:p>
          </table:table-cell>
          <table:table-cell table:formula="of:=[Status.C100]" office:value-type="string" office:string-value="lightsaber" calcext:value-type="string">
            <text:p>lightsaber</text:p>
          </table:table-cell>
          <table:table-cell table:formula="of:=[Status.E100]" office:value-type="string" office:string-value="m4v2" calcext:value-type="string">
            <text:p>m4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tice</text:p>
          </table:table-cell>
          <table:table-cell table:style-name="ce19" table:formula="of:=[DataSizes.E100]" office:value-type="float" office:value="672" calcext:value-type="float">
            <text:p>672</text:p>
          </table:table-cell>
          <table:table-cell table:style-name="ce19" table:formula="of:=[DataSizes.F100]" office:value-type="float" office:value="1568" calcext:value-type="float">
            <text:p>1,568</text:p>
          </table:table-cell>
          <table:table-cell table:style-name="ce19" table:formula="of:=[DataSizes.H100]" office:value-type="float" office:value="32" calcext:value-type="float">
            <text:p>32</text:p>
          </table:table-cell>
          <table:table-cell table:style-name="ce19" table:formula="of:=[DataSizes.G101]" office:value-type="float" office:value="1088" calcext:value-type="float">
            <text:p>1,088</text:p>
          </table:table-cell>
          <table:table-cell table:formula="of:=[Status.F100]" office:value-type="string" office:string-value="OK" calcext:value-type="string">
            <text:p>OK</text:p>
          </table:table-cell>
        </table:table-row>
        <table:table-row table:style-name="ro1">
          <table:table-cell table:formula="of:=[Status.A101]" office:value-type="string" office:string-value="kem" calcext:value-type="string">
            <text:p>kem</text:p>
          </table:table-cell>
          <table:table-cell table:formula="of:=[Status.B101]" office:value-type="string" office:string-value="SABER" calcext:value-type="string">
            <text:p>SABER</text:p>
          </table:table-cell>
          <table:table-cell table:formula="of:=[Status.C101]" office:value-type="string" office:string-value="saber" calcext:value-type="string">
            <text:p>saber</text:p>
          </table:table-cell>
          <table:table-cell table:formula="of:=[Status.E101]" office:value-type="string" office:string-value="m4v2" calcext:value-type="string">
            <text:p>m4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tice</text:p>
          </table:table-cell>
          <table:table-cell table:style-name="ce19" table:formula="of:=[DataSizes.E101]" office:value-type="float" office:value="992" calcext:value-type="float">
            <text:p>992</text:p>
          </table:table-cell>
          <table:table-cell table:style-name="ce19" table:formula="of:=[DataSizes.F101]" office:value-type="float" office:value="2304" calcext:value-type="float">
            <text:p>2,304</text:p>
          </table:table-cell>
          <table:table-cell table:style-name="ce19" table:formula="of:=[DataSizes.H101]" office:value-type="float" office:value="32" calcext:value-type="float">
            <text:p>32</text:p>
          </table:table-cell>
          <table:table-cell table:style-name="ce19" table:formula="of:=[DataSizes.G102]" office:value-type="float" office:value="0" calcext:value-type="float">
            <text:p>0</text:p>
          </table:table-cell>
          <table:table-cell table:formula="of:=[Status.F101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102]" office:value-type="string" office:string-value="kem" calcext:value-type="string">
            <text:p>kem</text:p>
          </table:table-cell>
          <table:table-cell table:style-name="ce17" table:formula="of:=[Status.B102]" office:value-type="string" office:string-value="SIKE" calcext:value-type="string">
            <text:p>SIKE</text:p>
          </table:table-cell>
          <table:table-cell table:style-name="ce17" table:formula="of:=[Status.C102]" office:value-type="string" office:string-value="sikep434" calcext:value-type="string">
            <text:p>sikep434</text:p>
          </table:table-cell>
          <table:table-cell table:style-name="ce17" table:formula="of:=[Status.E102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Isogeny</text:p>
          </table:table-cell>
          <table:table-cell table:style-name="ce21" table:formula="of:=[DataSizes.E102]" office:value-type="float" office:value="0" calcext:value-type="float">
            <text:p>0</text:p>
          </table:table-cell>
          <table:table-cell table:style-name="ce21" table:formula="of:=[DataSizes.F102]" office:value-type="float" office:value="0" calcext:value-type="float">
            <text:p>0</text:p>
          </table:table-cell>
          <table:table-cell table:style-name="ce21" table:formula="of:=[DataSizes.H102]" office:value-type="float" office:value="0" calcext:value-type="float">
            <text:p>0</text:p>
          </table:table-cell>
          <table:table-cell table:style-name="ce21" table:formula="of:=[DataSizes.G103]" office:value-type="float" office:value="402" calcext:value-type="float">
            <text:p>402</text:p>
          </table:table-cell>
          <table:table-cell table:style-name="ce17" table:formula="of:=[Status.F102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formula="of:=[Status.A103]" office:value-type="string" office:string-value="kem" calcext:value-type="string">
            <text:p>kem</text:p>
          </table:table-cell>
          <table:table-cell table:formula="of:=[Status.B103]" office:value-type="string" office:string-value="SIKE" calcext:value-type="string">
            <text:p>SIKE</text:p>
          </table:table-cell>
          <table:table-cell table:formula="of:=[Status.C103]" office:value-type="string" office:string-value="sikep503" calcext:value-type="string">
            <text:p>sikep503</text:p>
          </table:table-cell>
          <table:table-cell table:formula="of:=[Status.E103]" office:value-type="string" office:string-value="xbdref" calcext:value-type="string">
            <text:p>xbdr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geny</text:p>
          </table:table-cell>
          <table:table-cell table:style-name="ce19" table:formula="of:=[DataSizes.E103]" office:value-type="float" office:value="378" calcext:value-type="float">
            <text:p>378</text:p>
          </table:table-cell>
          <table:table-cell table:style-name="ce19" table:formula="of:=[DataSizes.F103]" office:value-type="float" office:value="434" calcext:value-type="float">
            <text:p>434</text:p>
          </table:table-cell>
          <table:table-cell table:style-name="ce19" table:formula="of:=[DataSizes.H103]" office:value-type="float" office:value="16" calcext:value-type="float">
            <text:p>16</text:p>
          </table:table-cell>
          <table:table-cell table:style-name="ce19" table:formula="of:=[DataSizes.G104]" office:value-type="float" office:value="0" calcext:value-type="float">
            <text:p>0</text:p>
          </table:table-cell>
          <table:table-cell table:formula="of:=[Status.F103]" office:value-type="string" office:string-value="OK" calcext:value-type="string">
            <text:p>OK</text:p>
          </table:table-cell>
        </table:table-row>
        <table:table-row table:style-name="ro1">
          <table:table-cell table:style-name="ce17" table:formula="of:=[Status.A104]" office:value-type="string" office:string-value="kem" calcext:value-type="string">
            <text:p>kem</text:p>
          </table:table-cell>
          <table:table-cell table:style-name="ce17" table:formula="of:=[Status.B104]" office:value-type="string" office:string-value="SIKE" calcext:value-type="string">
            <text:p>SIKE</text:p>
          </table:table-cell>
          <table:table-cell table:style-name="ce17" table:formula="of:=[Status.C104]" office:value-type="string" office:string-value="sikep610" calcext:value-type="string">
            <text:p>sikep610</text:p>
          </table:table-cell>
          <table:table-cell table:style-name="ce17" table:formula="of:=[Status.E104]" office:value-type="float" office:value="0" calcext:value-type="float">
            <text:p>0</text:p>
          </table:table-cell>
          <table:table-cell table:style-name="ce20"/>
          <table:table-cell table:style-name="ce17" office:value-type="string" calcext:value-type="string">
            <text:p>Isogeny</text:p>
          </table:table-cell>
          <table:table-cell table:style-name="ce21" table:formula="of:=[DataSizes.E104]" office:value-type="float" office:value="0" calcext:value-type="float">
            <text:p>0</text:p>
          </table:table-cell>
          <table:table-cell table:style-name="ce21" table:formula="of:=[DataSizes.F104]" office:value-type="float" office:value="0" calcext:value-type="float">
            <text:p>0</text:p>
          </table:table-cell>
          <table:table-cell table:style-name="ce21" table:formula="of:=[DataSizes.H104]" office:value-type="float" office:value="0" calcext:value-type="float">
            <text:p>0</text:p>
          </table:table-cell>
          <table:table-cell table:style-name="ce21" table:formula="of:=[DataSizes.G105]" office:value-type="float" office:value="596" calcext:value-type="float">
            <text:p>596</text:p>
          </table:table-cell>
          <table:table-cell table:style-name="ce17" table:formula="of:=[Status.F104]" office:value-type="string" office:string-value="not in supercop" calcext:value-type="string">
            <text:p>not in supercop</text:p>
          </table:table-cell>
        </table:table-row>
        <table:table-row table:style-name="ro1">
          <table:table-cell table:formula="of:=[Status.A105]" office:value-type="string" office:string-value="kem" calcext:value-type="string">
            <text:p>kem</text:p>
          </table:table-cell>
          <table:table-cell table:formula="of:=[Status.B105]" office:value-type="string" office:string-value="SIKE" calcext:value-type="string">
            <text:p>SIKE</text:p>
          </table:table-cell>
          <table:table-cell table:formula="of:=[Status.C105]" office:value-type="string" office:string-value="sikep751" calcext:value-type="string">
            <text:p>sikep751</text:p>
          </table:table-cell>
          <table:table-cell table:formula="of:=[Status.E105]" office:value-type="string" office:string-value="pqm4ref" calcext:value-type="string">
            <text:p>pqm4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geny</text:p>
          </table:table-cell>
          <table:table-cell table:style-name="ce19" table:formula="of:=[DataSizes.E105]" office:value-type="float" office:value="564" calcext:value-type="float">
            <text:p>564</text:p>
          </table:table-cell>
          <table:table-cell table:style-name="ce19" table:formula="of:=[DataSizes.F105]" office:value-type="float" office:value="644" calcext:value-type="float">
            <text:p>644</text:p>
          </table:table-cell>
          <table:table-cell table:style-name="ce19" table:formula="of:=[DataSizes.H105]" office:value-type="float" office:value="24" calcext:value-type="float">
            <text:p>24</text:p>
          </table:table-cell>
          <table:table-cell table:style-name="ce19" table:formula="of:=[DataSizes.G106]" office:value-type="float" office:value="917" calcext:value-type="float">
            <text:p>917</text:p>
          </table:table-cell>
          <table:table-cell table:formula="of:=[Status.F105]" office:value-type="string" office:string-value="not round 2 code" calcext:value-type="string">
            <text:p>not round 2 code</text:p>
          </table:table-cell>
        </table:table-row>
        <table:table-row table:style-name="ro1">
          <table:table-cell table:formula="of:=[Status.A106]" office:value-type="string" office:string-value="kem" calcext:value-type="string">
            <text:p>kem</text:p>
          </table:table-cell>
          <table:table-cell table:formula="of:=[Status.B106]" office:value-type="string" office:string-value="Three Bears" calcext:value-type="string">
            <text:p>Three Bears</text:p>
          </table:table-cell>
          <table:table-cell table:formula="of:=[Status.C106]" office:value-type="string" office:string-value="babybear" calcext:value-type="string">
            <text:p>babybear</text:p>
          </table:table-cell>
          <table:table-cell table:formula="of:=[Status.E106]" office:value-type="string" office:string-value="xbdref" calcext:value-type="string">
            <text:p>xbdr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tice</text:p>
          </table:table-cell>
          <table:table-cell table:style-name="ce19" table:formula="of:=[DataSizes.E106]" office:value-type="float" office:value="804" calcext:value-type="float">
            <text:p>804</text:p>
          </table:table-cell>
          <table:table-cell table:style-name="ce19" table:formula="of:=[DataSizes.F106]" office:value-type="float" office:value="40" calcext:value-type="float">
            <text:p>40</text:p>
          </table:table-cell>
          <table:table-cell table:style-name="ce19" table:formula="of:=[DataSizes.H106]" office:value-type="float" office:value="32" calcext:value-type="float">
            <text:p>32</text:p>
          </table:table-cell>
          <table:table-cell table:style-name="ce19" table:formula="of:=[DataSizes.G107]" office:value-type="float" office:value="1307" calcext:value-type="float">
            <text:p>1,307</text:p>
          </table:table-cell>
          <table:table-cell table:formula="of:=[Status.F106]" office:value-type="string" office:string-value="OK" calcext:value-type="string">
            <text:p>OK</text:p>
          </table:table-cell>
        </table:table-row>
        <table:table-row table:style-name="ro1">
          <table:table-cell table:formula="of:=[Status.A107]" office:value-type="string" office:string-value="kem" calcext:value-type="string">
            <text:p>kem</text:p>
          </table:table-cell>
          <table:table-cell table:formula="of:=[Status.B107]" office:value-type="string" office:string-value="Three Bears" calcext:value-type="string">
            <text:p>Three Bears</text:p>
          </table:table-cell>
          <table:table-cell table:formula="of:=[Status.C107]" office:value-type="string" office:string-value="mamabear" calcext:value-type="string">
            <text:p>mamabear</text:p>
          </table:table-cell>
          <table:table-cell table:formula="of:=[Status.E107]" office:value-type="string" office:string-value="xbdref" calcext:value-type="string">
            <text:p>xbd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tice</text:p>
          </table:table-cell>
          <table:table-cell table:style-name="ce19" table:formula="of:=[DataSizes.E107]" office:value-type="float" office:value="1194" calcext:value-type="float">
            <text:p>1,194</text:p>
          </table:table-cell>
          <table:table-cell table:style-name="ce19" table:formula="of:=[DataSizes.F107]" office:value-type="float" office:value="40" calcext:value-type="float">
            <text:p>40</text:p>
          </table:table-cell>
          <table:table-cell table:style-name="ce19" table:formula="of:=[DataSizes.H107]" office:value-type="float" office:value="32" calcext:value-type="float">
            <text:p>32</text:p>
          </table:table-cell>
          <table:table-cell table:style-name="ce19" table:formula="of:=[DataSizes.G108]" office:value-type="float" office:value="1697" calcext:value-type="float">
            <text:p>1,697</text:p>
          </table:table-cell>
          <table:table-cell table:formula="of:=[Status.F107]" office:value-type="string" office:string-value="OK" calcext:value-type="string">
            <text:p>OK</text:p>
          </table:table-cell>
        </table:table-row>
        <table:table-row table:style-name="ro1">
          <table:table-cell table:formula="of:=[Status.A108]" office:value-type="string" office:string-value="kem" calcext:value-type="string">
            <text:p>kem</text:p>
          </table:table-cell>
          <table:table-cell table:formula="of:=[Status.B108]" office:value-type="string" office:string-value="Three Bears" calcext:value-type="string">
            <text:p>Three Bears</text:p>
          </table:table-cell>
          <table:table-cell table:formula="of:=[Status.C108]" office:value-type="string" office:string-value="papabear" calcext:value-type="string">
            <text:p>papabear</text:p>
          </table:table-cell>
          <table:table-cell table:formula="of:=[Status.E108]" office:value-type="string" office:string-value="xbdref" calcext:value-type="string">
            <text:p>xbd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tice</text:p>
          </table:table-cell>
          <table:table-cell table:style-name="ce19" table:formula="of:=[DataSizes.E108]" office:value-type="float" office:value="1584" calcext:value-type="float">
            <text:p>1,584</text:p>
          </table:table-cell>
          <table:table-cell table:style-name="ce19" table:formula="of:=[DataSizes.F108]" office:value-type="float" office:value="40" calcext:value-type="float">
            <text:p>40</text:p>
          </table:table-cell>
          <table:table-cell table:style-name="ce19" table:formula="of:=[DataSizes.H108]" office:value-type="float" office:value="32" calcext:value-type="float">
            <text:p>32</text:p>
          </table:table-cell>
          <table:table-cell table:style-name="ce19" table:formula="of:=[DataSizes.G109]" office:value-type="float" office:value="0" calcext:value-type="float">
            <text:p>0</text:p>
          </table:table-cell>
          <table:table-cell table:formula="of:=[Status.F108]" office:value-type="string" office:string-value="OK" calcext:value-type="string">
            <text:p>OK</text:p>
          </table:table-cell>
        </table:table-row>
        <table:table-row table:style-name="ro1" table:number-rows-repeated="10">
          <table:table-cell table:number-columns-repeated="6"/>
          <table:table-cell table:style-name="ce19" table:number-columns-repeated="4"/>
          <table:table-cell/>
        </table:table-row>
        <table:table-row table:style-name="ro1" table:number-rows-repeated="10484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tatus.A4:Status.H13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/00/0000</text:date>, <text:time style:data-style-name="N2" text:time-value="13:10:49.808026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7-18T18:05:18.600772679</meta:creation-date>
    <dc:date>2019-08-20T22:29:08.551241342</dc:date>
    <dc:creator>Jens-Peter Kaps</dc:creator>
    <meta:editing-duration>PT18H5M36S</meta:editing-duration>
    <meta:editing-cycles>39</meta:editing-cycles>
    <meta:generator>LibreOffice/5.1.6.2$Linux_X86_64 LibreOffice_project/10m0$Build-2</meta:generator>
    <meta:document-statistic meta:table-count="3" meta:cell-count="2588" meta:object-count="0"/>
  </office:meta>
</office:document-meta>
</file>